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61.26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210.5mm"/>
    </style:style>
    <style:style style:name="co7" style:family="table-column">
      <style:table-column-properties fo:break-before="auto" style:column-width="240.7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57.1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Variable Name</text:p>
          </table:table-cell>
          <table:table-cell office:value-type="string" calcext:value-type="string">
            <text:p>Variable Data Type</text:p>
          </table:table-cell>
          <table:table-cell office:value-type="string" calcext:value-type="string">
            <text:p>Array Lenght </text:p>
          </table:table-cell>
          <table:table-cell office:value-type="string" calcext:value-type="string">
            <text:p>Python Struct Format Character</text:p>
          </table:table-cell>
          <table:table-cell table:style-name="ce1" office:value-type="string" calcext:value-type="string">
            <text:p>Default Value</text:p>
          </table:table-cell>
          <table:table-cell office:value-type="string" calcext:value-type="string">
            <text:p>Description</text:p>
          </table:table-cell>
          <table:table-cell table:number-columns-repeated="2"/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speed_slider_mask</text:p>
          </table:table-cell>
          <table:table-cell office:value-type="string" calcext:value-type="string">
            <text:p>UINT32</text:p>
          </table:table-cell>
          <table:table-cell table:formula="of:=VLOOKUP([.C2];[.$J$2:.$N$11];2;FALSE())" office:value-type="float" office:value="1" calcext:value-type="float">
            <text:p>1</text:p>
          </table:table-cell>
          <table:table-cell table:formula="of:=VLOOKUP([.C2];[.$J$2:.$N$11];3;FALSE())" office:value-type="string" office:string-value="I" calcext:value-type="string">
            <text:p>I</text:p>
          </table:table-cell>
          <table:table-cell table:formula="of:=VLOOKUP([.C2];[.$J$2:.$N$11];4;FALSE())" office:value-type="float" office:value="0" calcext:value-type="float">
            <text:p>0</text:p>
          </table:table-cell>
          <table:table-cell office:value-type="string" calcext:value-type="string">
            <text:p>0 = don't change speed slider with this input, 1 = use speed_slider_fraction to set speed slider value</text:p>
          </table:table-cell>
          <table:table-cell table:formula="of:=&quot;(&quot;&quot;&quot; &amp; [.B2] &amp; &quot;&quot;&quot;,&quot;&quot;&quot; &amp; [.C2] &amp; &quot;&quot;&quot;,&quot; &amp; [.D2] &amp; &quot;,&quot;&quot;&quot; &amp; [.E2] &amp; &quot;&quot;&quot;,&quot; &amp; [.F2] &amp; &quot;,&quot;&quot;&quot; &amp; [.G2] &amp; &quot;&quot;&quot;),&quot;" office:value-type="string" office:string-value="(&quot;speed_slider_mask&quot;,&quot;UINT32&quot;,1,&quot;I&quot;,0,&quot;0 = don't change speed slider with this input, 1 = use speed_slider_fraction to set speed slider value&quot;)," calcext:value-type="string">
            <text:p>("speed_slider_mask","UINT32",1,"I",0,"0 = don't change speed slider with this input, 1 = use speed_slider_fraction to set speed slider value"),</text:p>
          </table:table-cell>
          <table:table-cell/>
          <table:table-cell table:style-name="ce1" office:value-type="string" calcext:value-type="string">
            <text:p>BOO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?</text:p>
          </table:table-cell>
          <table:table-cell table:style-name="ce3" table:formula="of:=&quot;False&quot;" office:value-type="string" office:string-value="False" calcext:value-type="string">
            <text:p>Fals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0 = False, everything else = True</text:p>
          </table:table-cell>
        </table:table-row>
        <table:table-row table:style-name="ro2">
          <table:table-cell/>
          <table:table-cell office:value-type="string" calcext:value-type="string">
            <text:p>speed_slider_fraction</text:p>
          </table:table-cell>
          <table:table-cell office:value-type="string" calcext:value-type="string">
            <text:p>DOUBLE</text:p>
          </table:table-cell>
          <table:table-cell table:formula="of:=VLOOKUP([.C3];[.$J$2:.$N$11];2;FALSE())" office:value-type="float" office:value="1" calcext:value-type="float">
            <text:p>1</text:p>
          </table:table-cell>
          <table:table-cell table:formula="of:=VLOOKUP([.C3];[.$J$2:.$N$11];3;FALSE())" office:value-type="string" office:string-value="d" calcext:value-type="string">
            <text:p>d</text:p>
          </table:table-cell>
          <table:table-cell table:formula="of:=VLOOKUP([.C3];[.$J$2:.$N$11];4;FALSE())" office:value-type="float" office:value="0" calcext:value-type="float">
            <text:p>0</text:p>
          </table:table-cell>
          <table:table-cell office:value-type="string" calcext:value-type="string">
            <text:p>new speed slider value</text:p>
          </table:table-cell>
          <table:table-cell table:formula="of:=&quot;(&quot;&quot;&quot; &amp; [.B3] &amp; &quot;&quot;&quot;,&quot;&quot;&quot; &amp; [.C3] &amp; &quot;&quot;&quot;,&quot; &amp; [.D3] &amp; &quot;,&quot;&quot;&quot; &amp; [.E3] &amp; &quot;&quot;&quot;,&quot; &amp; [.F3] &amp; &quot;,&quot;&quot;&quot; &amp; [.G3] &amp; &quot;&quot;&quot;),&quot;" office:value-type="string" office:string-value="(&quot;speed_slider_fraction&quot;,&quot;DOUBLE&quot;,1,&quot;d&quot;,0,&quot;new speed slider value&quot;)," calcext:value-type="string">
            <text:p>("speed_slider_fraction","DOUBLE",1,"d",0,"new speed slider value"),</text:p>
          </table:table-cell>
          <table:table-cell/>
          <table:table-cell table:style-name="ce1" office:value-type="string" calcext:value-type="string">
            <text:p>UINT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nsigned integer</text:p>
          </table:table-cell>
        </table:table-row>
        <table:table-row table:style-name="ro2">
          <table:table-cell/>
          <table:table-cell office:value-type="string" calcext:value-type="string">
            <text:p>standard_digital_output_mask</text:p>
          </table:table-cell>
          <table:table-cell office:value-type="string" calcext:value-type="string">
            <text:p>UINT8</text:p>
          </table:table-cell>
          <table:table-cell table:formula="of:=VLOOKUP([.C4];[.$J$2:.$N$11];2;FALSE())" office:value-type="float" office:value="1" calcext:value-type="float">
            <text:p>1</text:p>
          </table:table-cell>
          <table:table-cell table:formula="of:=VLOOKUP([.C4];[.$J$2:.$N$11];3;FALSE())" office:value-type="string" office:string-value="B" calcext:value-type="string">
            <text:p>B</text:p>
          </table:table-cell>
          <table:table-cell table:formula="of:=VLOOKUP([.C4];[.$J$2:.$N$11];4;FALSE())" office:value-type="float" office:value="0" calcext:value-type="float">
            <text:p>0</text:p>
          </table:table-cell>
          <table:table-cell office:value-type="string" calcext:value-type="string">
            <text:p>Standard digital output bit mask*</text:p>
          </table:table-cell>
          <table:table-cell table:formula="of:=&quot;(&quot;&quot;&quot; &amp; [.B4] &amp; &quot;&quot;&quot;,&quot;&quot;&quot; &amp; [.C4] &amp; &quot;&quot;&quot;,&quot; &amp; [.D4] &amp; &quot;,&quot;&quot;&quot; &amp; [.E4] &amp; &quot;&quot;&quot;,&quot; &amp; [.F4] &amp; &quot;,&quot;&quot;&quot; &amp; [.G4] &amp; &quot;&quot;&quot;),&quot;" office:value-type="string" office:string-value="(&quot;standard_digital_output_mask&quot;,&quot;UINT8&quot;,1,&quot;B&quot;,0,&quot;Standard digital output bit mask*&quot;)," calcext:value-type="string">
            <text:p>("standard_digital_output_mask","UINT8",1,"B",0,"Standard digital output bit mask*"),</text:p>
          </table:table-cell>
          <table:table-cell/>
          <table:table-cell table:style-name="ce1" office:value-type="string" calcext:value-type="string">
            <text:p>UINT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unsigned integer</text:p>
          </table:table-cell>
        </table:table-row>
        <table:table-row table:style-name="ro2">
          <table:table-cell/>
          <table:table-cell office:value-type="string" calcext:value-type="string">
            <text:p>standard_digital_output</text:p>
          </table:table-cell>
          <table:table-cell office:value-type="string" calcext:value-type="string">
            <text:p>UINT8</text:p>
          </table:table-cell>
          <table:table-cell table:formula="of:=VLOOKUP([.C5];[.$J$2:.$N$11];2;FALSE())" office:value-type="float" office:value="1" calcext:value-type="float">
            <text:p>1</text:p>
          </table:table-cell>
          <table:table-cell table:formula="of:=VLOOKUP([.C5];[.$J$2:.$N$11];3;FALSE())" office:value-type="string" office:string-value="B" calcext:value-type="string">
            <text:p>B</text:p>
          </table:table-cell>
          <table:table-cell table:formula="of:=VLOOKUP([.C5];[.$J$2:.$N$11];4;FALSE())" office:value-type="float" office:value="0" calcext:value-type="float">
            <text:p>0</text:p>
          </table:table-cell>
          <table:table-cell office:value-type="string" calcext:value-type="string">
            <text:p>Standard digital outputs</text:p>
          </table:table-cell>
          <table:table-cell table:formula="of:=&quot;(&quot;&quot;&quot; &amp; [.B5] &amp; &quot;&quot;&quot;,&quot;&quot;&quot; &amp; [.C5] &amp; &quot;&quot;&quot;,&quot; &amp; [.D5] &amp; &quot;,&quot;&quot;&quot; &amp; [.E5] &amp; &quot;&quot;&quot;,&quot; &amp; [.F5] &amp; &quot;,&quot;&quot;&quot; &amp; [.G5] &amp; &quot;&quot;&quot;),&quot;" office:value-type="string" office:string-value="(&quot;standard_digital_output&quot;,&quot;UINT8&quot;,1,&quot;B&quot;,0,&quot;Standard digital outputs&quot;)," calcext:value-type="string">
            <text:p>("standard_digital_output","UINT8",1,"B",0,"Standard digital outputs"),</text:p>
          </table:table-cell>
          <table:table-cell/>
          <table:table-cell table:style-name="ce1" office:value-type="string" calcext:value-type="string">
            <text:p>UINT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Q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unsigned integer</text:p>
          </table:table-cell>
        </table:table-row>
        <table:table-row table:style-name="ro2">
          <table:table-cell/>
          <table:table-cell office:value-type="string" calcext:value-type="string">
            <text:p>configurable_digital_output_mask</text:p>
          </table:table-cell>
          <table:table-cell office:value-type="string" calcext:value-type="string">
            <text:p>UINT8</text:p>
          </table:table-cell>
          <table:table-cell table:formula="of:=VLOOKUP([.C6];[.$J$2:.$N$11];2;FALSE())" office:value-type="float" office:value="1" calcext:value-type="float">
            <text:p>1</text:p>
          </table:table-cell>
          <table:table-cell table:formula="of:=VLOOKUP([.C6];[.$J$2:.$N$11];3;FALSE())" office:value-type="string" office:string-value="B" calcext:value-type="string">
            <text:p>B</text:p>
          </table:table-cell>
          <table:table-cell table:formula="of:=VLOOKUP([.C6];[.$J$2:.$N$11];4;FALSE())" office:value-type="float" office:value="0" calcext:value-type="float">
            <text:p>0</text:p>
          </table:table-cell>
          <table:table-cell office:value-type="string" calcext:value-type="string">
            <text:p>Configurable digital output bit mask*</text:p>
          </table:table-cell>
          <table:table-cell table:formula="of:=&quot;(&quot;&quot;&quot; &amp; [.B6] &amp; &quot;&quot;&quot;,&quot;&quot;&quot; &amp; [.C6] &amp; &quot;&quot;&quot;,&quot; &amp; [.D6] &amp; &quot;,&quot;&quot;&quot; &amp; [.E6] &amp; &quot;&quot;&quot;,&quot; &amp; [.F6] &amp; &quot;,&quot;&quot;&quot; &amp; [.G6] &amp; &quot;&quot;&quot;),&quot;" office:value-type="string" office:string-value="(&quot;configurable_digital_output_mask&quot;,&quot;UINT8&quot;,1,&quot;B&quot;,0,&quot;Configurable digital output bit mask*&quot;)," calcext:value-type="string">
            <text:p>("configurable_digital_output_mask","UINT8",1,"B",0,"Configurable digital output bit mask*"),</text:p>
          </table:table-cell>
          <table:table-cell/>
          <table:table-cell table:style-name="ce1" office:value-type="string" calcext:value-type="string">
            <text:p>INT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&quot;i&quot;" office:value-type="string" office:string-value="i" calcext:value-type="string">
            <text:p>i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igned integer, two's complement</text:p>
          </table:table-cell>
        </table:table-row>
        <table:table-row table:style-name="ro2">
          <table:table-cell/>
          <table:table-cell office:value-type="string" calcext:value-type="string">
            <text:p>configurable_digital_output</text:p>
          </table:table-cell>
          <table:table-cell office:value-type="string" calcext:value-type="string">
            <text:p>UINT8</text:p>
          </table:table-cell>
          <table:table-cell table:formula="of:=VLOOKUP([.C7];[.$J$2:.$N$11];2;FALSE())" office:value-type="float" office:value="1" calcext:value-type="float">
            <text:p>1</text:p>
          </table:table-cell>
          <table:table-cell table:formula="of:=VLOOKUP([.C7];[.$J$2:.$N$11];3;FALSE())" office:value-type="string" office:string-value="B" calcext:value-type="string">
            <text:p>B</text:p>
          </table:table-cell>
          <table:table-cell table:formula="of:=VLOOKUP([.C7];[.$J$2:.$N$11];4;FALSE())" office:value-type="float" office:value="0" calcext:value-type="float">
            <text:p>0</text:p>
          </table:table-cell>
          <table:table-cell office:value-type="string" calcext:value-type="string">
            <text:p>Configurable digital outputs</text:p>
          </table:table-cell>
          <table:table-cell table:formula="of:=&quot;(&quot;&quot;&quot; &amp; [.B7] &amp; &quot;&quot;&quot;,&quot;&quot;&quot; &amp; [.C7] &amp; &quot;&quot;&quot;,&quot; &amp; [.D7] &amp; &quot;,&quot;&quot;&quot; &amp; [.E7] &amp; &quot;&quot;&quot;,&quot; &amp; [.F7] &amp; &quot;,&quot;&quot;&quot; &amp; [.G7] &amp; &quot;&quot;&quot;),&quot;" office:value-type="string" office:string-value="(&quot;configurable_digital_output&quot;,&quot;UINT8&quot;,1,&quot;B&quot;,0,&quot;Configurable digital outputs&quot;)," calcext:value-type="string">
            <text:p>("configurable_digital_output","UINT8",1,"B",0,"Configurable digital outputs"),</text:p>
          </table:table-cell>
          <table:table-cell/>
          <table:table-cell table:style-name="ce1" office:value-type="string" calcext:value-type="string">
            <text:p>DOUB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IEEE 754 floating point</text:p>
          </table:table-cell>
        </table:table-row>
        <table:table-row table:style-name="ro2">
          <table:table-cell/>
          <table:table-cell office:value-type="string" calcext:value-type="string">
            <text:p>tool_digital_output_mask</text:p>
          </table:table-cell>
          <table:table-cell office:value-type="string" calcext:value-type="string">
            <text:p>UINT8</text:p>
          </table:table-cell>
          <table:table-cell table:formula="of:=VLOOKUP([.C8];[.$J$2:.$N$11];2;FALSE())" office:value-type="float" office:value="1" calcext:value-type="float">
            <text:p>1</text:p>
          </table:table-cell>
          <table:table-cell table:formula="of:=VLOOKUP([.C8];[.$J$2:.$N$11];3;FALSE())" office:value-type="string" office:string-value="B" calcext:value-type="string">
            <text:p>B</text:p>
          </table:table-cell>
          <table:table-cell table:formula="of:=VLOOKUP([.C8];[.$J$2:.$N$11];4;FALSE())" office:value-type="float" office:value="0" calcext:value-type="float">
            <text:p>0</text:p>
          </table:table-cell>
          <table:table-cell office:value-type="string" calcext:value-type="string">
            <text:p>Tool digital outputs mask*, Bits 0-1: mask, remaining bits are reserved for future use</text:p>
          </table:table-cell>
          <table:table-cell table:formula="of:=&quot;(&quot;&quot;&quot; &amp; [.B8] &amp; &quot;&quot;&quot;,&quot;&quot;&quot; &amp; [.C8] &amp; &quot;&quot;&quot;,&quot; &amp; [.D8] &amp; &quot;,&quot;&quot;&quot; &amp; [.E8] &amp; &quot;&quot;&quot;,&quot; &amp; [.F8] &amp; &quot;,&quot;&quot;&quot; &amp; [.G8] &amp; &quot;&quot;&quot;),&quot;" office:value-type="string" office:string-value="(&quot;tool_digital_output_mask&quot;,&quot;UINT8&quot;,1,&quot;B&quot;,0,&quot;Tool digital outputs mask*, Bits 0-1: mask, remaining bits are reserved for future use&quot;)," calcext:value-type="string">
            <text:p>("tool_digital_output_mask","UINT8",1,"B",0,"Tool digital outputs mask*, Bits 0-1: mask, remaining bits are reserved for future use"),</text:p>
          </table:table-cell>
          <table:table-cell/>
          <table:table-cell table:style-name="ce1" office:value-type="string" calcext:value-type="string">
            <text:p>VECTOR3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[0.0,0.0,0.0]</text:p>
          </table:table-cell>
          <table:table-cell table:style-name="ce1" table:formula="of:=3*64" office:value-type="float" office:value="192" calcext:value-type="float">
            <text:p>192</text:p>
          </table:table-cell>
          <table:table-cell table:style-name="ce1" office:value-type="string" calcext:value-type="string">
            <text:p>3xDOUBLE</text:p>
          </table:table-cell>
        </table:table-row>
        <table:table-row table:style-name="ro2">
          <table:table-cell/>
          <table:table-cell office:value-type="string" calcext:value-type="string">
            <text:p>tool_digital_output</text:p>
          </table:table-cell>
          <table:table-cell office:value-type="string" calcext:value-type="string">
            <text:p>UINT8</text:p>
          </table:table-cell>
          <table:table-cell table:formula="of:=VLOOKUP([.C9];[.$J$2:.$N$11];2;FALSE())" office:value-type="float" office:value="1" calcext:value-type="float">
            <text:p>1</text:p>
          </table:table-cell>
          <table:table-cell table:formula="of:=VLOOKUP([.C9];[.$J$2:.$N$11];3;FALSE())" office:value-type="string" office:string-value="B" calcext:value-type="string">
            <text:p>B</text:p>
          </table:table-cell>
          <table:table-cell table:formula="of:=VLOOKUP([.C9];[.$J$2:.$N$11];4;FALSE())" office:value-type="float" office:value="0" calcext:value-type="float">
            <text:p>0</text:p>
          </table:table-cell>
          <table:table-cell office:value-type="string" calcext:value-type="string">
            <text:p>Tool digital outputs, Bits 0-1: output state, remaining bits are reserved for future use</text:p>
          </table:table-cell>
          <table:table-cell table:formula="of:=&quot;(&quot;&quot;&quot; &amp; [.B9] &amp; &quot;&quot;&quot;,&quot;&quot;&quot; &amp; [.C9] &amp; &quot;&quot;&quot;,&quot; &amp; [.D9] &amp; &quot;,&quot;&quot;&quot; &amp; [.E9] &amp; &quot;&quot;&quot;,&quot; &amp; [.F9] &amp; &quot;,&quot;&quot;&quot; &amp; [.G9] &amp; &quot;&quot;&quot;),&quot;" office:value-type="string" office:string-value="(&quot;tool_digital_output&quot;,&quot;UINT8&quot;,1,&quot;B&quot;,0,&quot;Tool digital outputs, Bits 0-1: output state, remaining bits are reserved for future use&quot;)," calcext:value-type="string">
            <text:p>("tool_digital_output","UINT8",1,"B",0,"Tool digital outputs, Bits 0-1: output state, remaining bits are reserved for future use"),</text:p>
          </table:table-cell>
          <table:table-cell/>
          <table:table-cell table:style-name="ce1" office:value-type="string" calcext:value-type="string">
            <text:p>VECTOR6D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[0.0,0.0,0.0,0.0,0.0,0.0]</text:p>
          </table:table-cell>
          <table:table-cell table:style-name="ce1" table:formula="of:=6*64" office:value-type="float" office:value="384" calcext:value-type="float">
            <text:p>384</text:p>
          </table:table-cell>
          <table:table-cell table:style-name="ce1" office:value-type="string" calcext:value-type="string">
            <text:p>6xDOUBLE</text:p>
          </table:table-cell>
        </table:table-row>
        <table:table-row table:style-name="ro2">
          <table:table-cell/>
          <table:table-cell office:value-type="string" calcext:value-type="string">
            <text:p>standard_analog_output_mask</text:p>
          </table:table-cell>
          <table:table-cell office:value-type="string" calcext:value-type="string">
            <text:p>UINT8</text:p>
          </table:table-cell>
          <table:table-cell table:formula="of:=VLOOKUP([.C10];[.$J$2:.$N$11];2;FALSE())" office:value-type="float" office:value="1" calcext:value-type="float">
            <text:p>1</text:p>
          </table:table-cell>
          <table:table-cell table:formula="of:=VLOOKUP([.C10];[.$J$2:.$N$11];3;FALSE())" office:value-type="string" office:string-value="B" calcext:value-type="string">
            <text:p>B</text:p>
          </table:table-cell>
          <table:table-cell table:formula="of:=VLOOKUP([.C10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output mask, Bits 0-1: standard_analog_output_0 | standard_analog_output_1</text:p>
          </table:table-cell>
          <table:table-cell table:formula="of:=&quot;(&quot;&quot;&quot; &amp; [.B10] &amp; &quot;&quot;&quot;,&quot;&quot;&quot; &amp; [.C10] &amp; &quot;&quot;&quot;,&quot; &amp; [.D10] &amp; &quot;,&quot;&quot;&quot; &amp; [.E10] &amp; &quot;&quot;&quot;,&quot; &amp; [.F10] &amp; &quot;,&quot;&quot;&quot; &amp; [.G10] &amp; &quot;&quot;&quot;),&quot;" office:value-type="string" office:string-value="(&quot;standard_analog_output_mask&quot;,&quot;UINT8&quot;,1,&quot;B&quot;,0,&quot;Standard analog output mask, Bits 0-1: standard_analog_output_0 | standard_analog_output_1&quot;)," calcext:value-type="string">
            <text:p>("standard_analog_output_mask","UINT8",1,"B",0,"Standard analog output mask, Bits 0-1: standard_analog_output_0 | standard_analog_output_1"),</text:p>
          </table:table-cell>
          <table:table-cell/>
          <table:table-cell table:style-name="ce1" office:value-type="string" calcext:value-type="string">
            <text:p>VECTOR6INT3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&quot;i&quot;" office:value-type="string" office:string-value="i" calcext:value-type="string">
            <text:p>i</text:p>
          </table:table-cell>
          <table:table-cell table:style-name="ce1" office:value-type="string" calcext:value-type="string">
            <text:p>[0,0,0,0,0,0]</text:p>
          </table:table-cell>
          <table:table-cell table:style-name="ce1" table:formula="of:=6*32" office:value-type="float" office:value="192" calcext:value-type="float">
            <text:p>192</text:p>
          </table:table-cell>
          <table:table-cell table:style-name="ce1" office:value-type="string" calcext:value-type="string">
            <text:p>6xINT32</text:p>
          </table:table-cell>
        </table:table-row>
        <table:table-row table:style-name="ro2">
          <table:table-cell/>
          <table:table-cell office:value-type="string" calcext:value-type="string">
            <text:p>standard_analog_output_type</text:p>
          </table:table-cell>
          <table:table-cell office:value-type="string" calcext:value-type="string">
            <text:p>UINT8</text:p>
          </table:table-cell>
          <table:table-cell table:formula="of:=VLOOKUP([.C11];[.$J$2:.$N$11];2;FALSE())" office:value-type="float" office:value="1" calcext:value-type="float">
            <text:p>1</text:p>
          </table:table-cell>
          <table:table-cell table:formula="of:=VLOOKUP([.C11];[.$J$2:.$N$11];3;FALSE())" office:value-type="string" office:string-value="B" calcext:value-type="string">
            <text:p>B</text:p>
          </table:table-cell>
          <table:table-cell table:formula="of:=VLOOKUP([.C11];[.$J$2:.$N$11];4;FALSE())" office:value-type="float" office:value="0" calcext:value-type="float">
            <text:p>0</text:p>
          </table:table-cell>
          <table:table-cell office:value-type="string" calcext:value-type="string">
            <text:p>Output domain {0=current[A], 1=voltage[V]}, Bits 0-1: standard_analog_output_0 | standard_analog_output_1</text:p>
          </table:table-cell>
          <table:table-cell table:formula="of:=&quot;(&quot;&quot;&quot; &amp; [.B11] &amp; &quot;&quot;&quot;,&quot;&quot;&quot; &amp; [.C11] &amp; &quot;&quot;&quot;,&quot; &amp; [.D11] &amp; &quot;,&quot;&quot;&quot; &amp; [.E11] &amp; &quot;&quot;&quot;,&quot; &amp; [.F11] &amp; &quot;,&quot;&quot;&quot; &amp; [.G11] &amp; &quot;&quot;&quot;),&quot;" office:value-type="string" office:string-value="(&quot;standard_analog_output_type&quot;,&quot;UINT8&quot;,1,&quot;B&quot;,0,&quot;Output domain {0=current[A], 1=voltage[V]}, Bits 0-1: standard_analog_output_0 | standard_analog_output_1&quot;)," calcext:value-type="string">
            <text:p>("standard_analog_output_type","UINT8",1,"B",0,"Output domain {0=current[A], 1=voltage[V]}, Bits 0-1: standard_analog_output_0 | standard_analog_output_1"),</text:p>
          </table:table-cell>
          <table:table-cell/>
          <table:table-cell table:style-name="ce1" office:value-type="string" calcext:value-type="string">
            <text:p>VECTOR6UINT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[0,0,0,0,0,0]</text:p>
          </table:table-cell>
          <table:table-cell table:style-name="ce1" table:formula="of:=6*32" office:value-type="float" office:value="192" calcext:value-type="float">
            <text:p>192</text:p>
          </table:table-cell>
          <table:table-cell table:style-name="ce1" office:value-type="string" calcext:value-type="string">
            <text:p>6xUINT32</text:p>
          </table:table-cell>
        </table:table-row>
        <table:table-row table:style-name="ro2">
          <table:table-cell/>
          <table:table-cell office:value-type="string" calcext:value-type="string">
            <text:p>standard_analog_output_0</text:p>
          </table:table-cell>
          <table:table-cell office:value-type="string" calcext:value-type="string">
            <text:p>DOUBLE</text:p>
          </table:table-cell>
          <table:table-cell table:formula="of:=VLOOKUP([.C12];[.$J$2:.$N$11];2;FALSE())" office:value-type="float" office:value="1" calcext:value-type="float">
            <text:p>1</text:p>
          </table:table-cell>
          <table:table-cell table:formula="of:=VLOOKUP([.C12];[.$J$2:.$N$11];3;FALSE())" office:value-type="string" office:string-value="d" calcext:value-type="string">
            <text:p>d</text:p>
          </table:table-cell>
          <table:table-cell table:formula="of:=VLOOKUP([.C12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output 0 (ratio) [0..1]</text:p>
          </table:table-cell>
          <table:table-cell table:formula="of:=&quot;(&quot;&quot;&quot; &amp; [.B12] &amp; &quot;&quot;&quot;,&quot;&quot;&quot; &amp; [.C12] &amp; &quot;&quot;&quot;,&quot; &amp; [.D12] &amp; &quot;,&quot;&quot;&quot; &amp; [.E12] &amp; &quot;&quot;&quot;,&quot; &amp; [.F12] &amp; &quot;,&quot;&quot;&quot; &amp; [.G12] &amp; &quot;&quot;&quot;),&quot;" office:value-type="string" office:string-value="(&quot;standard_analog_output_0&quot;,&quot;DOUBLE&quot;,1,&quot;d&quot;,0,&quot;Standard analog output 0 (ratio) [0..1]&quot;)," calcext:value-type="string">
            <text:p>("standard_analog_output_0","DOUBLE",1,"d",0,"Standard analog output 0 (ratio) [0..1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andard_analog_output_1</text:p>
          </table:table-cell>
          <table:table-cell office:value-type="string" calcext:value-type="string">
            <text:p>DOUBLE</text:p>
          </table:table-cell>
          <table:table-cell table:formula="of:=VLOOKUP([.C13];[.$J$2:.$N$11];2;FALSE())" office:value-type="float" office:value="1" calcext:value-type="float">
            <text:p>1</text:p>
          </table:table-cell>
          <table:table-cell table:formula="of:=VLOOKUP([.C13];[.$J$2:.$N$11];3;FALSE())" office:value-type="string" office:string-value="d" calcext:value-type="string">
            <text:p>d</text:p>
          </table:table-cell>
          <table:table-cell table:formula="of:=VLOOKUP([.C13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output 1 (ratio) [0..1]</text:p>
          </table:table-cell>
          <table:table-cell table:formula="of:=&quot;(&quot;&quot;&quot; &amp; [.B13] &amp; &quot;&quot;&quot;,&quot;&quot;&quot; &amp; [.C13] &amp; &quot;&quot;&quot;,&quot; &amp; [.D13] &amp; &quot;,&quot;&quot;&quot; &amp; [.E13] &amp; &quot;&quot;&quot;,&quot; &amp; [.F13] &amp; &quot;,&quot;&quot;&quot; &amp; [.G13] &amp; &quot;&quot;&quot;),&quot;" office:value-type="string" office:string-value="(&quot;standard_analog_output_1&quot;,&quot;DOUBLE&quot;,1,&quot;d&quot;,0,&quot;Standard analog output 1 (ratio) [0..1]&quot;)," calcext:value-type="string">
            <text:p>("standard_analog_output_1","DOUBLE",1,"d",0,"Standard analog output 1 (ratio) [0..1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put_bit_registers0_to_31</text:p>
          </table:table-cell>
          <table:table-cell office:value-type="string" calcext:value-type="string">
            <text:p>UINT32</text:p>
          </table:table-cell>
          <table:table-cell table:formula="of:=VLOOKUP([.C14];[.$J$2:.$N$11];2;FALSE())" office:value-type="float" office:value="1" calcext:value-type="float">
            <text:p>1</text:p>
          </table:table-cell>
          <table:table-cell table:formula="of:=VLOOKUP([.C14];[.$J$2:.$N$11];3;FALSE())" office:value-type="string" office:string-value="I" calcext:value-type="string">
            <text:p>I</text:p>
          </table:table-cell>
          <table:table-cell table:formula="of:=VLOOKUP([.C14];[.$J$2:.$N$11];4;FALSE())" office:value-type="float" office:value="0" calcext:value-type="float">
            <text:p>0</text:p>
          </table:table-cell>
          <table:table-cell office:value-type="string" calcext:value-type="string">
            <text:p>General purpose bits</text:p>
          </table:table-cell>
          <table:table-cell table:formula="of:=&quot;(&quot;&quot;&quot; &amp; [.B14] &amp; &quot;&quot;&quot;,&quot;&quot;&quot; &amp; [.C14] &amp; &quot;&quot;&quot;,&quot; &amp; [.D14] &amp; &quot;,&quot;&quot;&quot; &amp; [.E14] &amp; &quot;&quot;&quot;,&quot; &amp; [.F14] &amp; &quot;,&quot;&quot;&quot; &amp; [.G14] &amp; &quot;&quot;&quot;),&quot;" office:value-type="string" office:string-value="(&quot;input_bit_registers0_to_31&quot;,&quot;UINT32&quot;,1,&quot;I&quot;,0,&quot;General purpose bits&quot;)," calcext:value-type="string">
            <text:p>("input_bit_registers0_to_31","UINT32",1,"I",0,"General purpose bi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nput_bit_registers32_to_63</text:p>
          </table:table-cell>
          <table:table-cell office:value-type="string" calcext:value-type="string">
            <text:p>UINT32</text:p>
          </table:table-cell>
          <table:table-cell table:formula="of:=VLOOKUP([.C15];[.$J$2:.$N$11];2;FALSE())" office:value-type="float" office:value="1" calcext:value-type="float">
            <text:p>1</text:p>
          </table:table-cell>
          <table:table-cell table:formula="of:=VLOOKUP([.C15];[.$J$2:.$N$11];3;FALSE())" office:value-type="string" office:string-value="I" calcext:value-type="string">
            <text:p>I</text:p>
          </table:table-cell>
          <table:table-cell table:formula="of:=VLOOKUP([.C15];[.$J$2:.$N$11];4;FALSE())" office:value-type="float" office:value="0" calcext:value-type="float">
            <text:p>0</text:p>
          </table:table-cell>
          <table:table-cell office:value-type="string" calcext:value-type="string">
            <text:p>General purpose bits</text:p>
          </table:table-cell>
          <table:table-cell table:formula="of:=&quot;(&quot;&quot;&quot; &amp; [.B15] &amp; &quot;&quot;&quot;,&quot;&quot;&quot; &amp; [.C15] &amp; &quot;&quot;&quot;,&quot; &amp; [.D15] &amp; &quot;,&quot;&quot;&quot; &amp; [.E15] &amp; &quot;&quot;&quot;,&quot; &amp; [.F15] &amp; &quot;,&quot;&quot;&quot; &amp; [.G15] &amp; &quot;&quot;&quot;),&quot;" office:value-type="string" office:string-value="(&quot;input_bit_registers32_to_63&quot;,&quot;UINT32&quot;,1,&quot;I&quot;,0,&quot;General purpose bits&quot;)," calcext:value-type="string">
            <text:p>("input_bit_registers32_to_63","UINT32",1,"I",0,"General purpose bits"),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input_int_register_&quot;&amp;[.A16]" office:value-type="string" office:string-value="input_int_register_0" calcext:value-type="string">
            <text:p>input_int_register_0</text:p>
          </table:table-cell>
          <table:table-cell office:value-type="string" calcext:value-type="string">
            <text:p>INT32</text:p>
          </table:table-cell>
          <table:table-cell table:formula="of:=VLOOKUP([.C16];[.$J$2:.$N$11];2;FALSE())" office:value-type="float" office:value="1" calcext:value-type="float">
            <text:p>1</text:p>
          </table:table-cell>
          <table:table-cell table:formula="of:=VLOOKUP([.C16];[.$J$2:.$N$11];3;FALSE())" office:value-type="string" office:string-value="i" calcext:value-type="string">
            <text:p>i</text:p>
          </table:table-cell>
          <table:table-cell table:formula="of:=VLOOKUP([.C16];[.$J$2:.$N$11];4;FALSE())" office:value-type="float" office:value="0" calcext:value-type="float">
            <text:p>0</text:p>
          </table:table-cell>
          <table:table-cell table:formula="of:=&quot;General purpose integer register &quot; &amp; [.A16]" office:value-type="string" office:string-value="General purpose integer register 0" calcext:value-type="string">
            <text:p>General purpose integer register 0</text:p>
          </table:table-cell>
          <table:table-cell table:formula="of:=&quot;(&quot;&quot;&quot; &amp; [.B16] &amp; &quot;&quot;&quot;,&quot;&quot;&quot; &amp; [.C16] &amp; &quot;&quot;&quot;,&quot; &amp; [.D16] &amp; &quot;,&quot;&quot;&quot; &amp; [.E16] &amp; &quot;&quot;&quot;,&quot; &amp; [.F16] &amp; &quot;,&quot;&quot;&quot; &amp; [.G16] &amp; &quot;&quot;&quot;),&quot;" office:value-type="string" office:string-value="(&quot;input_int_register_0&quot;,&quot;INT32&quot;,1,&quot;i&quot;,0,&quot;General purpose integer register 0&quot;)," calcext:value-type="string">
            <text:p>("input_int_register_0","INT32",1,"i",0,"General purpose integer register 0"),</text:p>
          </table:table-cell>
          <table:table-cell table:number-columns-repeated="7"/>
        </table:table-row>
        <table:table-row table:style-name="ro2">
          <table:table-cell table:formula="of:=[.A16]+1" office:value-type="float" office:value="1" calcext:value-type="float">
            <text:p>1</text:p>
          </table:table-cell>
          <table:table-cell table:formula="of:=&quot;input_int_register_&quot;&amp;[.A17]" office:value-type="string" office:string-value="input_int_register_1" calcext:value-type="string">
            <text:p>input_int_register_1</text:p>
          </table:table-cell>
          <table:table-cell office:value-type="string" calcext:value-type="string">
            <text:p>INT32</text:p>
          </table:table-cell>
          <table:table-cell table:formula="of:=VLOOKUP([.C17];[.$J$2:.$N$11];2;FALSE())" office:value-type="float" office:value="1" calcext:value-type="float">
            <text:p>1</text:p>
          </table:table-cell>
          <table:table-cell table:formula="of:=VLOOKUP([.C17];[.$J$2:.$N$11];3;FALSE())" office:value-type="string" office:string-value="i" calcext:value-type="string">
            <text:p>i</text:p>
          </table:table-cell>
          <table:table-cell table:formula="of:=VLOOKUP([.C17];[.$J$2:.$N$11];4;FALSE())" office:value-type="float" office:value="0" calcext:value-type="float">
            <text:p>0</text:p>
          </table:table-cell>
          <table:table-cell table:formula="of:=&quot;General purpose integer register &quot; &amp; [.A17]" office:value-type="string" office:string-value="General purpose integer register 1" calcext:value-type="string">
            <text:p>General purpose integer register 1</text:p>
          </table:table-cell>
          <table:table-cell table:formula="of:=&quot;(&quot;&quot;&quot; &amp; [.B17] &amp; &quot;&quot;&quot;,&quot;&quot;&quot; &amp; [.C17] &amp; &quot;&quot;&quot;,&quot; &amp; [.D17] &amp; &quot;,&quot;&quot;&quot; &amp; [.E17] &amp; &quot;&quot;&quot;,&quot; &amp; [.F17] &amp; &quot;,&quot;&quot;&quot; &amp; [.G17] &amp; &quot;&quot;&quot;),&quot;" office:value-type="string" office:string-value="(&quot;input_int_register_1&quot;,&quot;INT32&quot;,1,&quot;i&quot;,0,&quot;General purpose integer register 1&quot;)," calcext:value-type="string">
            <text:p>("input_int_register_1","INT32",1,"i",0,"General purpose integer register 1"),</text:p>
          </table:table-cell>
          <table:table-cell table:number-columns-repeated="7"/>
        </table:table-row>
        <table:table-row table:style-name="ro2">
          <table:table-cell table:formula="of:=[.A17]+1" office:value-type="float" office:value="2" calcext:value-type="float">
            <text:p>2</text:p>
          </table:table-cell>
          <table:table-cell table:formula="of:=&quot;input_int_register_&quot;&amp;[.A18]" office:value-type="string" office:string-value="input_int_register_2" calcext:value-type="string">
            <text:p>input_int_register_2</text:p>
          </table:table-cell>
          <table:table-cell office:value-type="string" calcext:value-type="string">
            <text:p>INT32</text:p>
          </table:table-cell>
          <table:table-cell table:formula="of:=VLOOKUP([.C18];[.$J$2:.$N$11];2;FALSE())" office:value-type="float" office:value="1" calcext:value-type="float">
            <text:p>1</text:p>
          </table:table-cell>
          <table:table-cell table:formula="of:=VLOOKUP([.C18];[.$J$2:.$N$11];3;FALSE())" office:value-type="string" office:string-value="i" calcext:value-type="string">
            <text:p>i</text:p>
          </table:table-cell>
          <table:table-cell table:formula="of:=VLOOKUP([.C18];[.$J$2:.$N$11];4;FALSE())" office:value-type="float" office:value="0" calcext:value-type="float">
            <text:p>0</text:p>
          </table:table-cell>
          <table:table-cell table:formula="of:=&quot;General purpose integer register &quot; &amp; [.A18]" office:value-type="string" office:string-value="General purpose integer register 2" calcext:value-type="string">
            <text:p>General purpose integer register 2</text:p>
          </table:table-cell>
          <table:table-cell table:formula="of:=&quot;(&quot;&quot;&quot; &amp; [.B18] &amp; &quot;&quot;&quot;,&quot;&quot;&quot; &amp; [.C18] &amp; &quot;&quot;&quot;,&quot; &amp; [.D18] &amp; &quot;,&quot;&quot;&quot; &amp; [.E18] &amp; &quot;&quot;&quot;,&quot; &amp; [.F18] &amp; &quot;,&quot;&quot;&quot; &amp; [.G18] &amp; &quot;&quot;&quot;),&quot;" office:value-type="string" office:string-value="(&quot;input_int_register_2&quot;,&quot;INT32&quot;,1,&quot;i&quot;,0,&quot;General purpose integer register 2&quot;)," calcext:value-type="string">
            <text:p>("input_int_register_2","INT32",1,"i",0,"General purpose integer register 2"),</text:p>
          </table:table-cell>
          <table:table-cell table:number-columns-repeated="7"/>
        </table:table-row>
        <table:table-row table:style-name="ro2">
          <table:table-cell table:formula="of:=[.A18]+1" office:value-type="float" office:value="3" calcext:value-type="float">
            <text:p>3</text:p>
          </table:table-cell>
          <table:table-cell table:formula="of:=&quot;input_int_register_&quot;&amp;[.A19]" office:value-type="string" office:string-value="input_int_register_3" calcext:value-type="string">
            <text:p>input_int_register_3</text:p>
          </table:table-cell>
          <table:table-cell office:value-type="string" calcext:value-type="string">
            <text:p>INT32</text:p>
          </table:table-cell>
          <table:table-cell table:formula="of:=VLOOKUP([.C19];[.$J$2:.$N$11];2;FALSE())" office:value-type="float" office:value="1" calcext:value-type="float">
            <text:p>1</text:p>
          </table:table-cell>
          <table:table-cell table:formula="of:=VLOOKUP([.C19];[.$J$2:.$N$11];3;FALSE())" office:value-type="string" office:string-value="i" calcext:value-type="string">
            <text:p>i</text:p>
          </table:table-cell>
          <table:table-cell table:formula="of:=VLOOKUP([.C19];[.$J$2:.$N$11];4;FALSE())" office:value-type="float" office:value="0" calcext:value-type="float">
            <text:p>0</text:p>
          </table:table-cell>
          <table:table-cell table:formula="of:=&quot;General purpose integer register &quot; &amp; [.A19]" office:value-type="string" office:string-value="General purpose integer register 3" calcext:value-type="string">
            <text:p>General purpose integer register 3</text:p>
          </table:table-cell>
          <table:table-cell table:formula="of:=&quot;(&quot;&quot;&quot; &amp; [.B19] &amp; &quot;&quot;&quot;,&quot;&quot;&quot; &amp; [.C19] &amp; &quot;&quot;&quot;,&quot; &amp; [.D19] &amp; &quot;,&quot;&quot;&quot; &amp; [.E19] &amp; &quot;&quot;&quot;,&quot; &amp; [.F19] &amp; &quot;,&quot;&quot;&quot; &amp; [.G19] &amp; &quot;&quot;&quot;),&quot;" office:value-type="string" office:string-value="(&quot;input_int_register_3&quot;,&quot;INT32&quot;,1,&quot;i&quot;,0,&quot;General purpose integer register 3&quot;)," calcext:value-type="string">
            <text:p>("input_int_register_3","INT32",1,"i",0,"General purpose integer register 3"),</text:p>
          </table:table-cell>
          <table:table-cell table:number-columns-repeated="7"/>
        </table:table-row>
        <table:table-row table:style-name="ro2">
          <table:table-cell table:formula="of:=[.A19]+1" office:value-type="float" office:value="4" calcext:value-type="float">
            <text:p>4</text:p>
          </table:table-cell>
          <table:table-cell table:formula="of:=&quot;input_int_register_&quot;&amp;[.A20]" office:value-type="string" office:string-value="input_int_register_4" calcext:value-type="string">
            <text:p>input_int_register_4</text:p>
          </table:table-cell>
          <table:table-cell office:value-type="string" calcext:value-type="string">
            <text:p>INT32</text:p>
          </table:table-cell>
          <table:table-cell table:formula="of:=VLOOKUP([.C20];[.$J$2:.$N$11];2;FALSE())" office:value-type="float" office:value="1" calcext:value-type="float">
            <text:p>1</text:p>
          </table:table-cell>
          <table:table-cell table:formula="of:=VLOOKUP([.C20];[.$J$2:.$N$11];3;FALSE())" office:value-type="string" office:string-value="i" calcext:value-type="string">
            <text:p>i</text:p>
          </table:table-cell>
          <table:table-cell table:formula="of:=VLOOKUP([.C20];[.$J$2:.$N$11];4;FALSE())" office:value-type="float" office:value="0" calcext:value-type="float">
            <text:p>0</text:p>
          </table:table-cell>
          <table:table-cell table:formula="of:=&quot;General purpose integer register &quot; &amp; [.A20]" office:value-type="string" office:string-value="General purpose integer register 4" calcext:value-type="string">
            <text:p>General purpose integer register 4</text:p>
          </table:table-cell>
          <table:table-cell table:formula="of:=&quot;(&quot;&quot;&quot; &amp; [.B20] &amp; &quot;&quot;&quot;,&quot;&quot;&quot; &amp; [.C20] &amp; &quot;&quot;&quot;,&quot; &amp; [.D20] &amp; &quot;,&quot;&quot;&quot; &amp; [.E20] &amp; &quot;&quot;&quot;,&quot; &amp; [.F20] &amp; &quot;,&quot;&quot;&quot; &amp; [.G20] &amp; &quot;&quot;&quot;),&quot;" office:value-type="string" office:string-value="(&quot;input_int_register_4&quot;,&quot;INT32&quot;,1,&quot;i&quot;,0,&quot;General purpose integer register 4&quot;)," calcext:value-type="string">
            <text:p>("input_int_register_4","INT32",1,"i",0,"General purpose integer register 4"),</text:p>
          </table:table-cell>
          <table:table-cell table:number-columns-repeated="7"/>
        </table:table-row>
        <table:table-row table:style-name="ro2">
          <table:table-cell table:formula="of:=[.A20]+1" office:value-type="float" office:value="5" calcext:value-type="float">
            <text:p>5</text:p>
          </table:table-cell>
          <table:table-cell table:formula="of:=&quot;input_int_register_&quot;&amp;[.A21]" office:value-type="string" office:string-value="input_int_register_5" calcext:value-type="string">
            <text:p>input_int_register_5</text:p>
          </table:table-cell>
          <table:table-cell office:value-type="string" calcext:value-type="string">
            <text:p>INT32</text:p>
          </table:table-cell>
          <table:table-cell table:formula="of:=VLOOKUP([.C21];[.$J$2:.$N$11];2;FALSE())" office:value-type="float" office:value="1" calcext:value-type="float">
            <text:p>1</text:p>
          </table:table-cell>
          <table:table-cell table:formula="of:=VLOOKUP([.C21];[.$J$2:.$N$11];3;FALSE())" office:value-type="string" office:string-value="i" calcext:value-type="string">
            <text:p>i</text:p>
          </table:table-cell>
          <table:table-cell table:formula="of:=VLOOKUP([.C21];[.$J$2:.$N$11];4;FALSE())" office:value-type="float" office:value="0" calcext:value-type="float">
            <text:p>0</text:p>
          </table:table-cell>
          <table:table-cell table:formula="of:=&quot;General purpose integer register &quot; &amp; [.A21]" office:value-type="string" office:string-value="General purpose integer register 5" calcext:value-type="string">
            <text:p>General purpose integer register 5</text:p>
          </table:table-cell>
          <table:table-cell table:formula="of:=&quot;(&quot;&quot;&quot; &amp; [.B21] &amp; &quot;&quot;&quot;,&quot;&quot;&quot; &amp; [.C21] &amp; &quot;&quot;&quot;,&quot; &amp; [.D21] &amp; &quot;,&quot;&quot;&quot; &amp; [.E21] &amp; &quot;&quot;&quot;,&quot; &amp; [.F21] &amp; &quot;,&quot;&quot;&quot; &amp; [.G21] &amp; &quot;&quot;&quot;),&quot;" office:value-type="string" office:string-value="(&quot;input_int_register_5&quot;,&quot;INT32&quot;,1,&quot;i&quot;,0,&quot;General purpose integer register 5&quot;)," calcext:value-type="string">
            <text:p>("input_int_register_5","INT32",1,"i",0,"General purpose integer register 5"),</text:p>
          </table:table-cell>
          <table:table-cell table:number-columns-repeated="7"/>
        </table:table-row>
        <table:table-row table:style-name="ro2">
          <table:table-cell table:formula="of:=[.A21]+1" office:value-type="float" office:value="6" calcext:value-type="float">
            <text:p>6</text:p>
          </table:table-cell>
          <table:table-cell table:formula="of:=&quot;input_int_register_&quot;&amp;[.A22]" office:value-type="string" office:string-value="input_int_register_6" calcext:value-type="string">
            <text:p>input_int_register_6</text:p>
          </table:table-cell>
          <table:table-cell office:value-type="string" calcext:value-type="string">
            <text:p>INT32</text:p>
          </table:table-cell>
          <table:table-cell table:formula="of:=VLOOKUP([.C22];[.$J$2:.$N$11];2;FALSE())" office:value-type="float" office:value="1" calcext:value-type="float">
            <text:p>1</text:p>
          </table:table-cell>
          <table:table-cell table:formula="of:=VLOOKUP([.C22];[.$J$2:.$N$11];3;FALSE())" office:value-type="string" office:string-value="i" calcext:value-type="string">
            <text:p>i</text:p>
          </table:table-cell>
          <table:table-cell table:formula="of:=VLOOKUP([.C22];[.$J$2:.$N$11];4;FALSE())" office:value-type="float" office:value="0" calcext:value-type="float">
            <text:p>0</text:p>
          </table:table-cell>
          <table:table-cell table:formula="of:=&quot;General purpose integer register &quot; &amp; [.A22]" office:value-type="string" office:string-value="General purpose integer register 6" calcext:value-type="string">
            <text:p>General purpose integer register 6</text:p>
          </table:table-cell>
          <table:table-cell table:formula="of:=&quot;(&quot;&quot;&quot; &amp; [.B22] &amp; &quot;&quot;&quot;,&quot;&quot;&quot; &amp; [.C22] &amp; &quot;&quot;&quot;,&quot; &amp; [.D22] &amp; &quot;,&quot;&quot;&quot; &amp; [.E22] &amp; &quot;&quot;&quot;,&quot; &amp; [.F22] &amp; &quot;,&quot;&quot;&quot; &amp; [.G22] &amp; &quot;&quot;&quot;),&quot;" office:value-type="string" office:string-value="(&quot;input_int_register_6&quot;,&quot;INT32&quot;,1,&quot;i&quot;,0,&quot;General purpose integer register 6&quot;)," calcext:value-type="string">
            <text:p>("input_int_register_6","INT32",1,"i",0,"General purpose integer register 6"),</text:p>
          </table:table-cell>
          <table:table-cell table:number-columns-repeated="7"/>
        </table:table-row>
        <table:table-row table:style-name="ro2">
          <table:table-cell table:formula="of:=[.A22]+1" office:value-type="float" office:value="7" calcext:value-type="float">
            <text:p>7</text:p>
          </table:table-cell>
          <table:table-cell table:formula="of:=&quot;input_int_register_&quot;&amp;[.A23]" office:value-type="string" office:string-value="input_int_register_7" calcext:value-type="string">
            <text:p>input_int_register_7</text:p>
          </table:table-cell>
          <table:table-cell office:value-type="string" calcext:value-type="string">
            <text:p>INT32</text:p>
          </table:table-cell>
          <table:table-cell table:formula="of:=VLOOKUP([.C23];[.$J$2:.$N$11];2;FALSE())" office:value-type="float" office:value="1" calcext:value-type="float">
            <text:p>1</text:p>
          </table:table-cell>
          <table:table-cell table:formula="of:=VLOOKUP([.C23];[.$J$2:.$N$11];3;FALSE())" office:value-type="string" office:string-value="i" calcext:value-type="string">
            <text:p>i</text:p>
          </table:table-cell>
          <table:table-cell table:formula="of:=VLOOKUP([.C23];[.$J$2:.$N$11];4;FALSE())" office:value-type="float" office:value="0" calcext:value-type="float">
            <text:p>0</text:p>
          </table:table-cell>
          <table:table-cell table:formula="of:=&quot;General purpose integer register &quot; &amp; [.A23]" office:value-type="string" office:string-value="General purpose integer register 7" calcext:value-type="string">
            <text:p>General purpose integer register 7</text:p>
          </table:table-cell>
          <table:table-cell table:formula="of:=&quot;(&quot;&quot;&quot; &amp; [.B23] &amp; &quot;&quot;&quot;,&quot;&quot;&quot; &amp; [.C23] &amp; &quot;&quot;&quot;,&quot; &amp; [.D23] &amp; &quot;,&quot;&quot;&quot; &amp; [.E23] &amp; &quot;&quot;&quot;,&quot; &amp; [.F23] &amp; &quot;,&quot;&quot;&quot; &amp; [.G23] &amp; &quot;&quot;&quot;),&quot;" office:value-type="string" office:string-value="(&quot;input_int_register_7&quot;,&quot;INT32&quot;,1,&quot;i&quot;,0,&quot;General purpose integer register 7&quot;)," calcext:value-type="string">
            <text:p>("input_int_register_7","INT32",1,"i",0,"General purpose integer register 7"),</text:p>
          </table:table-cell>
          <table:table-cell table:number-columns-repeated="7"/>
        </table:table-row>
        <table:table-row table:style-name="ro2">
          <table:table-cell table:formula="of:=[.A23]+1" office:value-type="float" office:value="8" calcext:value-type="float">
            <text:p>8</text:p>
          </table:table-cell>
          <table:table-cell table:formula="of:=&quot;input_int_register_&quot;&amp;[.A24]" office:value-type="string" office:string-value="input_int_register_8" calcext:value-type="string">
            <text:p>input_int_register_8</text:p>
          </table:table-cell>
          <table:table-cell office:value-type="string" calcext:value-type="string">
            <text:p>INT32</text:p>
          </table:table-cell>
          <table:table-cell table:formula="of:=VLOOKUP([.C24];[.$J$2:.$N$11];2;FALSE())" office:value-type="float" office:value="1" calcext:value-type="float">
            <text:p>1</text:p>
          </table:table-cell>
          <table:table-cell table:formula="of:=VLOOKUP([.C24];[.$J$2:.$N$11];3;FALSE())" office:value-type="string" office:string-value="i" calcext:value-type="string">
            <text:p>i</text:p>
          </table:table-cell>
          <table:table-cell table:formula="of:=VLOOKUP([.C24];[.$J$2:.$N$11];4;FALSE())" office:value-type="float" office:value="0" calcext:value-type="float">
            <text:p>0</text:p>
          </table:table-cell>
          <table:table-cell table:formula="of:=&quot;General purpose integer register &quot; &amp; [.A24]" office:value-type="string" office:string-value="General purpose integer register 8" calcext:value-type="string">
            <text:p>General purpose integer register 8</text:p>
          </table:table-cell>
          <table:table-cell table:formula="of:=&quot;(&quot;&quot;&quot; &amp; [.B24] &amp; &quot;&quot;&quot;,&quot;&quot;&quot; &amp; [.C24] &amp; &quot;&quot;&quot;,&quot; &amp; [.D24] &amp; &quot;,&quot;&quot;&quot; &amp; [.E24] &amp; &quot;&quot;&quot;,&quot; &amp; [.F24] &amp; &quot;,&quot;&quot;&quot; &amp; [.G24] &amp; &quot;&quot;&quot;),&quot;" office:value-type="string" office:string-value="(&quot;input_int_register_8&quot;,&quot;INT32&quot;,1,&quot;i&quot;,0,&quot;General purpose integer register 8&quot;)," calcext:value-type="string">
            <text:p>("input_int_register_8","INT32",1,"i",0,"General purpose integer register 8"),</text:p>
          </table:table-cell>
          <table:table-cell table:number-columns-repeated="7"/>
        </table:table-row>
        <table:table-row table:style-name="ro2">
          <table:table-cell table:formula="of:=[.A24]+1" office:value-type="float" office:value="9" calcext:value-type="float">
            <text:p>9</text:p>
          </table:table-cell>
          <table:table-cell table:formula="of:=&quot;input_int_register_&quot;&amp;[.A25]" office:value-type="string" office:string-value="input_int_register_9" calcext:value-type="string">
            <text:p>input_int_register_9</text:p>
          </table:table-cell>
          <table:table-cell office:value-type="string" calcext:value-type="string">
            <text:p>INT32</text:p>
          </table:table-cell>
          <table:table-cell table:formula="of:=VLOOKUP([.C25];[.$J$2:.$N$11];2;FALSE())" office:value-type="float" office:value="1" calcext:value-type="float">
            <text:p>1</text:p>
          </table:table-cell>
          <table:table-cell table:formula="of:=VLOOKUP([.C25];[.$J$2:.$N$11];3;FALSE())" office:value-type="string" office:string-value="i" calcext:value-type="string">
            <text:p>i</text:p>
          </table:table-cell>
          <table:table-cell table:formula="of:=VLOOKUP([.C25];[.$J$2:.$N$11];4;FALSE())" office:value-type="float" office:value="0" calcext:value-type="float">
            <text:p>0</text:p>
          </table:table-cell>
          <table:table-cell table:formula="of:=&quot;General purpose integer register &quot; &amp; [.A25]" office:value-type="string" office:string-value="General purpose integer register 9" calcext:value-type="string">
            <text:p>General purpose integer register 9</text:p>
          </table:table-cell>
          <table:table-cell table:formula="of:=&quot;(&quot;&quot;&quot; &amp; [.B25] &amp; &quot;&quot;&quot;,&quot;&quot;&quot; &amp; [.C25] &amp; &quot;&quot;&quot;,&quot; &amp; [.D25] &amp; &quot;,&quot;&quot;&quot; &amp; [.E25] &amp; &quot;&quot;&quot;,&quot; &amp; [.F25] &amp; &quot;,&quot;&quot;&quot; &amp; [.G25] &amp; &quot;&quot;&quot;),&quot;" office:value-type="string" office:string-value="(&quot;input_int_register_9&quot;,&quot;INT32&quot;,1,&quot;i&quot;,0,&quot;General purpose integer register 9&quot;)," calcext:value-type="string">
            <text:p>("input_int_register_9","INT32",1,"i",0,"General purpose integer register 9"),</text:p>
          </table:table-cell>
          <table:table-cell table:number-columns-repeated="7"/>
        </table:table-row>
        <table:table-row table:style-name="ro2">
          <table:table-cell table:formula="of:=[.A25]+1" office:value-type="float" office:value="10" calcext:value-type="float">
            <text:p>10</text:p>
          </table:table-cell>
          <table:table-cell table:formula="of:=&quot;input_int_register_&quot;&amp;[.A26]" office:value-type="string" office:string-value="input_int_register_10" calcext:value-type="string">
            <text:p>input_int_register_10</text:p>
          </table:table-cell>
          <table:table-cell office:value-type="string" calcext:value-type="string">
            <text:p>INT32</text:p>
          </table:table-cell>
          <table:table-cell table:formula="of:=VLOOKUP([.C26];[.$J$2:.$N$11];2;FALSE())" office:value-type="float" office:value="1" calcext:value-type="float">
            <text:p>1</text:p>
          </table:table-cell>
          <table:table-cell table:formula="of:=VLOOKUP([.C26];[.$J$2:.$N$11];3;FALSE())" office:value-type="string" office:string-value="i" calcext:value-type="string">
            <text:p>i</text:p>
          </table:table-cell>
          <table:table-cell table:formula="of:=VLOOKUP([.C26];[.$J$2:.$N$11];4;FALSE())" office:value-type="float" office:value="0" calcext:value-type="float">
            <text:p>0</text:p>
          </table:table-cell>
          <table:table-cell table:formula="of:=&quot;General purpose integer register &quot; &amp; [.A26]" office:value-type="string" office:string-value="General purpose integer register 10" calcext:value-type="string">
            <text:p>General purpose integer register 10</text:p>
          </table:table-cell>
          <table:table-cell table:formula="of:=&quot;(&quot;&quot;&quot; &amp; [.B26] &amp; &quot;&quot;&quot;,&quot;&quot;&quot; &amp; [.C26] &amp; &quot;&quot;&quot;,&quot; &amp; [.D26] &amp; &quot;,&quot;&quot;&quot; &amp; [.E26] &amp; &quot;&quot;&quot;,&quot; &amp; [.F26] &amp; &quot;,&quot;&quot;&quot; &amp; [.G26] &amp; &quot;&quot;&quot;),&quot;" office:value-type="string" office:string-value="(&quot;input_int_register_10&quot;,&quot;INT32&quot;,1,&quot;i&quot;,0,&quot;General purpose integer register 10&quot;)," calcext:value-type="string">
            <text:p>("input_int_register_10","INT32",1,"i",0,"General purpose integer register 10"),</text:p>
          </table:table-cell>
          <table:table-cell table:number-columns-repeated="7"/>
        </table:table-row>
        <table:table-row table:style-name="ro2">
          <table:table-cell table:formula="of:=[.A26]+1" office:value-type="float" office:value="11" calcext:value-type="float">
            <text:p>11</text:p>
          </table:table-cell>
          <table:table-cell table:formula="of:=&quot;input_int_register_&quot;&amp;[.A27]" office:value-type="string" office:string-value="input_int_register_11" calcext:value-type="string">
            <text:p>input_int_register_11</text:p>
          </table:table-cell>
          <table:table-cell office:value-type="string" calcext:value-type="string">
            <text:p>INT32</text:p>
          </table:table-cell>
          <table:table-cell table:formula="of:=VLOOKUP([.C27];[.$J$2:.$N$11];2;FALSE())" office:value-type="float" office:value="1" calcext:value-type="float">
            <text:p>1</text:p>
          </table:table-cell>
          <table:table-cell table:formula="of:=VLOOKUP([.C27];[.$J$2:.$N$11];3;FALSE())" office:value-type="string" office:string-value="i" calcext:value-type="string">
            <text:p>i</text:p>
          </table:table-cell>
          <table:table-cell table:formula="of:=VLOOKUP([.C27];[.$J$2:.$N$11];4;FALSE())" office:value-type="float" office:value="0" calcext:value-type="float">
            <text:p>0</text:p>
          </table:table-cell>
          <table:table-cell table:formula="of:=&quot;General purpose integer register &quot; &amp; [.A27]" office:value-type="string" office:string-value="General purpose integer register 11" calcext:value-type="string">
            <text:p>General purpose integer register 11</text:p>
          </table:table-cell>
          <table:table-cell table:formula="of:=&quot;(&quot;&quot;&quot; &amp; [.B27] &amp; &quot;&quot;&quot;,&quot;&quot;&quot; &amp; [.C27] &amp; &quot;&quot;&quot;,&quot; &amp; [.D27] &amp; &quot;,&quot;&quot;&quot; &amp; [.E27] &amp; &quot;&quot;&quot;,&quot; &amp; [.F27] &amp; &quot;,&quot;&quot;&quot; &amp; [.G27] &amp; &quot;&quot;&quot;),&quot;" office:value-type="string" office:string-value="(&quot;input_int_register_11&quot;,&quot;INT32&quot;,1,&quot;i&quot;,0,&quot;General purpose integer register 11&quot;)," calcext:value-type="string">
            <text:p>("input_int_register_11","INT32",1,"i",0,"General purpose integer register 11"),</text:p>
          </table:table-cell>
          <table:table-cell table:number-columns-repeated="7"/>
        </table:table-row>
        <table:table-row table:style-name="ro2">
          <table:table-cell table:formula="of:=[.A27]+1" office:value-type="float" office:value="12" calcext:value-type="float">
            <text:p>12</text:p>
          </table:table-cell>
          <table:table-cell table:formula="of:=&quot;input_int_register_&quot;&amp;[.A28]" office:value-type="string" office:string-value="input_int_register_12" calcext:value-type="string">
            <text:p>input_int_register_12</text:p>
          </table:table-cell>
          <table:table-cell office:value-type="string" calcext:value-type="string">
            <text:p>INT32</text:p>
          </table:table-cell>
          <table:table-cell table:formula="of:=VLOOKUP([.C28];[.$J$2:.$N$11];2;FALSE())" office:value-type="float" office:value="1" calcext:value-type="float">
            <text:p>1</text:p>
          </table:table-cell>
          <table:table-cell table:formula="of:=VLOOKUP([.C28];[.$J$2:.$N$11];3;FALSE())" office:value-type="string" office:string-value="i" calcext:value-type="string">
            <text:p>i</text:p>
          </table:table-cell>
          <table:table-cell table:formula="of:=VLOOKUP([.C28];[.$J$2:.$N$11];4;FALSE())" office:value-type="float" office:value="0" calcext:value-type="float">
            <text:p>0</text:p>
          </table:table-cell>
          <table:table-cell table:formula="of:=&quot;General purpose integer register &quot; &amp; [.A28]" office:value-type="string" office:string-value="General purpose integer register 12" calcext:value-type="string">
            <text:p>General purpose integer register 12</text:p>
          </table:table-cell>
          <table:table-cell table:formula="of:=&quot;(&quot;&quot;&quot; &amp; [.B28] &amp; &quot;&quot;&quot;,&quot;&quot;&quot; &amp; [.C28] &amp; &quot;&quot;&quot;,&quot; &amp; [.D28] &amp; &quot;,&quot;&quot;&quot; &amp; [.E28] &amp; &quot;&quot;&quot;,&quot; &amp; [.F28] &amp; &quot;,&quot;&quot;&quot; &amp; [.G28] &amp; &quot;&quot;&quot;),&quot;" office:value-type="string" office:string-value="(&quot;input_int_register_12&quot;,&quot;INT32&quot;,1,&quot;i&quot;,0,&quot;General purpose integer register 12&quot;)," calcext:value-type="string">
            <text:p>("input_int_register_12","INT32",1,"i",0,"General purpose integer register 12"),</text:p>
          </table:table-cell>
          <table:table-cell table:number-columns-repeated="7"/>
        </table:table-row>
        <table:table-row table:style-name="ro2">
          <table:table-cell table:formula="of:=[.A28]+1" office:value-type="float" office:value="13" calcext:value-type="float">
            <text:p>13</text:p>
          </table:table-cell>
          <table:table-cell table:formula="of:=&quot;input_int_register_&quot;&amp;[.A29]" office:value-type="string" office:string-value="input_int_register_13" calcext:value-type="string">
            <text:p>input_int_register_13</text:p>
          </table:table-cell>
          <table:table-cell office:value-type="string" calcext:value-type="string">
            <text:p>INT32</text:p>
          </table:table-cell>
          <table:table-cell table:formula="of:=VLOOKUP([.C29];[.$J$2:.$N$11];2;FALSE())" office:value-type="float" office:value="1" calcext:value-type="float">
            <text:p>1</text:p>
          </table:table-cell>
          <table:table-cell table:formula="of:=VLOOKUP([.C29];[.$J$2:.$N$11];3;FALSE())" office:value-type="string" office:string-value="i" calcext:value-type="string">
            <text:p>i</text:p>
          </table:table-cell>
          <table:table-cell table:formula="of:=VLOOKUP([.C29];[.$J$2:.$N$11];4;FALSE())" office:value-type="float" office:value="0" calcext:value-type="float">
            <text:p>0</text:p>
          </table:table-cell>
          <table:table-cell table:formula="of:=&quot;General purpose integer register &quot; &amp; [.A29]" office:value-type="string" office:string-value="General purpose integer register 13" calcext:value-type="string">
            <text:p>General purpose integer register 13</text:p>
          </table:table-cell>
          <table:table-cell table:formula="of:=&quot;(&quot;&quot;&quot; &amp; [.B29] &amp; &quot;&quot;&quot;,&quot;&quot;&quot; &amp; [.C29] &amp; &quot;&quot;&quot;,&quot; &amp; [.D29] &amp; &quot;,&quot;&quot;&quot; &amp; [.E29] &amp; &quot;&quot;&quot;,&quot; &amp; [.F29] &amp; &quot;,&quot;&quot;&quot; &amp; [.G29] &amp; &quot;&quot;&quot;),&quot;" office:value-type="string" office:string-value="(&quot;input_int_register_13&quot;,&quot;INT32&quot;,1,&quot;i&quot;,0,&quot;General purpose integer register 13&quot;)," calcext:value-type="string">
            <text:p>("input_int_register_13","INT32",1,"i",0,"General purpose integer register 13"),</text:p>
          </table:table-cell>
          <table:table-cell table:number-columns-repeated="7"/>
        </table:table-row>
        <table:table-row table:style-name="ro2">
          <table:table-cell table:formula="of:=[.A29]+1" office:value-type="float" office:value="14" calcext:value-type="float">
            <text:p>14</text:p>
          </table:table-cell>
          <table:table-cell table:formula="of:=&quot;input_int_register_&quot;&amp;[.A30]" office:value-type="string" office:string-value="input_int_register_14" calcext:value-type="string">
            <text:p>input_int_register_14</text:p>
          </table:table-cell>
          <table:table-cell office:value-type="string" calcext:value-type="string">
            <text:p>INT32</text:p>
          </table:table-cell>
          <table:table-cell table:formula="of:=VLOOKUP([.C30];[.$J$2:.$N$11];2;FALSE())" office:value-type="float" office:value="1" calcext:value-type="float">
            <text:p>1</text:p>
          </table:table-cell>
          <table:table-cell table:formula="of:=VLOOKUP([.C30];[.$J$2:.$N$11];3;FALSE())" office:value-type="string" office:string-value="i" calcext:value-type="string">
            <text:p>i</text:p>
          </table:table-cell>
          <table:table-cell table:formula="of:=VLOOKUP([.C30];[.$J$2:.$N$11];4;FALSE())" office:value-type="float" office:value="0" calcext:value-type="float">
            <text:p>0</text:p>
          </table:table-cell>
          <table:table-cell table:formula="of:=&quot;General purpose integer register &quot; &amp; [.A30]" office:value-type="string" office:string-value="General purpose integer register 14" calcext:value-type="string">
            <text:p>General purpose integer register 14</text:p>
          </table:table-cell>
          <table:table-cell table:formula="of:=&quot;(&quot;&quot;&quot; &amp; [.B30] &amp; &quot;&quot;&quot;,&quot;&quot;&quot; &amp; [.C30] &amp; &quot;&quot;&quot;,&quot; &amp; [.D30] &amp; &quot;,&quot;&quot;&quot; &amp; [.E30] &amp; &quot;&quot;&quot;,&quot; &amp; [.F30] &amp; &quot;,&quot;&quot;&quot; &amp; [.G30] &amp; &quot;&quot;&quot;),&quot;" office:value-type="string" office:string-value="(&quot;input_int_register_14&quot;,&quot;INT32&quot;,1,&quot;i&quot;,0,&quot;General purpose integer register 14&quot;)," calcext:value-type="string">
            <text:p>("input_int_register_14","INT32",1,"i",0,"General purpose integer register 14"),</text:p>
          </table:table-cell>
          <table:table-cell table:number-columns-repeated="7"/>
        </table:table-row>
        <table:table-row table:style-name="ro2">
          <table:table-cell table:formula="of:=[.A30]+1" office:value-type="float" office:value="15" calcext:value-type="float">
            <text:p>15</text:p>
          </table:table-cell>
          <table:table-cell table:formula="of:=&quot;input_int_register_&quot;&amp;[.A31]" office:value-type="string" office:string-value="input_int_register_15" calcext:value-type="string">
            <text:p>input_int_register_15</text:p>
          </table:table-cell>
          <table:table-cell office:value-type="string" calcext:value-type="string">
            <text:p>INT32</text:p>
          </table:table-cell>
          <table:table-cell table:formula="of:=VLOOKUP([.C31];[.$J$2:.$N$11];2;FALSE())" office:value-type="float" office:value="1" calcext:value-type="float">
            <text:p>1</text:p>
          </table:table-cell>
          <table:table-cell table:formula="of:=VLOOKUP([.C31];[.$J$2:.$N$11];3;FALSE())" office:value-type="string" office:string-value="i" calcext:value-type="string">
            <text:p>i</text:p>
          </table:table-cell>
          <table:table-cell table:formula="of:=VLOOKUP([.C31];[.$J$2:.$N$11];4;FALSE())" office:value-type="float" office:value="0" calcext:value-type="float">
            <text:p>0</text:p>
          </table:table-cell>
          <table:table-cell table:formula="of:=&quot;General purpose integer register &quot; &amp; [.A31]" office:value-type="string" office:string-value="General purpose integer register 15" calcext:value-type="string">
            <text:p>General purpose integer register 15</text:p>
          </table:table-cell>
          <table:table-cell table:formula="of:=&quot;(&quot;&quot;&quot; &amp; [.B31] &amp; &quot;&quot;&quot;,&quot;&quot;&quot; &amp; [.C31] &amp; &quot;&quot;&quot;,&quot; &amp; [.D31] &amp; &quot;,&quot;&quot;&quot; &amp; [.E31] &amp; &quot;&quot;&quot;,&quot; &amp; [.F31] &amp; &quot;,&quot;&quot;&quot; &amp; [.G31] &amp; &quot;&quot;&quot;),&quot;" office:value-type="string" office:string-value="(&quot;input_int_register_15&quot;,&quot;INT32&quot;,1,&quot;i&quot;,0,&quot;General purpose integer register 15&quot;)," calcext:value-type="string">
            <text:p>("input_int_register_15","INT32",1,"i",0,"General purpose integer register 15"),</text:p>
          </table:table-cell>
          <table:table-cell table:number-columns-repeated="7"/>
        </table:table-row>
        <table:table-row table:style-name="ro2">
          <table:table-cell table:formula="of:=[.A31]+1" office:value-type="float" office:value="16" calcext:value-type="float">
            <text:p>16</text:p>
          </table:table-cell>
          <table:table-cell table:formula="of:=&quot;input_int_register_&quot;&amp;[.A32]" office:value-type="string" office:string-value="input_int_register_16" calcext:value-type="string">
            <text:p>input_int_register_16</text:p>
          </table:table-cell>
          <table:table-cell office:value-type="string" calcext:value-type="string">
            <text:p>INT32</text:p>
          </table:table-cell>
          <table:table-cell table:formula="of:=VLOOKUP([.C32];[.$J$2:.$N$11];2;FALSE())" office:value-type="float" office:value="1" calcext:value-type="float">
            <text:p>1</text:p>
          </table:table-cell>
          <table:table-cell table:formula="of:=VLOOKUP([.C32];[.$J$2:.$N$11];3;FALSE())" office:value-type="string" office:string-value="i" calcext:value-type="string">
            <text:p>i</text:p>
          </table:table-cell>
          <table:table-cell table:formula="of:=VLOOKUP([.C32];[.$J$2:.$N$11];4;FALSE())" office:value-type="float" office:value="0" calcext:value-type="float">
            <text:p>0</text:p>
          </table:table-cell>
          <table:table-cell table:formula="of:=&quot;General purpose integer register &quot; &amp; [.A32]" office:value-type="string" office:string-value="General purpose integer register 16" calcext:value-type="string">
            <text:p>General purpose integer register 16</text:p>
          </table:table-cell>
          <table:table-cell table:formula="of:=&quot;(&quot;&quot;&quot; &amp; [.B32] &amp; &quot;&quot;&quot;,&quot;&quot;&quot; &amp; [.C32] &amp; &quot;&quot;&quot;,&quot; &amp; [.D32] &amp; &quot;,&quot;&quot;&quot; &amp; [.E32] &amp; &quot;&quot;&quot;,&quot; &amp; [.F32] &amp; &quot;,&quot;&quot;&quot; &amp; [.G32] &amp; &quot;&quot;&quot;),&quot;" office:value-type="string" office:string-value="(&quot;input_int_register_16&quot;,&quot;INT32&quot;,1,&quot;i&quot;,0,&quot;General purpose integer register 16&quot;)," calcext:value-type="string">
            <text:p>("input_int_register_16","INT32",1,"i",0,"General purpose integer register 16"),</text:p>
          </table:table-cell>
          <table:table-cell table:number-columns-repeated="7"/>
        </table:table-row>
        <table:table-row table:style-name="ro2">
          <table:table-cell table:formula="of:=[.A32]+1" office:value-type="float" office:value="17" calcext:value-type="float">
            <text:p>17</text:p>
          </table:table-cell>
          <table:table-cell table:formula="of:=&quot;input_int_register_&quot;&amp;[.A33]" office:value-type="string" office:string-value="input_int_register_17" calcext:value-type="string">
            <text:p>input_int_register_17</text:p>
          </table:table-cell>
          <table:table-cell office:value-type="string" calcext:value-type="string">
            <text:p>INT32</text:p>
          </table:table-cell>
          <table:table-cell table:formula="of:=VLOOKUP([.C33];[.$J$2:.$N$11];2;FALSE())" office:value-type="float" office:value="1" calcext:value-type="float">
            <text:p>1</text:p>
          </table:table-cell>
          <table:table-cell table:formula="of:=VLOOKUP([.C33];[.$J$2:.$N$11];3;FALSE())" office:value-type="string" office:string-value="i" calcext:value-type="string">
            <text:p>i</text:p>
          </table:table-cell>
          <table:table-cell table:formula="of:=VLOOKUP([.C33];[.$J$2:.$N$11];4;FALSE())" office:value-type="float" office:value="0" calcext:value-type="float">
            <text:p>0</text:p>
          </table:table-cell>
          <table:table-cell table:formula="of:=&quot;General purpose integer register &quot; &amp; [.A33]" office:value-type="string" office:string-value="General purpose integer register 17" calcext:value-type="string">
            <text:p>General purpose integer register 17</text:p>
          </table:table-cell>
          <table:table-cell table:formula="of:=&quot;(&quot;&quot;&quot; &amp; [.B33] &amp; &quot;&quot;&quot;,&quot;&quot;&quot; &amp; [.C33] &amp; &quot;&quot;&quot;,&quot; &amp; [.D33] &amp; &quot;,&quot;&quot;&quot; &amp; [.E33] &amp; &quot;&quot;&quot;,&quot; &amp; [.F33] &amp; &quot;,&quot;&quot;&quot; &amp; [.G33] &amp; &quot;&quot;&quot;),&quot;" office:value-type="string" office:string-value="(&quot;input_int_register_17&quot;,&quot;INT32&quot;,1,&quot;i&quot;,0,&quot;General purpose integer register 17&quot;)," calcext:value-type="string">
            <text:p>("input_int_register_17","INT32",1,"i",0,"General purpose integer register 17"),</text:p>
          </table:table-cell>
          <table:table-cell table:number-columns-repeated="7"/>
        </table:table-row>
        <table:table-row table:style-name="ro2">
          <table:table-cell table:formula="of:=[.A33]+1" office:value-type="float" office:value="18" calcext:value-type="float">
            <text:p>18</text:p>
          </table:table-cell>
          <table:table-cell table:formula="of:=&quot;input_int_register_&quot;&amp;[.A34]" office:value-type="string" office:string-value="input_int_register_18" calcext:value-type="string">
            <text:p>input_int_register_18</text:p>
          </table:table-cell>
          <table:table-cell office:value-type="string" calcext:value-type="string">
            <text:p>INT32</text:p>
          </table:table-cell>
          <table:table-cell table:formula="of:=VLOOKUP([.C34];[.$J$2:.$N$11];2;FALSE())" office:value-type="float" office:value="1" calcext:value-type="float">
            <text:p>1</text:p>
          </table:table-cell>
          <table:table-cell table:formula="of:=VLOOKUP([.C34];[.$J$2:.$N$11];3;FALSE())" office:value-type="string" office:string-value="i" calcext:value-type="string">
            <text:p>i</text:p>
          </table:table-cell>
          <table:table-cell table:formula="of:=VLOOKUP([.C34];[.$J$2:.$N$11];4;FALSE())" office:value-type="float" office:value="0" calcext:value-type="float">
            <text:p>0</text:p>
          </table:table-cell>
          <table:table-cell table:formula="of:=&quot;General purpose integer register &quot; &amp; [.A34]" office:value-type="string" office:string-value="General purpose integer register 18" calcext:value-type="string">
            <text:p>General purpose integer register 18</text:p>
          </table:table-cell>
          <table:table-cell table:formula="of:=&quot;(&quot;&quot;&quot; &amp; [.B34] &amp; &quot;&quot;&quot;,&quot;&quot;&quot; &amp; [.C34] &amp; &quot;&quot;&quot;,&quot; &amp; [.D34] &amp; &quot;,&quot;&quot;&quot; &amp; [.E34] &amp; &quot;&quot;&quot;,&quot; &amp; [.F34] &amp; &quot;,&quot;&quot;&quot; &amp; [.G34] &amp; &quot;&quot;&quot;),&quot;" office:value-type="string" office:string-value="(&quot;input_int_register_18&quot;,&quot;INT32&quot;,1,&quot;i&quot;,0,&quot;General purpose integer register 18&quot;)," calcext:value-type="string">
            <text:p>("input_int_register_18","INT32",1,"i",0,"General purpose integer register 18"),</text:p>
          </table:table-cell>
          <table:table-cell table:number-columns-repeated="7"/>
        </table:table-row>
        <table:table-row table:style-name="ro2">
          <table:table-cell table:formula="of:=[.A34]+1" office:value-type="float" office:value="19" calcext:value-type="float">
            <text:p>19</text:p>
          </table:table-cell>
          <table:table-cell table:formula="of:=&quot;input_int_register_&quot;&amp;[.A35]" office:value-type="string" office:string-value="input_int_register_19" calcext:value-type="string">
            <text:p>input_int_register_19</text:p>
          </table:table-cell>
          <table:table-cell office:value-type="string" calcext:value-type="string">
            <text:p>INT32</text:p>
          </table:table-cell>
          <table:table-cell table:formula="of:=VLOOKUP([.C35];[.$J$2:.$N$11];2;FALSE())" office:value-type="float" office:value="1" calcext:value-type="float">
            <text:p>1</text:p>
          </table:table-cell>
          <table:table-cell table:formula="of:=VLOOKUP([.C35];[.$J$2:.$N$11];3;FALSE())" office:value-type="string" office:string-value="i" calcext:value-type="string">
            <text:p>i</text:p>
          </table:table-cell>
          <table:table-cell table:formula="of:=VLOOKUP([.C35];[.$J$2:.$N$11];4;FALSE())" office:value-type="float" office:value="0" calcext:value-type="float">
            <text:p>0</text:p>
          </table:table-cell>
          <table:table-cell table:formula="of:=&quot;General purpose integer register &quot; &amp; [.A35]" office:value-type="string" office:string-value="General purpose integer register 19" calcext:value-type="string">
            <text:p>General purpose integer register 19</text:p>
          </table:table-cell>
          <table:table-cell table:formula="of:=&quot;(&quot;&quot;&quot; &amp; [.B35] &amp; &quot;&quot;&quot;,&quot;&quot;&quot; &amp; [.C35] &amp; &quot;&quot;&quot;,&quot; &amp; [.D35] &amp; &quot;,&quot;&quot;&quot; &amp; [.E35] &amp; &quot;&quot;&quot;,&quot; &amp; [.F35] &amp; &quot;,&quot;&quot;&quot; &amp; [.G35] &amp; &quot;&quot;&quot;),&quot;" office:value-type="string" office:string-value="(&quot;input_int_register_19&quot;,&quot;INT32&quot;,1,&quot;i&quot;,0,&quot;General purpose integer register 19&quot;)," calcext:value-type="string">
            <text:p>("input_int_register_19","INT32",1,"i",0,"General purpose integer register 19"),</text:p>
          </table:table-cell>
          <table:table-cell table:number-columns-repeated="7"/>
        </table:table-row>
        <table:table-row table:style-name="ro2">
          <table:table-cell table:formula="of:=[.A35]+1" office:value-type="float" office:value="20" calcext:value-type="float">
            <text:p>20</text:p>
          </table:table-cell>
          <table:table-cell table:formula="of:=&quot;input_int_register_&quot;&amp;[.A36]" office:value-type="string" office:string-value="input_int_register_20" calcext:value-type="string">
            <text:p>input_int_register_20</text:p>
          </table:table-cell>
          <table:table-cell office:value-type="string" calcext:value-type="string">
            <text:p>INT32</text:p>
          </table:table-cell>
          <table:table-cell table:formula="of:=VLOOKUP([.C36];[.$J$2:.$N$11];2;FALSE())" office:value-type="float" office:value="1" calcext:value-type="float">
            <text:p>1</text:p>
          </table:table-cell>
          <table:table-cell table:formula="of:=VLOOKUP([.C36];[.$J$2:.$N$11];3;FALSE())" office:value-type="string" office:string-value="i" calcext:value-type="string">
            <text:p>i</text:p>
          </table:table-cell>
          <table:table-cell table:formula="of:=VLOOKUP([.C36];[.$J$2:.$N$11];4;FALSE())" office:value-type="float" office:value="0" calcext:value-type="float">
            <text:p>0</text:p>
          </table:table-cell>
          <table:table-cell table:formula="of:=&quot;General purpose integer register &quot; &amp; [.A36]" office:value-type="string" office:string-value="General purpose integer register 20" calcext:value-type="string">
            <text:p>General purpose integer register 20</text:p>
          </table:table-cell>
          <table:table-cell table:formula="of:=&quot;(&quot;&quot;&quot; &amp; [.B36] &amp; &quot;&quot;&quot;,&quot;&quot;&quot; &amp; [.C36] &amp; &quot;&quot;&quot;,&quot; &amp; [.D36] &amp; &quot;,&quot;&quot;&quot; &amp; [.E36] &amp; &quot;&quot;&quot;,&quot; &amp; [.F36] &amp; &quot;,&quot;&quot;&quot; &amp; [.G36] &amp; &quot;&quot;&quot;),&quot;" office:value-type="string" office:string-value="(&quot;input_int_register_20&quot;,&quot;INT32&quot;,1,&quot;i&quot;,0,&quot;General purpose integer register 20&quot;)," calcext:value-type="string">
            <text:p>("input_int_register_20","INT32",1,"i",0,"General purpose integer register 20"),</text:p>
          </table:table-cell>
          <table:table-cell table:number-columns-repeated="7"/>
        </table:table-row>
        <table:table-row table:style-name="ro2">
          <table:table-cell table:formula="of:=[.A36]+1" office:value-type="float" office:value="21" calcext:value-type="float">
            <text:p>21</text:p>
          </table:table-cell>
          <table:table-cell table:formula="of:=&quot;input_int_register_&quot;&amp;[.A37]" office:value-type="string" office:string-value="input_int_register_21" calcext:value-type="string">
            <text:p>input_int_register_21</text:p>
          </table:table-cell>
          <table:table-cell office:value-type="string" calcext:value-type="string">
            <text:p>INT32</text:p>
          </table:table-cell>
          <table:table-cell table:formula="of:=VLOOKUP([.C37];[.$J$2:.$N$11];2;FALSE())" office:value-type="float" office:value="1" calcext:value-type="float">
            <text:p>1</text:p>
          </table:table-cell>
          <table:table-cell table:formula="of:=VLOOKUP([.C37];[.$J$2:.$N$11];3;FALSE())" office:value-type="string" office:string-value="i" calcext:value-type="string">
            <text:p>i</text:p>
          </table:table-cell>
          <table:table-cell table:formula="of:=VLOOKUP([.C37];[.$J$2:.$N$11];4;FALSE())" office:value-type="float" office:value="0" calcext:value-type="float">
            <text:p>0</text:p>
          </table:table-cell>
          <table:table-cell table:formula="of:=&quot;General purpose integer register &quot; &amp; [.A37]" office:value-type="string" office:string-value="General purpose integer register 21" calcext:value-type="string">
            <text:p>General purpose integer register 21</text:p>
          </table:table-cell>
          <table:table-cell table:formula="of:=&quot;(&quot;&quot;&quot; &amp; [.B37] &amp; &quot;&quot;&quot;,&quot;&quot;&quot; &amp; [.C37] &amp; &quot;&quot;&quot;,&quot; &amp; [.D37] &amp; &quot;,&quot;&quot;&quot; &amp; [.E37] &amp; &quot;&quot;&quot;,&quot; &amp; [.F37] &amp; &quot;,&quot;&quot;&quot; &amp; [.G37] &amp; &quot;&quot;&quot;),&quot;" office:value-type="string" office:string-value="(&quot;input_int_register_21&quot;,&quot;INT32&quot;,1,&quot;i&quot;,0,&quot;General purpose integer register 21&quot;)," calcext:value-type="string">
            <text:p>("input_int_register_21","INT32",1,"i",0,"General purpose integer register 21"),</text:p>
          </table:table-cell>
          <table:table-cell table:number-columns-repeated="7"/>
        </table:table-row>
        <table:table-row table:style-name="ro2">
          <table:table-cell table:formula="of:=[.A37]+1" office:value-type="float" office:value="22" calcext:value-type="float">
            <text:p>22</text:p>
          </table:table-cell>
          <table:table-cell table:formula="of:=&quot;input_int_register_&quot;&amp;[.A38]" office:value-type="string" office:string-value="input_int_register_22" calcext:value-type="string">
            <text:p>input_int_register_22</text:p>
          </table:table-cell>
          <table:table-cell office:value-type="string" calcext:value-type="string">
            <text:p>INT32</text:p>
          </table:table-cell>
          <table:table-cell table:formula="of:=VLOOKUP([.C38];[.$J$2:.$N$11];2;FALSE())" office:value-type="float" office:value="1" calcext:value-type="float">
            <text:p>1</text:p>
          </table:table-cell>
          <table:table-cell table:formula="of:=VLOOKUP([.C38];[.$J$2:.$N$11];3;FALSE())" office:value-type="string" office:string-value="i" calcext:value-type="string">
            <text:p>i</text:p>
          </table:table-cell>
          <table:table-cell table:formula="of:=VLOOKUP([.C38];[.$J$2:.$N$11];4;FALSE())" office:value-type="float" office:value="0" calcext:value-type="float">
            <text:p>0</text:p>
          </table:table-cell>
          <table:table-cell table:formula="of:=&quot;General purpose integer register &quot; &amp; [.A38]" office:value-type="string" office:string-value="General purpose integer register 22" calcext:value-type="string">
            <text:p>General purpose integer register 22</text:p>
          </table:table-cell>
          <table:table-cell table:formula="of:=&quot;(&quot;&quot;&quot; &amp; [.B38] &amp; &quot;&quot;&quot;,&quot;&quot;&quot; &amp; [.C38] &amp; &quot;&quot;&quot;,&quot; &amp; [.D38] &amp; &quot;,&quot;&quot;&quot; &amp; [.E38] &amp; &quot;&quot;&quot;,&quot; &amp; [.F38] &amp; &quot;,&quot;&quot;&quot; &amp; [.G38] &amp; &quot;&quot;&quot;),&quot;" office:value-type="string" office:string-value="(&quot;input_int_register_22&quot;,&quot;INT32&quot;,1,&quot;i&quot;,0,&quot;General purpose integer register 22&quot;)," calcext:value-type="string">
            <text:p>("input_int_register_22","INT32",1,"i",0,"General purpose integer register 22"),</text:p>
          </table:table-cell>
          <table:table-cell table:number-columns-repeated="7"/>
        </table:table-row>
        <table:table-row table:style-name="ro2">
          <table:table-cell table:formula="of:=[.A38]+1" office:value-type="float" office:value="23" calcext:value-type="float">
            <text:p>23</text:p>
          </table:table-cell>
          <table:table-cell table:formula="of:=&quot;input_int_register_&quot;&amp;[.A39]" office:value-type="string" office:string-value="input_int_register_23" calcext:value-type="string">
            <text:p>input_int_register_23</text:p>
          </table:table-cell>
          <table:table-cell office:value-type="string" calcext:value-type="string">
            <text:p>INT32</text:p>
          </table:table-cell>
          <table:table-cell table:formula="of:=VLOOKUP([.C39];[.$J$2:.$N$11];2;FALSE())" office:value-type="float" office:value="1" calcext:value-type="float">
            <text:p>1</text:p>
          </table:table-cell>
          <table:table-cell table:formula="of:=VLOOKUP([.C39];[.$J$2:.$N$11];3;FALSE())" office:value-type="string" office:string-value="i" calcext:value-type="string">
            <text:p>i</text:p>
          </table:table-cell>
          <table:table-cell table:formula="of:=VLOOKUP([.C39];[.$J$2:.$N$11];4;FALSE())" office:value-type="float" office:value="0" calcext:value-type="float">
            <text:p>0</text:p>
          </table:table-cell>
          <table:table-cell table:formula="of:=&quot;General purpose integer register &quot; &amp; [.A39]" office:value-type="string" office:string-value="General purpose integer register 23" calcext:value-type="string">
            <text:p>General purpose integer register 23</text:p>
          </table:table-cell>
          <table:table-cell table:formula="of:=&quot;(&quot;&quot;&quot; &amp; [.B39] &amp; &quot;&quot;&quot;,&quot;&quot;&quot; &amp; [.C39] &amp; &quot;&quot;&quot;,&quot; &amp; [.D39] &amp; &quot;,&quot;&quot;&quot; &amp; [.E39] &amp; &quot;&quot;&quot;,&quot; &amp; [.F39] &amp; &quot;,&quot;&quot;&quot; &amp; [.G39] &amp; &quot;&quot;&quot;),&quot;" office:value-type="string" office:string-value="(&quot;input_int_register_23&quot;,&quot;INT32&quot;,1,&quot;i&quot;,0,&quot;General purpose integer register 23&quot;)," calcext:value-type="string">
            <text:p>("input_int_register_23","INT32",1,"i",0,"General purpose integer register 23"),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input_double_register_&quot;&amp;[.A40]" office:value-type="string" office:string-value="input_double_register_0" calcext:value-type="string">
            <text:p>input_double_register_0</text:p>
          </table:table-cell>
          <table:table-cell office:value-type="string" calcext:value-type="string">
            <text:p>DOUBLE</text:p>
          </table:table-cell>
          <table:table-cell table:formula="of:=VLOOKUP([.C40];[.$J$2:.$N$11];2;FALSE())" office:value-type="float" office:value="1" calcext:value-type="float">
            <text:p>1</text:p>
          </table:table-cell>
          <table:table-cell table:formula="of:=VLOOKUP([.C40];[.$J$2:.$N$11];3;FALSE())" office:value-type="string" office:string-value="d" calcext:value-type="string">
            <text:p>d</text:p>
          </table:table-cell>
          <table:table-cell table:formula="of:=VLOOKUP([.C40];[.$J$2:.$N$11];4;FALSE())" office:value-type="float" office:value="0" calcext:value-type="float">
            <text:p>0</text:p>
          </table:table-cell>
          <table:table-cell table:formula="of:=&quot;General purpose double register &quot; &amp; [.A40]" office:value-type="string" office:string-value="General purpose double register 0" calcext:value-type="string">
            <text:p>General purpose double register 0</text:p>
          </table:table-cell>
          <table:table-cell table:formula="of:=&quot;(&quot;&quot;&quot; &amp; [.B40] &amp; &quot;&quot;&quot;,&quot;&quot;&quot; &amp; [.C40] &amp; &quot;&quot;&quot;,&quot; &amp; [.D40] &amp; &quot;,&quot;&quot;&quot; &amp; [.E40] &amp; &quot;&quot;&quot;,&quot; &amp; [.F40] &amp; &quot;,&quot;&quot;&quot; &amp; [.G40] &amp; &quot;&quot;&quot;),&quot;" office:value-type="string" office:string-value="(&quot;input_double_register_0&quot;,&quot;DOUBLE&quot;,1,&quot;d&quot;,0,&quot;General purpose double register 0&quot;)," calcext:value-type="string">
            <text:p>("input_double_register_0","DOUBLE",1,"d",0,"General purpose double register 0"),</text:p>
          </table:table-cell>
          <table:table-cell table:number-columns-repeated="7"/>
        </table:table-row>
        <table:table-row table:style-name="ro2">
          <table:table-cell table:formula="of:=[.A40]+1" office:value-type="float" office:value="1" calcext:value-type="float">
            <text:p>1</text:p>
          </table:table-cell>
          <table:table-cell table:formula="of:=&quot;input_double_register_&quot;&amp;[.A41]" office:value-type="string" office:string-value="input_double_register_1" calcext:value-type="string">
            <text:p>input_double_register_1</text:p>
          </table:table-cell>
          <table:table-cell office:value-type="string" calcext:value-type="string">
            <text:p>DOUBLE</text:p>
          </table:table-cell>
          <table:table-cell table:formula="of:=VLOOKUP([.C41];[.$J$2:.$N$11];2;FALSE())" office:value-type="float" office:value="1" calcext:value-type="float">
            <text:p>1</text:p>
          </table:table-cell>
          <table:table-cell table:formula="of:=VLOOKUP([.C41];[.$J$2:.$N$11];3;FALSE())" office:value-type="string" office:string-value="d" calcext:value-type="string">
            <text:p>d</text:p>
          </table:table-cell>
          <table:table-cell table:formula="of:=VLOOKUP([.C41];[.$J$2:.$N$11];4;FALSE())" office:value-type="float" office:value="0" calcext:value-type="float">
            <text:p>0</text:p>
          </table:table-cell>
          <table:table-cell table:formula="of:=&quot;General purpose double register &quot; &amp; [.A41]" office:value-type="string" office:string-value="General purpose double register 1" calcext:value-type="string">
            <text:p>General purpose double register 1</text:p>
          </table:table-cell>
          <table:table-cell table:formula="of:=&quot;(&quot;&quot;&quot; &amp; [.B41] &amp; &quot;&quot;&quot;,&quot;&quot;&quot; &amp; [.C41] &amp; &quot;&quot;&quot;,&quot; &amp; [.D41] &amp; &quot;,&quot;&quot;&quot; &amp; [.E41] &amp; &quot;&quot;&quot;,&quot; &amp; [.F41] &amp; &quot;,&quot;&quot;&quot; &amp; [.G41] &amp; &quot;&quot;&quot;),&quot;" office:value-type="string" office:string-value="(&quot;input_double_register_1&quot;,&quot;DOUBLE&quot;,1,&quot;d&quot;,0,&quot;General purpose double register 1&quot;)," calcext:value-type="string">
            <text:p>("input_double_register_1","DOUBLE",1,"d",0,"General purpose double register 1"),</text:p>
          </table:table-cell>
          <table:table-cell table:number-columns-repeated="7"/>
        </table:table-row>
        <table:table-row table:style-name="ro2">
          <table:table-cell table:formula="of:=[.A41]+1" office:value-type="float" office:value="2" calcext:value-type="float">
            <text:p>2</text:p>
          </table:table-cell>
          <table:table-cell table:formula="of:=&quot;input_double_register_&quot;&amp;[.A42]" office:value-type="string" office:string-value="input_double_register_2" calcext:value-type="string">
            <text:p>input_double_register_2</text:p>
          </table:table-cell>
          <table:table-cell office:value-type="string" calcext:value-type="string">
            <text:p>DOUBLE</text:p>
          </table:table-cell>
          <table:table-cell table:formula="of:=VLOOKUP([.C42];[.$J$2:.$N$11];2;FALSE())" office:value-type="float" office:value="1" calcext:value-type="float">
            <text:p>1</text:p>
          </table:table-cell>
          <table:table-cell table:formula="of:=VLOOKUP([.C42];[.$J$2:.$N$11];3;FALSE())" office:value-type="string" office:string-value="d" calcext:value-type="string">
            <text:p>d</text:p>
          </table:table-cell>
          <table:table-cell table:formula="of:=VLOOKUP([.C42];[.$J$2:.$N$11];4;FALSE())" office:value-type="float" office:value="0" calcext:value-type="float">
            <text:p>0</text:p>
          </table:table-cell>
          <table:table-cell table:formula="of:=&quot;General purpose double register &quot; &amp; [.A42]" office:value-type="string" office:string-value="General purpose double register 2" calcext:value-type="string">
            <text:p>General purpose double register 2</text:p>
          </table:table-cell>
          <table:table-cell table:formula="of:=&quot;(&quot;&quot;&quot; &amp; [.B42] &amp; &quot;&quot;&quot;,&quot;&quot;&quot; &amp; [.C42] &amp; &quot;&quot;&quot;,&quot; &amp; [.D42] &amp; &quot;,&quot;&quot;&quot; &amp; [.E42] &amp; &quot;&quot;&quot;,&quot; &amp; [.F42] &amp; &quot;,&quot;&quot;&quot; &amp; [.G42] &amp; &quot;&quot;&quot;),&quot;" office:value-type="string" office:string-value="(&quot;input_double_register_2&quot;,&quot;DOUBLE&quot;,1,&quot;d&quot;,0,&quot;General purpose double register 2&quot;)," calcext:value-type="string">
            <text:p>("input_double_register_2","DOUBLE",1,"d",0,"General purpose double register 2"),</text:p>
          </table:table-cell>
          <table:table-cell table:number-columns-repeated="7"/>
        </table:table-row>
        <table:table-row table:style-name="ro2">
          <table:table-cell table:formula="of:=[.A42]+1" office:value-type="float" office:value="3" calcext:value-type="float">
            <text:p>3</text:p>
          </table:table-cell>
          <table:table-cell table:formula="of:=&quot;input_double_register_&quot;&amp;[.A43]" office:value-type="string" office:string-value="input_double_register_3" calcext:value-type="string">
            <text:p>input_double_register_3</text:p>
          </table:table-cell>
          <table:table-cell office:value-type="string" calcext:value-type="string">
            <text:p>DOUBLE</text:p>
          </table:table-cell>
          <table:table-cell table:formula="of:=VLOOKUP([.C43];[.$J$2:.$N$11];2;FALSE())" office:value-type="float" office:value="1" calcext:value-type="float">
            <text:p>1</text:p>
          </table:table-cell>
          <table:table-cell table:formula="of:=VLOOKUP([.C43];[.$J$2:.$N$11];3;FALSE())" office:value-type="string" office:string-value="d" calcext:value-type="string">
            <text:p>d</text:p>
          </table:table-cell>
          <table:table-cell table:formula="of:=VLOOKUP([.C43];[.$J$2:.$N$11];4;FALSE())" office:value-type="float" office:value="0" calcext:value-type="float">
            <text:p>0</text:p>
          </table:table-cell>
          <table:table-cell table:formula="of:=&quot;General purpose double register &quot; &amp; [.A43]" office:value-type="string" office:string-value="General purpose double register 3" calcext:value-type="string">
            <text:p>General purpose double register 3</text:p>
          </table:table-cell>
          <table:table-cell table:formula="of:=&quot;(&quot;&quot;&quot; &amp; [.B43] &amp; &quot;&quot;&quot;,&quot;&quot;&quot; &amp; [.C43] &amp; &quot;&quot;&quot;,&quot; &amp; [.D43] &amp; &quot;,&quot;&quot;&quot; &amp; [.E43] &amp; &quot;&quot;&quot;,&quot; &amp; [.F43] &amp; &quot;,&quot;&quot;&quot; &amp; [.G43] &amp; &quot;&quot;&quot;),&quot;" office:value-type="string" office:string-value="(&quot;input_double_register_3&quot;,&quot;DOUBLE&quot;,1,&quot;d&quot;,0,&quot;General purpose double register 3&quot;)," calcext:value-type="string">
            <text:p>("input_double_register_3","DOUBLE",1,"d",0,"General purpose double register 3"),</text:p>
          </table:table-cell>
          <table:table-cell table:number-columns-repeated="7"/>
        </table:table-row>
        <table:table-row table:style-name="ro2">
          <table:table-cell table:formula="of:=[.A43]+1" office:value-type="float" office:value="4" calcext:value-type="float">
            <text:p>4</text:p>
          </table:table-cell>
          <table:table-cell table:formula="of:=&quot;input_double_register_&quot;&amp;[.A44]" office:value-type="string" office:string-value="input_double_register_4" calcext:value-type="string">
            <text:p>input_double_register_4</text:p>
          </table:table-cell>
          <table:table-cell office:value-type="string" calcext:value-type="string">
            <text:p>DOUBLE</text:p>
          </table:table-cell>
          <table:table-cell table:formula="of:=VLOOKUP([.C44];[.$J$2:.$N$11];2;FALSE())" office:value-type="float" office:value="1" calcext:value-type="float">
            <text:p>1</text:p>
          </table:table-cell>
          <table:table-cell table:formula="of:=VLOOKUP([.C44];[.$J$2:.$N$11];3;FALSE())" office:value-type="string" office:string-value="d" calcext:value-type="string">
            <text:p>d</text:p>
          </table:table-cell>
          <table:table-cell table:formula="of:=VLOOKUP([.C44];[.$J$2:.$N$11];4;FALSE())" office:value-type="float" office:value="0" calcext:value-type="float">
            <text:p>0</text:p>
          </table:table-cell>
          <table:table-cell table:formula="of:=&quot;General purpose double register &quot; &amp; [.A44]" office:value-type="string" office:string-value="General purpose double register 4" calcext:value-type="string">
            <text:p>General purpose double register 4</text:p>
          </table:table-cell>
          <table:table-cell table:formula="of:=&quot;(&quot;&quot;&quot; &amp; [.B44] &amp; &quot;&quot;&quot;,&quot;&quot;&quot; &amp; [.C44] &amp; &quot;&quot;&quot;,&quot; &amp; [.D44] &amp; &quot;,&quot;&quot;&quot; &amp; [.E44] &amp; &quot;&quot;&quot;,&quot; &amp; [.F44] &amp; &quot;,&quot;&quot;&quot; &amp; [.G44] &amp; &quot;&quot;&quot;),&quot;" office:value-type="string" office:string-value="(&quot;input_double_register_4&quot;,&quot;DOUBLE&quot;,1,&quot;d&quot;,0,&quot;General purpose double register 4&quot;)," calcext:value-type="string">
            <text:p>("input_double_register_4","DOUBLE",1,"d",0,"General purpose double register 4"),</text:p>
          </table:table-cell>
          <table:table-cell table:number-columns-repeated="7"/>
        </table:table-row>
        <table:table-row table:style-name="ro2">
          <table:table-cell table:formula="of:=[.A44]+1" office:value-type="float" office:value="5" calcext:value-type="float">
            <text:p>5</text:p>
          </table:table-cell>
          <table:table-cell table:formula="of:=&quot;input_double_register_&quot;&amp;[.A45]" office:value-type="string" office:string-value="input_double_register_5" calcext:value-type="string">
            <text:p>input_double_register_5</text:p>
          </table:table-cell>
          <table:table-cell office:value-type="string" calcext:value-type="string">
            <text:p>DOUBLE</text:p>
          </table:table-cell>
          <table:table-cell table:formula="of:=VLOOKUP([.C45];[.$J$2:.$N$11];2;FALSE())" office:value-type="float" office:value="1" calcext:value-type="float">
            <text:p>1</text:p>
          </table:table-cell>
          <table:table-cell table:formula="of:=VLOOKUP([.C45];[.$J$2:.$N$11];3;FALSE())" office:value-type="string" office:string-value="d" calcext:value-type="string">
            <text:p>d</text:p>
          </table:table-cell>
          <table:table-cell table:formula="of:=VLOOKUP([.C45];[.$J$2:.$N$11];4;FALSE())" office:value-type="float" office:value="0" calcext:value-type="float">
            <text:p>0</text:p>
          </table:table-cell>
          <table:table-cell table:formula="of:=&quot;General purpose double register &quot; &amp; [.A45]" office:value-type="string" office:string-value="General purpose double register 5" calcext:value-type="string">
            <text:p>General purpose double register 5</text:p>
          </table:table-cell>
          <table:table-cell table:formula="of:=&quot;(&quot;&quot;&quot; &amp; [.B45] &amp; &quot;&quot;&quot;,&quot;&quot;&quot; &amp; [.C45] &amp; &quot;&quot;&quot;,&quot; &amp; [.D45] &amp; &quot;,&quot;&quot;&quot; &amp; [.E45] &amp; &quot;&quot;&quot;,&quot; &amp; [.F45] &amp; &quot;,&quot;&quot;&quot; &amp; [.G45] &amp; &quot;&quot;&quot;),&quot;" office:value-type="string" office:string-value="(&quot;input_double_register_5&quot;,&quot;DOUBLE&quot;,1,&quot;d&quot;,0,&quot;General purpose double register 5&quot;)," calcext:value-type="string">
            <text:p>("input_double_register_5","DOUBLE",1,"d",0,"General purpose double register 5"),</text:p>
          </table:table-cell>
          <table:table-cell table:number-columns-repeated="7"/>
        </table:table-row>
        <table:table-row table:style-name="ro2">
          <table:table-cell table:formula="of:=[.A45]+1" office:value-type="float" office:value="6" calcext:value-type="float">
            <text:p>6</text:p>
          </table:table-cell>
          <table:table-cell table:formula="of:=&quot;input_double_register_&quot;&amp;[.A46]" office:value-type="string" office:string-value="input_double_register_6" calcext:value-type="string">
            <text:p>input_double_register_6</text:p>
          </table:table-cell>
          <table:table-cell office:value-type="string" calcext:value-type="string">
            <text:p>DOUBLE</text:p>
          </table:table-cell>
          <table:table-cell table:formula="of:=VLOOKUP([.C46];[.$J$2:.$N$11];2;FALSE())" office:value-type="float" office:value="1" calcext:value-type="float">
            <text:p>1</text:p>
          </table:table-cell>
          <table:table-cell table:formula="of:=VLOOKUP([.C46];[.$J$2:.$N$11];3;FALSE())" office:value-type="string" office:string-value="d" calcext:value-type="string">
            <text:p>d</text:p>
          </table:table-cell>
          <table:table-cell table:formula="of:=VLOOKUP([.C46];[.$J$2:.$N$11];4;FALSE())" office:value-type="float" office:value="0" calcext:value-type="float">
            <text:p>0</text:p>
          </table:table-cell>
          <table:table-cell table:formula="of:=&quot;General purpose double register &quot; &amp; [.A46]" office:value-type="string" office:string-value="General purpose double register 6" calcext:value-type="string">
            <text:p>General purpose double register 6</text:p>
          </table:table-cell>
          <table:table-cell table:formula="of:=&quot;(&quot;&quot;&quot; &amp; [.B46] &amp; &quot;&quot;&quot;,&quot;&quot;&quot; &amp; [.C46] &amp; &quot;&quot;&quot;,&quot; &amp; [.D46] &amp; &quot;,&quot;&quot;&quot; &amp; [.E46] &amp; &quot;&quot;&quot;,&quot; &amp; [.F46] &amp; &quot;,&quot;&quot;&quot; &amp; [.G46] &amp; &quot;&quot;&quot;),&quot;" office:value-type="string" office:string-value="(&quot;input_double_register_6&quot;,&quot;DOUBLE&quot;,1,&quot;d&quot;,0,&quot;General purpose double register 6&quot;)," calcext:value-type="string">
            <text:p>("input_double_register_6","DOUBLE",1,"d",0,"General purpose double register 6"),</text:p>
          </table:table-cell>
          <table:table-cell table:number-columns-repeated="7"/>
        </table:table-row>
        <table:table-row table:style-name="ro2">
          <table:table-cell table:formula="of:=[.A46]+1" office:value-type="float" office:value="7" calcext:value-type="float">
            <text:p>7</text:p>
          </table:table-cell>
          <table:table-cell table:formula="of:=&quot;input_double_register_&quot;&amp;[.A47]" office:value-type="string" office:string-value="input_double_register_7" calcext:value-type="string">
            <text:p>input_double_register_7</text:p>
          </table:table-cell>
          <table:table-cell office:value-type="string" calcext:value-type="string">
            <text:p>DOUBLE</text:p>
          </table:table-cell>
          <table:table-cell table:formula="of:=VLOOKUP([.C47];[.$J$2:.$N$11];2;FALSE())" office:value-type="float" office:value="1" calcext:value-type="float">
            <text:p>1</text:p>
          </table:table-cell>
          <table:table-cell table:formula="of:=VLOOKUP([.C47];[.$J$2:.$N$11];3;FALSE())" office:value-type="string" office:string-value="d" calcext:value-type="string">
            <text:p>d</text:p>
          </table:table-cell>
          <table:table-cell table:formula="of:=VLOOKUP([.C47];[.$J$2:.$N$11];4;FALSE())" office:value-type="float" office:value="0" calcext:value-type="float">
            <text:p>0</text:p>
          </table:table-cell>
          <table:table-cell table:formula="of:=&quot;General purpose double register &quot; &amp; [.A47]" office:value-type="string" office:string-value="General purpose double register 7" calcext:value-type="string">
            <text:p>General purpose double register 7</text:p>
          </table:table-cell>
          <table:table-cell table:formula="of:=&quot;(&quot;&quot;&quot; &amp; [.B47] &amp; &quot;&quot;&quot;,&quot;&quot;&quot; &amp; [.C47] &amp; &quot;&quot;&quot;,&quot; &amp; [.D47] &amp; &quot;,&quot;&quot;&quot; &amp; [.E47] &amp; &quot;&quot;&quot;,&quot; &amp; [.F47] &amp; &quot;,&quot;&quot;&quot; &amp; [.G47] &amp; &quot;&quot;&quot;),&quot;" office:value-type="string" office:string-value="(&quot;input_double_register_7&quot;,&quot;DOUBLE&quot;,1,&quot;d&quot;,0,&quot;General purpose double register 7&quot;)," calcext:value-type="string">
            <text:p>("input_double_register_7","DOUBLE",1,"d",0,"General purpose double register 7"),</text:p>
          </table:table-cell>
          <table:table-cell table:number-columns-repeated="7"/>
        </table:table-row>
        <table:table-row table:style-name="ro2">
          <table:table-cell table:formula="of:=[.A47]+1" office:value-type="float" office:value="8" calcext:value-type="float">
            <text:p>8</text:p>
          </table:table-cell>
          <table:table-cell table:formula="of:=&quot;input_double_register_&quot;&amp;[.A48]" office:value-type="string" office:string-value="input_double_register_8" calcext:value-type="string">
            <text:p>input_double_register_8</text:p>
          </table:table-cell>
          <table:table-cell office:value-type="string" calcext:value-type="string">
            <text:p>DOUBLE</text:p>
          </table:table-cell>
          <table:table-cell table:formula="of:=VLOOKUP([.C48];[.$J$2:.$N$11];2;FALSE())" office:value-type="float" office:value="1" calcext:value-type="float">
            <text:p>1</text:p>
          </table:table-cell>
          <table:table-cell table:formula="of:=VLOOKUP([.C48];[.$J$2:.$N$11];3;FALSE())" office:value-type="string" office:string-value="d" calcext:value-type="string">
            <text:p>d</text:p>
          </table:table-cell>
          <table:table-cell table:formula="of:=VLOOKUP([.C48];[.$J$2:.$N$11];4;FALSE())" office:value-type="float" office:value="0" calcext:value-type="float">
            <text:p>0</text:p>
          </table:table-cell>
          <table:table-cell table:formula="of:=&quot;General purpose double register &quot; &amp; [.A48]" office:value-type="string" office:string-value="General purpose double register 8" calcext:value-type="string">
            <text:p>General purpose double register 8</text:p>
          </table:table-cell>
          <table:table-cell table:formula="of:=&quot;(&quot;&quot;&quot; &amp; [.B48] &amp; &quot;&quot;&quot;,&quot;&quot;&quot; &amp; [.C48] &amp; &quot;&quot;&quot;,&quot; &amp; [.D48] &amp; &quot;,&quot;&quot;&quot; &amp; [.E48] &amp; &quot;&quot;&quot;,&quot; &amp; [.F48] &amp; &quot;,&quot;&quot;&quot; &amp; [.G48] &amp; &quot;&quot;&quot;),&quot;" office:value-type="string" office:string-value="(&quot;input_double_register_8&quot;,&quot;DOUBLE&quot;,1,&quot;d&quot;,0,&quot;General purpose double register 8&quot;)," calcext:value-type="string">
            <text:p>("input_double_register_8","DOUBLE",1,"d",0,"General purpose double register 8"),</text:p>
          </table:table-cell>
          <table:table-cell table:number-columns-repeated="7"/>
        </table:table-row>
        <table:table-row table:style-name="ro2">
          <table:table-cell table:formula="of:=[.A48]+1" office:value-type="float" office:value="9" calcext:value-type="float">
            <text:p>9</text:p>
          </table:table-cell>
          <table:table-cell table:formula="of:=&quot;input_double_register_&quot;&amp;[.A49]" office:value-type="string" office:string-value="input_double_register_9" calcext:value-type="string">
            <text:p>input_double_register_9</text:p>
          </table:table-cell>
          <table:table-cell office:value-type="string" calcext:value-type="string">
            <text:p>DOUBLE</text:p>
          </table:table-cell>
          <table:table-cell table:formula="of:=VLOOKUP([.C49];[.$J$2:.$N$11];2;FALSE())" office:value-type="float" office:value="1" calcext:value-type="float">
            <text:p>1</text:p>
          </table:table-cell>
          <table:table-cell table:formula="of:=VLOOKUP([.C49];[.$J$2:.$N$11];3;FALSE())" office:value-type="string" office:string-value="d" calcext:value-type="string">
            <text:p>d</text:p>
          </table:table-cell>
          <table:table-cell table:formula="of:=VLOOKUP([.C49];[.$J$2:.$N$11];4;FALSE())" office:value-type="float" office:value="0" calcext:value-type="float">
            <text:p>0</text:p>
          </table:table-cell>
          <table:table-cell table:formula="of:=&quot;General purpose double register &quot; &amp; [.A49]" office:value-type="string" office:string-value="General purpose double register 9" calcext:value-type="string">
            <text:p>General purpose double register 9</text:p>
          </table:table-cell>
          <table:table-cell table:formula="of:=&quot;(&quot;&quot;&quot; &amp; [.B49] &amp; &quot;&quot;&quot;,&quot;&quot;&quot; &amp; [.C49] &amp; &quot;&quot;&quot;,&quot; &amp; [.D49] &amp; &quot;,&quot;&quot;&quot; &amp; [.E49] &amp; &quot;&quot;&quot;,&quot; &amp; [.F49] &amp; &quot;,&quot;&quot;&quot; &amp; [.G49] &amp; &quot;&quot;&quot;),&quot;" office:value-type="string" office:string-value="(&quot;input_double_register_9&quot;,&quot;DOUBLE&quot;,1,&quot;d&quot;,0,&quot;General purpose double register 9&quot;)," calcext:value-type="string">
            <text:p>("input_double_register_9","DOUBLE",1,"d",0,"General purpose double register 9"),</text:p>
          </table:table-cell>
          <table:table-cell table:number-columns-repeated="7"/>
        </table:table-row>
        <table:table-row table:style-name="ro2">
          <table:table-cell table:formula="of:=[.A49]+1" office:value-type="float" office:value="10" calcext:value-type="float">
            <text:p>10</text:p>
          </table:table-cell>
          <table:table-cell table:formula="of:=&quot;input_double_register_&quot;&amp;[.A50]" office:value-type="string" office:string-value="input_double_register_10" calcext:value-type="string">
            <text:p>input_double_register_10</text:p>
          </table:table-cell>
          <table:table-cell office:value-type="string" calcext:value-type="string">
            <text:p>DOUBLE</text:p>
          </table:table-cell>
          <table:table-cell table:formula="of:=VLOOKUP([.C50];[.$J$2:.$N$11];2;FALSE())" office:value-type="float" office:value="1" calcext:value-type="float">
            <text:p>1</text:p>
          </table:table-cell>
          <table:table-cell table:formula="of:=VLOOKUP([.C50];[.$J$2:.$N$11];3;FALSE())" office:value-type="string" office:string-value="d" calcext:value-type="string">
            <text:p>d</text:p>
          </table:table-cell>
          <table:table-cell table:formula="of:=VLOOKUP([.C50];[.$J$2:.$N$11];4;FALSE())" office:value-type="float" office:value="0" calcext:value-type="float">
            <text:p>0</text:p>
          </table:table-cell>
          <table:table-cell table:formula="of:=&quot;General purpose double register &quot; &amp; [.A50]" office:value-type="string" office:string-value="General purpose double register 10" calcext:value-type="string">
            <text:p>General purpose double register 10</text:p>
          </table:table-cell>
          <table:table-cell table:formula="of:=&quot;(&quot;&quot;&quot; &amp; [.B50] &amp; &quot;&quot;&quot;,&quot;&quot;&quot; &amp; [.C50] &amp; &quot;&quot;&quot;,&quot; &amp; [.D50] &amp; &quot;,&quot;&quot;&quot; &amp; [.E50] &amp; &quot;&quot;&quot;,&quot; &amp; [.F50] &amp; &quot;,&quot;&quot;&quot; &amp; [.G50] &amp; &quot;&quot;&quot;),&quot;" office:value-type="string" office:string-value="(&quot;input_double_register_10&quot;,&quot;DOUBLE&quot;,1,&quot;d&quot;,0,&quot;General purpose double register 10&quot;)," calcext:value-type="string">
            <text:p>("input_double_register_10","DOUBLE",1,"d",0,"General purpose double register 10"),</text:p>
          </table:table-cell>
          <table:table-cell table:number-columns-repeated="7"/>
        </table:table-row>
        <table:table-row table:style-name="ro2">
          <table:table-cell table:formula="of:=[.A50]+1" office:value-type="float" office:value="11" calcext:value-type="float">
            <text:p>11</text:p>
          </table:table-cell>
          <table:table-cell table:formula="of:=&quot;input_double_register_&quot;&amp;[.A51]" office:value-type="string" office:string-value="input_double_register_11" calcext:value-type="string">
            <text:p>input_double_register_11</text:p>
          </table:table-cell>
          <table:table-cell office:value-type="string" calcext:value-type="string">
            <text:p>DOUBLE</text:p>
          </table:table-cell>
          <table:table-cell table:formula="of:=VLOOKUP([.C51];[.$J$2:.$N$11];2;FALSE())" office:value-type="float" office:value="1" calcext:value-type="float">
            <text:p>1</text:p>
          </table:table-cell>
          <table:table-cell table:formula="of:=VLOOKUP([.C51];[.$J$2:.$N$11];3;FALSE())" office:value-type="string" office:string-value="d" calcext:value-type="string">
            <text:p>d</text:p>
          </table:table-cell>
          <table:table-cell table:formula="of:=VLOOKUP([.C51];[.$J$2:.$N$11];4;FALSE())" office:value-type="float" office:value="0" calcext:value-type="float">
            <text:p>0</text:p>
          </table:table-cell>
          <table:table-cell table:formula="of:=&quot;General purpose double register &quot; &amp; [.A51]" office:value-type="string" office:string-value="General purpose double register 11" calcext:value-type="string">
            <text:p>General purpose double register 11</text:p>
          </table:table-cell>
          <table:table-cell table:formula="of:=&quot;(&quot;&quot;&quot; &amp; [.B51] &amp; &quot;&quot;&quot;,&quot;&quot;&quot; &amp; [.C51] &amp; &quot;&quot;&quot;,&quot; &amp; [.D51] &amp; &quot;,&quot;&quot;&quot; &amp; [.E51] &amp; &quot;&quot;&quot;,&quot; &amp; [.F51] &amp; &quot;,&quot;&quot;&quot; &amp; [.G51] &amp; &quot;&quot;&quot;),&quot;" office:value-type="string" office:string-value="(&quot;input_double_register_11&quot;,&quot;DOUBLE&quot;,1,&quot;d&quot;,0,&quot;General purpose double register 11&quot;)," calcext:value-type="string">
            <text:p>("input_double_register_11","DOUBLE",1,"d",0,"General purpose double register 11"),</text:p>
          </table:table-cell>
          <table:table-cell table:number-columns-repeated="7"/>
        </table:table-row>
        <table:table-row table:style-name="ro2">
          <table:table-cell table:formula="of:=[.A51]+1" office:value-type="float" office:value="12" calcext:value-type="float">
            <text:p>12</text:p>
          </table:table-cell>
          <table:table-cell table:formula="of:=&quot;input_double_register_&quot;&amp;[.A52]" office:value-type="string" office:string-value="input_double_register_12" calcext:value-type="string">
            <text:p>input_double_register_12</text:p>
          </table:table-cell>
          <table:table-cell office:value-type="string" calcext:value-type="string">
            <text:p>DOUBLE</text:p>
          </table:table-cell>
          <table:table-cell table:formula="of:=VLOOKUP([.C52];[.$J$2:.$N$11];2;FALSE())" office:value-type="float" office:value="1" calcext:value-type="float">
            <text:p>1</text:p>
          </table:table-cell>
          <table:table-cell table:formula="of:=VLOOKUP([.C52];[.$J$2:.$N$11];3;FALSE())" office:value-type="string" office:string-value="d" calcext:value-type="string">
            <text:p>d</text:p>
          </table:table-cell>
          <table:table-cell table:formula="of:=VLOOKUP([.C52];[.$J$2:.$N$11];4;FALSE())" office:value-type="float" office:value="0" calcext:value-type="float">
            <text:p>0</text:p>
          </table:table-cell>
          <table:table-cell table:formula="of:=&quot;General purpose double register &quot; &amp; [.A52]" office:value-type="string" office:string-value="General purpose double register 12" calcext:value-type="string">
            <text:p>General purpose double register 12</text:p>
          </table:table-cell>
          <table:table-cell table:formula="of:=&quot;(&quot;&quot;&quot; &amp; [.B52] &amp; &quot;&quot;&quot;,&quot;&quot;&quot; &amp; [.C52] &amp; &quot;&quot;&quot;,&quot; &amp; [.D52] &amp; &quot;,&quot;&quot;&quot; &amp; [.E52] &amp; &quot;&quot;&quot;,&quot; &amp; [.F52] &amp; &quot;,&quot;&quot;&quot; &amp; [.G52] &amp; &quot;&quot;&quot;),&quot;" office:value-type="string" office:string-value="(&quot;input_double_register_12&quot;,&quot;DOUBLE&quot;,1,&quot;d&quot;,0,&quot;General purpose double register 12&quot;)," calcext:value-type="string">
            <text:p>("input_double_register_12","DOUBLE",1,"d",0,"General purpose double register 12"),</text:p>
          </table:table-cell>
          <table:table-cell table:number-columns-repeated="7"/>
        </table:table-row>
        <table:table-row table:style-name="ro2">
          <table:table-cell table:formula="of:=[.A52]+1" office:value-type="float" office:value="13" calcext:value-type="float">
            <text:p>13</text:p>
          </table:table-cell>
          <table:table-cell table:formula="of:=&quot;input_double_register_&quot;&amp;[.A53]" office:value-type="string" office:string-value="input_double_register_13" calcext:value-type="string">
            <text:p>input_double_register_13</text:p>
          </table:table-cell>
          <table:table-cell office:value-type="string" calcext:value-type="string">
            <text:p>DOUBLE</text:p>
          </table:table-cell>
          <table:table-cell table:formula="of:=VLOOKUP([.C53];[.$J$2:.$N$11];2;FALSE())" office:value-type="float" office:value="1" calcext:value-type="float">
            <text:p>1</text:p>
          </table:table-cell>
          <table:table-cell table:formula="of:=VLOOKUP([.C53];[.$J$2:.$N$11];3;FALSE())" office:value-type="string" office:string-value="d" calcext:value-type="string">
            <text:p>d</text:p>
          </table:table-cell>
          <table:table-cell table:formula="of:=VLOOKUP([.C53];[.$J$2:.$N$11];4;FALSE())" office:value-type="float" office:value="0" calcext:value-type="float">
            <text:p>0</text:p>
          </table:table-cell>
          <table:table-cell table:formula="of:=&quot;General purpose double register &quot; &amp; [.A53]" office:value-type="string" office:string-value="General purpose double register 13" calcext:value-type="string">
            <text:p>General purpose double register 13</text:p>
          </table:table-cell>
          <table:table-cell table:formula="of:=&quot;(&quot;&quot;&quot; &amp; [.B53] &amp; &quot;&quot;&quot;,&quot;&quot;&quot; &amp; [.C53] &amp; &quot;&quot;&quot;,&quot; &amp; [.D53] &amp; &quot;,&quot;&quot;&quot; &amp; [.E53] &amp; &quot;&quot;&quot;,&quot; &amp; [.F53] &amp; &quot;,&quot;&quot;&quot; &amp; [.G53] &amp; &quot;&quot;&quot;),&quot;" office:value-type="string" office:string-value="(&quot;input_double_register_13&quot;,&quot;DOUBLE&quot;,1,&quot;d&quot;,0,&quot;General purpose double register 13&quot;)," calcext:value-type="string">
            <text:p>("input_double_register_13","DOUBLE",1,"d",0,"General purpose double register 13"),</text:p>
          </table:table-cell>
          <table:table-cell table:number-columns-repeated="7"/>
        </table:table-row>
        <table:table-row table:style-name="ro2">
          <table:table-cell table:formula="of:=[.A53]+1" office:value-type="float" office:value="14" calcext:value-type="float">
            <text:p>14</text:p>
          </table:table-cell>
          <table:table-cell table:formula="of:=&quot;input_double_register_&quot;&amp;[.A54]" office:value-type="string" office:string-value="input_double_register_14" calcext:value-type="string">
            <text:p>input_double_register_14</text:p>
          </table:table-cell>
          <table:table-cell office:value-type="string" calcext:value-type="string">
            <text:p>DOUBLE</text:p>
          </table:table-cell>
          <table:table-cell table:formula="of:=VLOOKUP([.C54];[.$J$2:.$N$11];2;FALSE())" office:value-type="float" office:value="1" calcext:value-type="float">
            <text:p>1</text:p>
          </table:table-cell>
          <table:table-cell table:formula="of:=VLOOKUP([.C54];[.$J$2:.$N$11];3;FALSE())" office:value-type="string" office:string-value="d" calcext:value-type="string">
            <text:p>d</text:p>
          </table:table-cell>
          <table:table-cell table:formula="of:=VLOOKUP([.C54];[.$J$2:.$N$11];4;FALSE())" office:value-type="float" office:value="0" calcext:value-type="float">
            <text:p>0</text:p>
          </table:table-cell>
          <table:table-cell table:formula="of:=&quot;General purpose double register &quot; &amp; [.A54]" office:value-type="string" office:string-value="General purpose double register 14" calcext:value-type="string">
            <text:p>General purpose double register 14</text:p>
          </table:table-cell>
          <table:table-cell table:formula="of:=&quot;(&quot;&quot;&quot; &amp; [.B54] &amp; &quot;&quot;&quot;,&quot;&quot;&quot; &amp; [.C54] &amp; &quot;&quot;&quot;,&quot; &amp; [.D54] &amp; &quot;,&quot;&quot;&quot; &amp; [.E54] &amp; &quot;&quot;&quot;,&quot; &amp; [.F54] &amp; &quot;,&quot;&quot;&quot; &amp; [.G54] &amp; &quot;&quot;&quot;),&quot;" office:value-type="string" office:string-value="(&quot;input_double_register_14&quot;,&quot;DOUBLE&quot;,1,&quot;d&quot;,0,&quot;General purpose double register 14&quot;)," calcext:value-type="string">
            <text:p>("input_double_register_14","DOUBLE",1,"d",0,"General purpose double register 14"),</text:p>
          </table:table-cell>
          <table:table-cell table:number-columns-repeated="7"/>
        </table:table-row>
        <table:table-row table:style-name="ro2">
          <table:table-cell table:formula="of:=[.A54]+1" office:value-type="float" office:value="15" calcext:value-type="float">
            <text:p>15</text:p>
          </table:table-cell>
          <table:table-cell table:formula="of:=&quot;input_double_register_&quot;&amp;[.A55]" office:value-type="string" office:string-value="input_double_register_15" calcext:value-type="string">
            <text:p>input_double_register_15</text:p>
          </table:table-cell>
          <table:table-cell office:value-type="string" calcext:value-type="string">
            <text:p>DOUBLE</text:p>
          </table:table-cell>
          <table:table-cell table:formula="of:=VLOOKUP([.C55];[.$J$2:.$N$11];2;FALSE())" office:value-type="float" office:value="1" calcext:value-type="float">
            <text:p>1</text:p>
          </table:table-cell>
          <table:table-cell table:formula="of:=VLOOKUP([.C55];[.$J$2:.$N$11];3;FALSE())" office:value-type="string" office:string-value="d" calcext:value-type="string">
            <text:p>d</text:p>
          </table:table-cell>
          <table:table-cell table:formula="of:=VLOOKUP([.C55];[.$J$2:.$N$11];4;FALSE())" office:value-type="float" office:value="0" calcext:value-type="float">
            <text:p>0</text:p>
          </table:table-cell>
          <table:table-cell table:formula="of:=&quot;General purpose double register &quot; &amp; [.A55]" office:value-type="string" office:string-value="General purpose double register 15" calcext:value-type="string">
            <text:p>General purpose double register 15</text:p>
          </table:table-cell>
          <table:table-cell table:formula="of:=&quot;(&quot;&quot;&quot; &amp; [.B55] &amp; &quot;&quot;&quot;,&quot;&quot;&quot; &amp; [.C55] &amp; &quot;&quot;&quot;,&quot; &amp; [.D55] &amp; &quot;,&quot;&quot;&quot; &amp; [.E55] &amp; &quot;&quot;&quot;,&quot; &amp; [.F55] &amp; &quot;,&quot;&quot;&quot; &amp; [.G55] &amp; &quot;&quot;&quot;),&quot;" office:value-type="string" office:string-value="(&quot;input_double_register_15&quot;,&quot;DOUBLE&quot;,1,&quot;d&quot;,0,&quot;General purpose double register 15&quot;)," calcext:value-type="string">
            <text:p>("input_double_register_15","DOUBLE",1,"d",0,"General purpose double register 15"),</text:p>
          </table:table-cell>
          <table:table-cell table:number-columns-repeated="7"/>
        </table:table-row>
        <table:table-row table:style-name="ro2">
          <table:table-cell table:formula="of:=[.A55]+1" office:value-type="float" office:value="16" calcext:value-type="float">
            <text:p>16</text:p>
          </table:table-cell>
          <table:table-cell table:formula="of:=&quot;input_double_register_&quot;&amp;[.A56]" office:value-type="string" office:string-value="input_double_register_16" calcext:value-type="string">
            <text:p>input_double_register_16</text:p>
          </table:table-cell>
          <table:table-cell office:value-type="string" calcext:value-type="string">
            <text:p>DOUBLE</text:p>
          </table:table-cell>
          <table:table-cell table:formula="of:=VLOOKUP([.C56];[.$J$2:.$N$11];2;FALSE())" office:value-type="float" office:value="1" calcext:value-type="float">
            <text:p>1</text:p>
          </table:table-cell>
          <table:table-cell table:formula="of:=VLOOKUP([.C56];[.$J$2:.$N$11];3;FALSE())" office:value-type="string" office:string-value="d" calcext:value-type="string">
            <text:p>d</text:p>
          </table:table-cell>
          <table:table-cell table:formula="of:=VLOOKUP([.C56];[.$J$2:.$N$11];4;FALSE())" office:value-type="float" office:value="0" calcext:value-type="float">
            <text:p>0</text:p>
          </table:table-cell>
          <table:table-cell table:formula="of:=&quot;General purpose double register &quot; &amp; [.A56]" office:value-type="string" office:string-value="General purpose double register 16" calcext:value-type="string">
            <text:p>General purpose double register 16</text:p>
          </table:table-cell>
          <table:table-cell table:formula="of:=&quot;(&quot;&quot;&quot; &amp; [.B56] &amp; &quot;&quot;&quot;,&quot;&quot;&quot; &amp; [.C56] &amp; &quot;&quot;&quot;,&quot; &amp; [.D56] &amp; &quot;,&quot;&quot;&quot; &amp; [.E56] &amp; &quot;&quot;&quot;,&quot; &amp; [.F56] &amp; &quot;,&quot;&quot;&quot; &amp; [.G56] &amp; &quot;&quot;&quot;),&quot;" office:value-type="string" office:string-value="(&quot;input_double_register_16&quot;,&quot;DOUBLE&quot;,1,&quot;d&quot;,0,&quot;General purpose double register 16&quot;)," calcext:value-type="string">
            <text:p>("input_double_register_16","DOUBLE",1,"d",0,"General purpose double register 16"),</text:p>
          </table:table-cell>
          <table:table-cell table:number-columns-repeated="7"/>
        </table:table-row>
        <table:table-row table:style-name="ro2">
          <table:table-cell table:formula="of:=[.A56]+1" office:value-type="float" office:value="17" calcext:value-type="float">
            <text:p>17</text:p>
          </table:table-cell>
          <table:table-cell table:formula="of:=&quot;input_double_register_&quot;&amp;[.A57]" office:value-type="string" office:string-value="input_double_register_17" calcext:value-type="string">
            <text:p>input_double_register_17</text:p>
          </table:table-cell>
          <table:table-cell office:value-type="string" calcext:value-type="string">
            <text:p>DOUBLE</text:p>
          </table:table-cell>
          <table:table-cell table:formula="of:=VLOOKUP([.C57];[.$J$2:.$N$11];2;FALSE())" office:value-type="float" office:value="1" calcext:value-type="float">
            <text:p>1</text:p>
          </table:table-cell>
          <table:table-cell table:formula="of:=VLOOKUP([.C57];[.$J$2:.$N$11];3;FALSE())" office:value-type="string" office:string-value="d" calcext:value-type="string">
            <text:p>d</text:p>
          </table:table-cell>
          <table:table-cell table:formula="of:=VLOOKUP([.C57];[.$J$2:.$N$11];4;FALSE())" office:value-type="float" office:value="0" calcext:value-type="float">
            <text:p>0</text:p>
          </table:table-cell>
          <table:table-cell table:formula="of:=&quot;General purpose double register &quot; &amp; [.A57]" office:value-type="string" office:string-value="General purpose double register 17" calcext:value-type="string">
            <text:p>General purpose double register 17</text:p>
          </table:table-cell>
          <table:table-cell table:formula="of:=&quot;(&quot;&quot;&quot; &amp; [.B57] &amp; &quot;&quot;&quot;,&quot;&quot;&quot; &amp; [.C57] &amp; &quot;&quot;&quot;,&quot; &amp; [.D57] &amp; &quot;,&quot;&quot;&quot; &amp; [.E57] &amp; &quot;&quot;&quot;,&quot; &amp; [.F57] &amp; &quot;,&quot;&quot;&quot; &amp; [.G57] &amp; &quot;&quot;&quot;),&quot;" office:value-type="string" office:string-value="(&quot;input_double_register_17&quot;,&quot;DOUBLE&quot;,1,&quot;d&quot;,0,&quot;General purpose double register 17&quot;)," calcext:value-type="string">
            <text:p>("input_double_register_17","DOUBLE",1,"d",0,"General purpose double register 17"),</text:p>
          </table:table-cell>
          <table:table-cell table:number-columns-repeated="7"/>
        </table:table-row>
        <table:table-row table:style-name="ro2">
          <table:table-cell table:formula="of:=[.A57]+1" office:value-type="float" office:value="18" calcext:value-type="float">
            <text:p>18</text:p>
          </table:table-cell>
          <table:table-cell table:formula="of:=&quot;input_double_register_&quot;&amp;[.A58]" office:value-type="string" office:string-value="input_double_register_18" calcext:value-type="string">
            <text:p>input_double_register_18</text:p>
          </table:table-cell>
          <table:table-cell office:value-type="string" calcext:value-type="string">
            <text:p>DOUBLE</text:p>
          </table:table-cell>
          <table:table-cell table:formula="of:=VLOOKUP([.C58];[.$J$2:.$N$11];2;FALSE())" office:value-type="float" office:value="1" calcext:value-type="float">
            <text:p>1</text:p>
          </table:table-cell>
          <table:table-cell table:formula="of:=VLOOKUP([.C58];[.$J$2:.$N$11];3;FALSE())" office:value-type="string" office:string-value="d" calcext:value-type="string">
            <text:p>d</text:p>
          </table:table-cell>
          <table:table-cell table:formula="of:=VLOOKUP([.C58];[.$J$2:.$N$11];4;FALSE())" office:value-type="float" office:value="0" calcext:value-type="float">
            <text:p>0</text:p>
          </table:table-cell>
          <table:table-cell table:formula="of:=&quot;General purpose double register &quot; &amp; [.A58]" office:value-type="string" office:string-value="General purpose double register 18" calcext:value-type="string">
            <text:p>General purpose double register 18</text:p>
          </table:table-cell>
          <table:table-cell table:formula="of:=&quot;(&quot;&quot;&quot; &amp; [.B58] &amp; &quot;&quot;&quot;,&quot;&quot;&quot; &amp; [.C58] &amp; &quot;&quot;&quot;,&quot; &amp; [.D58] &amp; &quot;,&quot;&quot;&quot; &amp; [.E58] &amp; &quot;&quot;&quot;,&quot; &amp; [.F58] &amp; &quot;,&quot;&quot;&quot; &amp; [.G58] &amp; &quot;&quot;&quot;),&quot;" office:value-type="string" office:string-value="(&quot;input_double_register_18&quot;,&quot;DOUBLE&quot;,1,&quot;d&quot;,0,&quot;General purpose double register 18&quot;)," calcext:value-type="string">
            <text:p>("input_double_register_18","DOUBLE",1,"d",0,"General purpose double register 18"),</text:p>
          </table:table-cell>
          <table:table-cell table:number-columns-repeated="7"/>
        </table:table-row>
        <table:table-row table:style-name="ro2">
          <table:table-cell table:formula="of:=[.A58]+1" office:value-type="float" office:value="19" calcext:value-type="float">
            <text:p>19</text:p>
          </table:table-cell>
          <table:table-cell table:formula="of:=&quot;input_double_register_&quot;&amp;[.A59]" office:value-type="string" office:string-value="input_double_register_19" calcext:value-type="string">
            <text:p>input_double_register_19</text:p>
          </table:table-cell>
          <table:table-cell office:value-type="string" calcext:value-type="string">
            <text:p>DOUBLE</text:p>
          </table:table-cell>
          <table:table-cell table:formula="of:=VLOOKUP([.C59];[.$J$2:.$N$11];2;FALSE())" office:value-type="float" office:value="1" calcext:value-type="float">
            <text:p>1</text:p>
          </table:table-cell>
          <table:table-cell table:formula="of:=VLOOKUP([.C59];[.$J$2:.$N$11];3;FALSE())" office:value-type="string" office:string-value="d" calcext:value-type="string">
            <text:p>d</text:p>
          </table:table-cell>
          <table:table-cell table:formula="of:=VLOOKUP([.C59];[.$J$2:.$N$11];4;FALSE())" office:value-type="float" office:value="0" calcext:value-type="float">
            <text:p>0</text:p>
          </table:table-cell>
          <table:table-cell table:formula="of:=&quot;General purpose double register &quot; &amp; [.A59]" office:value-type="string" office:string-value="General purpose double register 19" calcext:value-type="string">
            <text:p>General purpose double register 19</text:p>
          </table:table-cell>
          <table:table-cell table:formula="of:=&quot;(&quot;&quot;&quot; &amp; [.B59] &amp; &quot;&quot;&quot;,&quot;&quot;&quot; &amp; [.C59] &amp; &quot;&quot;&quot;,&quot; &amp; [.D59] &amp; &quot;,&quot;&quot;&quot; &amp; [.E59] &amp; &quot;&quot;&quot;,&quot; &amp; [.F59] &amp; &quot;,&quot;&quot;&quot; &amp; [.G59] &amp; &quot;&quot;&quot;),&quot;" office:value-type="string" office:string-value="(&quot;input_double_register_19&quot;,&quot;DOUBLE&quot;,1,&quot;d&quot;,0,&quot;General purpose double register 19&quot;)," calcext:value-type="string">
            <text:p>("input_double_register_19","DOUBLE",1,"d",0,"General purpose double register 19"),</text:p>
          </table:table-cell>
          <table:table-cell table:number-columns-repeated="7"/>
        </table:table-row>
        <table:table-row table:style-name="ro2">
          <table:table-cell table:formula="of:=[.A59]+1" office:value-type="float" office:value="20" calcext:value-type="float">
            <text:p>20</text:p>
          </table:table-cell>
          <table:table-cell table:formula="of:=&quot;input_double_register_&quot;&amp;[.A60]" office:value-type="string" office:string-value="input_double_register_20" calcext:value-type="string">
            <text:p>input_double_register_20</text:p>
          </table:table-cell>
          <table:table-cell office:value-type="string" calcext:value-type="string">
            <text:p>DOUBLE</text:p>
          </table:table-cell>
          <table:table-cell table:formula="of:=VLOOKUP([.C60];[.$J$2:.$N$11];2;FALSE())" office:value-type="float" office:value="1" calcext:value-type="float">
            <text:p>1</text:p>
          </table:table-cell>
          <table:table-cell table:formula="of:=VLOOKUP([.C60];[.$J$2:.$N$11];3;FALSE())" office:value-type="string" office:string-value="d" calcext:value-type="string">
            <text:p>d</text:p>
          </table:table-cell>
          <table:table-cell table:formula="of:=VLOOKUP([.C60];[.$J$2:.$N$11];4;FALSE())" office:value-type="float" office:value="0" calcext:value-type="float">
            <text:p>0</text:p>
          </table:table-cell>
          <table:table-cell table:formula="of:=&quot;General purpose double register &quot; &amp; [.A60]" office:value-type="string" office:string-value="General purpose double register 20" calcext:value-type="string">
            <text:p>General purpose double register 20</text:p>
          </table:table-cell>
          <table:table-cell table:formula="of:=&quot;(&quot;&quot;&quot; &amp; [.B60] &amp; &quot;&quot;&quot;,&quot;&quot;&quot; &amp; [.C60] &amp; &quot;&quot;&quot;,&quot; &amp; [.D60] &amp; &quot;,&quot;&quot;&quot; &amp; [.E60] &amp; &quot;&quot;&quot;,&quot; &amp; [.F60] &amp; &quot;,&quot;&quot;&quot; &amp; [.G60] &amp; &quot;&quot;&quot;),&quot;" office:value-type="string" office:string-value="(&quot;input_double_register_20&quot;,&quot;DOUBLE&quot;,1,&quot;d&quot;,0,&quot;General purpose double register 20&quot;)," calcext:value-type="string">
            <text:p>("input_double_register_20","DOUBLE",1,"d",0,"General purpose double register 20"),</text:p>
          </table:table-cell>
          <table:table-cell table:number-columns-repeated="7"/>
        </table:table-row>
        <table:table-row table:style-name="ro2">
          <table:table-cell table:formula="of:=[.A60]+1" office:value-type="float" office:value="21" calcext:value-type="float">
            <text:p>21</text:p>
          </table:table-cell>
          <table:table-cell table:formula="of:=&quot;input_double_register_&quot;&amp;[.A61]" office:value-type="string" office:string-value="input_double_register_21" calcext:value-type="string">
            <text:p>input_double_register_21</text:p>
          </table:table-cell>
          <table:table-cell office:value-type="string" calcext:value-type="string">
            <text:p>DOUBLE</text:p>
          </table:table-cell>
          <table:table-cell table:formula="of:=VLOOKUP([.C61];[.$J$2:.$N$11];2;FALSE())" office:value-type="float" office:value="1" calcext:value-type="float">
            <text:p>1</text:p>
          </table:table-cell>
          <table:table-cell table:formula="of:=VLOOKUP([.C61];[.$J$2:.$N$11];3;FALSE())" office:value-type="string" office:string-value="d" calcext:value-type="string">
            <text:p>d</text:p>
          </table:table-cell>
          <table:table-cell table:formula="of:=VLOOKUP([.C61];[.$J$2:.$N$11];4;FALSE())" office:value-type="float" office:value="0" calcext:value-type="float">
            <text:p>0</text:p>
          </table:table-cell>
          <table:table-cell table:formula="of:=&quot;General purpose double register &quot; &amp; [.A61]" office:value-type="string" office:string-value="General purpose double register 21" calcext:value-type="string">
            <text:p>General purpose double register 21</text:p>
          </table:table-cell>
          <table:table-cell table:formula="of:=&quot;(&quot;&quot;&quot; &amp; [.B61] &amp; &quot;&quot;&quot;,&quot;&quot;&quot; &amp; [.C61] &amp; &quot;&quot;&quot;,&quot; &amp; [.D61] &amp; &quot;,&quot;&quot;&quot; &amp; [.E61] &amp; &quot;&quot;&quot;,&quot; &amp; [.F61] &amp; &quot;,&quot;&quot;&quot; &amp; [.G61] &amp; &quot;&quot;&quot;),&quot;" office:value-type="string" office:string-value="(&quot;input_double_register_21&quot;,&quot;DOUBLE&quot;,1,&quot;d&quot;,0,&quot;General purpose double register 21&quot;)," calcext:value-type="string">
            <text:p>("input_double_register_21","DOUBLE",1,"d",0,"General purpose double register 21"),</text:p>
          </table:table-cell>
          <table:table-cell table:number-columns-repeated="7"/>
        </table:table-row>
        <table:table-row table:style-name="ro2">
          <table:table-cell table:formula="of:=[.A61]+1" office:value-type="float" office:value="22" calcext:value-type="float">
            <text:p>22</text:p>
          </table:table-cell>
          <table:table-cell table:formula="of:=&quot;input_double_register_&quot;&amp;[.A62]" office:value-type="string" office:string-value="input_double_register_22" calcext:value-type="string">
            <text:p>input_double_register_22</text:p>
          </table:table-cell>
          <table:table-cell office:value-type="string" calcext:value-type="string">
            <text:p>DOUBLE</text:p>
          </table:table-cell>
          <table:table-cell table:formula="of:=VLOOKUP([.C62];[.$J$2:.$N$11];2;FALSE())" office:value-type="float" office:value="1" calcext:value-type="float">
            <text:p>1</text:p>
          </table:table-cell>
          <table:table-cell table:formula="of:=VLOOKUP([.C62];[.$J$2:.$N$11];3;FALSE())" office:value-type="string" office:string-value="d" calcext:value-type="string">
            <text:p>d</text:p>
          </table:table-cell>
          <table:table-cell table:formula="of:=VLOOKUP([.C62];[.$J$2:.$N$11];4;FALSE())" office:value-type="float" office:value="0" calcext:value-type="float">
            <text:p>0</text:p>
          </table:table-cell>
          <table:table-cell table:formula="of:=&quot;General purpose double register &quot; &amp; [.A62]" office:value-type="string" office:string-value="General purpose double register 22" calcext:value-type="string">
            <text:p>General purpose double register 22</text:p>
          </table:table-cell>
          <table:table-cell table:formula="of:=&quot;(&quot;&quot;&quot; &amp; [.B62] &amp; &quot;&quot;&quot;,&quot;&quot;&quot; &amp; [.C62] &amp; &quot;&quot;&quot;,&quot; &amp; [.D62] &amp; &quot;,&quot;&quot;&quot; &amp; [.E62] &amp; &quot;&quot;&quot;,&quot; &amp; [.F62] &amp; &quot;,&quot;&quot;&quot; &amp; [.G62] &amp; &quot;&quot;&quot;),&quot;" office:value-type="string" office:string-value="(&quot;input_double_register_22&quot;,&quot;DOUBLE&quot;,1,&quot;d&quot;,0,&quot;General purpose double register 22&quot;)," calcext:value-type="string">
            <text:p>("input_double_register_22","DOUBLE",1,"d",0,"General purpose double register 22"),</text:p>
          </table:table-cell>
          <table:table-cell table:number-columns-repeated="7"/>
        </table:table-row>
        <table:table-row table:style-name="ro2">
          <table:table-cell table:formula="of:=[.A62]+1" office:value-type="float" office:value="23" calcext:value-type="float">
            <text:p>23</text:p>
          </table:table-cell>
          <table:table-cell table:formula="of:=&quot;input_double_register_&quot;&amp;[.A63]" office:value-type="string" office:string-value="input_double_register_23" calcext:value-type="string">
            <text:p>input_double_register_23</text:p>
          </table:table-cell>
          <table:table-cell office:value-type="string" calcext:value-type="string">
            <text:p>DOUBLE</text:p>
          </table:table-cell>
          <table:table-cell table:formula="of:=VLOOKUP([.C63];[.$J$2:.$N$11];2;FALSE())" office:value-type="float" office:value="1" calcext:value-type="float">
            <text:p>1</text:p>
          </table:table-cell>
          <table:table-cell table:formula="of:=VLOOKUP([.C63];[.$J$2:.$N$11];3;FALSE())" office:value-type="string" office:string-value="d" calcext:value-type="string">
            <text:p>d</text:p>
          </table:table-cell>
          <table:table-cell table:formula="of:=VLOOKUP([.C63];[.$J$2:.$N$11];4;FALSE())" office:value-type="float" office:value="0" calcext:value-type="float">
            <text:p>0</text:p>
          </table:table-cell>
          <table:table-cell table:formula="of:=&quot;General purpose double register &quot; &amp; [.A63]" office:value-type="string" office:string-value="General purpose double register 23" calcext:value-type="string">
            <text:p>General purpose double register 23</text:p>
          </table:table-cell>
          <table:table-cell table:formula="of:=&quot;(&quot;&quot;&quot; &amp; [.B63] &amp; &quot;&quot;&quot;,&quot;&quot;&quot; &amp; [.C63] &amp; &quot;&quot;&quot;,&quot; &amp; [.D63] &amp; &quot;,&quot;&quot;&quot; &amp; [.E63] &amp; &quot;&quot;&quot;,&quot; &amp; [.F63] &amp; &quot;,&quot;&quot;&quot; &amp; [.G63] &amp; &quot;&quot;&quot;),&quot;" office:value-type="string" office:string-value="(&quot;input_double_register_23&quot;,&quot;DOUBLE&quot;,1,&quot;d&quot;,0,&quot;General purpose double register 23&quot;)," calcext:value-type="string">
            <text:p>("input_double_register_23","DOUBLE",1,"d",0,"General purpose double register 23"),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8"/>
        </table:table-row>
        <table:table-row table:style-name="ro2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DOUBLE</text:p>
          </table:table-cell>
          <table:table-cell table:formula="of:=VLOOKUP([.C68];[.$J$2:.$N$11];2;FALSE())" office:value-type="float" office:value="1" calcext:value-type="float">
            <text:p>1</text:p>
          </table:table-cell>
          <table:table-cell table:formula="of:=VLOOKUP([.C68];[.$J$2:.$N$11];3;FALSE())" office:value-type="string" office:string-value="d" calcext:value-type="string">
            <text:p>d</text:p>
          </table:table-cell>
          <table:table-cell table:formula="of:=VLOOKUP([.C68];[.$J$2:.$N$11];4;FALSE())" office:value-type="float" office:value="0" calcext:value-type="float">
            <text:p>0</text:p>
          </table:table-cell>
          <table:table-cell office:value-type="string" calcext:value-type="string">
            <text:p>Time elapsed since the controller was started [s]</text:p>
          </table:table-cell>
          <table:table-cell table:formula="of:=&quot;(&quot;&quot;&quot; &amp; [.B68] &amp; &quot;&quot;&quot;,&quot;&quot;&quot; &amp; [.C68] &amp; &quot;&quot;&quot;,&quot; &amp; [.D68] &amp; &quot;,&quot;&quot;&quot; &amp; [.E68] &amp; &quot;&quot;&quot;,&quot; &amp; [.F68] &amp; &quot;,&quot;&quot;&quot; &amp; [.G68] &amp; &quot;&quot;&quot;),&quot;" office:value-type="string" office:string-value="(&quot;timestamp&quot;,&quot;DOUBLE&quot;,1,&quot;d&quot;,0,&quot;Time elapsed since the controller was started [s]&quot;)," calcext:value-type="string">
            <text:p>("timestamp","DOUBLE",1,"d",0,"Time elapsed since the controller was started [s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q</text:p>
          </table:table-cell>
          <table:table-cell office:value-type="string" calcext:value-type="string">
            <text:p>VECTOR6D</text:p>
          </table:table-cell>
          <table:table-cell table:formula="of:=VLOOKUP([.C69];[.$J$2:.$N$11];2;FALSE())" office:value-type="float" office:value="6" calcext:value-type="float">
            <text:p>6</text:p>
          </table:table-cell>
          <table:table-cell table:formula="of:=VLOOKUP([.C69];[.$J$2:.$N$11];3;FALSE())" office:value-type="string" office:string-value="d" calcext:value-type="string">
            <text:p>d</text:p>
          </table:table-cell>
          <table:table-cell table:formula="of:=VLOOKUP([.C69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joint positions</text:p>
          </table:table-cell>
          <table:table-cell table:formula="of:=&quot;(&quot;&quot;&quot; &amp; [.B69] &amp; &quot;&quot;&quot;,&quot;&quot;&quot; &amp; [.C69] &amp; &quot;&quot;&quot;,&quot; &amp; [.D69] &amp; &quot;,&quot;&quot;&quot; &amp; [.E69] &amp; &quot;&quot;&quot;,&quot; &amp; [.F69] &amp; &quot;,&quot;&quot;&quot; &amp; [.G69] &amp; &quot;&quot;&quot;),&quot;" office:value-type="string" office:string-value="(&quot;target_q&quot;,&quot;VECTOR6D&quot;,6,&quot;d&quot;,[0.0,0.0,0.0,0.0,0.0,0.0],&quot;Target joint positions&quot;)," calcext:value-type="string">
            <text:p>("target_q","VECTOR6D",6,"d",[0.0,0.0,0.0,0.0,0.0,0.0],"Target joint position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qd</text:p>
          </table:table-cell>
          <table:table-cell office:value-type="string" calcext:value-type="string">
            <text:p>VECTOR6D</text:p>
          </table:table-cell>
          <table:table-cell table:formula="of:=VLOOKUP([.C70];[.$J$2:.$N$11];2;FALSE())" office:value-type="float" office:value="6" calcext:value-type="float">
            <text:p>6</text:p>
          </table:table-cell>
          <table:table-cell table:formula="of:=VLOOKUP([.C70];[.$J$2:.$N$11];3;FALSE())" office:value-type="string" office:string-value="d" calcext:value-type="string">
            <text:p>d</text:p>
          </table:table-cell>
          <table:table-cell table:formula="of:=VLOOKUP([.C70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joint velocities</text:p>
          </table:table-cell>
          <table:table-cell table:formula="of:=&quot;(&quot;&quot;&quot; &amp; [.B70] &amp; &quot;&quot;&quot;,&quot;&quot;&quot; &amp; [.C70] &amp; &quot;&quot;&quot;,&quot; &amp; [.D70] &amp; &quot;,&quot;&quot;&quot; &amp; [.E70] &amp; &quot;&quot;&quot;,&quot; &amp; [.F70] &amp; &quot;,&quot;&quot;&quot; &amp; [.G70] &amp; &quot;&quot;&quot;),&quot;" office:value-type="string" office:string-value="(&quot;target_qd&quot;,&quot;VECTOR6D&quot;,6,&quot;d&quot;,[0.0,0.0,0.0,0.0,0.0,0.0],&quot;Target joint velocities&quot;)," calcext:value-type="string">
            <text:p>("target_qd","VECTOR6D",6,"d",[0.0,0.0,0.0,0.0,0.0,0.0],"Target joint velociti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qdd</text:p>
          </table:table-cell>
          <table:table-cell office:value-type="string" calcext:value-type="string">
            <text:p>VECTOR6D</text:p>
          </table:table-cell>
          <table:table-cell table:formula="of:=VLOOKUP([.C71];[.$J$2:.$N$11];2;FALSE())" office:value-type="float" office:value="6" calcext:value-type="float">
            <text:p>6</text:p>
          </table:table-cell>
          <table:table-cell table:formula="of:=VLOOKUP([.C71];[.$J$2:.$N$11];3;FALSE())" office:value-type="string" office:string-value="d" calcext:value-type="string">
            <text:p>d</text:p>
          </table:table-cell>
          <table:table-cell table:formula="of:=VLOOKUP([.C71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joint accelerations</text:p>
          </table:table-cell>
          <table:table-cell table:formula="of:=&quot;(&quot;&quot;&quot; &amp; [.B71] &amp; &quot;&quot;&quot;,&quot;&quot;&quot; &amp; [.C71] &amp; &quot;&quot;&quot;,&quot; &amp; [.D71] &amp; &quot;,&quot;&quot;&quot; &amp; [.E71] &amp; &quot;&quot;&quot;,&quot; &amp; [.F71] &amp; &quot;,&quot;&quot;&quot; &amp; [.G71] &amp; &quot;&quot;&quot;),&quot;" office:value-type="string" office:string-value="(&quot;target_qdd&quot;,&quot;VECTOR6D&quot;,6,&quot;d&quot;,[0.0,0.0,0.0,0.0,0.0,0.0],&quot;Target joint accelerations&quot;)," calcext:value-type="string">
            <text:p>("target_qdd","VECTOR6D",6,"d",[0.0,0.0,0.0,0.0,0.0,0.0],"Target joint acceleration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current</text:p>
          </table:table-cell>
          <table:table-cell office:value-type="string" calcext:value-type="string">
            <text:p>VECTOR6D</text:p>
          </table:table-cell>
          <table:table-cell table:formula="of:=VLOOKUP([.C72];[.$J$2:.$N$11];2;FALSE())" office:value-type="float" office:value="6" calcext:value-type="float">
            <text:p>6</text:p>
          </table:table-cell>
          <table:table-cell table:formula="of:=VLOOKUP([.C72];[.$J$2:.$N$11];3;FALSE())" office:value-type="string" office:string-value="d" calcext:value-type="string">
            <text:p>d</text:p>
          </table:table-cell>
          <table:table-cell table:formula="of:=VLOOKUP([.C72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joint currents</text:p>
          </table:table-cell>
          <table:table-cell table:formula="of:=&quot;(&quot;&quot;&quot; &amp; [.B72] &amp; &quot;&quot;&quot;,&quot;&quot;&quot; &amp; [.C72] &amp; &quot;&quot;&quot;,&quot; &amp; [.D72] &amp; &quot;,&quot;&quot;&quot; &amp; [.E72] &amp; &quot;&quot;&quot;,&quot; &amp; [.F72] &amp; &quot;,&quot;&quot;&quot; &amp; [.G72] &amp; &quot;&quot;&quot;),&quot;" office:value-type="string" office:string-value="(&quot;target_current&quot;,&quot;VECTOR6D&quot;,6,&quot;d&quot;,[0.0,0.0,0.0,0.0,0.0,0.0],&quot;Target joint currents&quot;)," calcext:value-type="string">
            <text:p>("target_current","VECTOR6D",6,"d",[0.0,0.0,0.0,0.0,0.0,0.0],"Target joint curren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moment</text:p>
          </table:table-cell>
          <table:table-cell office:value-type="string" calcext:value-type="string">
            <text:p>VECTOR6D</text:p>
          </table:table-cell>
          <table:table-cell table:formula="of:=VLOOKUP([.C73];[.$J$2:.$N$11];2;FALSE())" office:value-type="float" office:value="6" calcext:value-type="float">
            <text:p>6</text:p>
          </table:table-cell>
          <table:table-cell table:formula="of:=VLOOKUP([.C73];[.$J$2:.$N$11];3;FALSE())" office:value-type="string" office:string-value="d" calcext:value-type="string">
            <text:p>d</text:p>
          </table:table-cell>
          <table:table-cell table:formula="of:=VLOOKUP([.C73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joint moments (torques)</text:p>
          </table:table-cell>
          <table:table-cell table:formula="of:=&quot;(&quot;&quot;&quot; &amp; [.B73] &amp; &quot;&quot;&quot;,&quot;&quot;&quot; &amp; [.C73] &amp; &quot;&quot;&quot;,&quot; &amp; [.D73] &amp; &quot;,&quot;&quot;&quot; &amp; [.E73] &amp; &quot;&quot;&quot;,&quot; &amp; [.F73] &amp; &quot;,&quot;&quot;&quot; &amp; [.G73] &amp; &quot;&quot;&quot;),&quot;" office:value-type="string" office:string-value="(&quot;target_moment&quot;,&quot;VECTOR6D&quot;,6,&quot;d&quot;,[0.0,0.0,0.0,0.0,0.0,0.0],&quot;Target joint moments (torques)&quot;)," calcext:value-type="string">
            <text:p>("target_moment","VECTOR6D",6,"d",[0.0,0.0,0.0,0.0,0.0,0.0],"Target joint moments (torques)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q</text:p>
          </table:table-cell>
          <table:table-cell office:value-type="string" calcext:value-type="string">
            <text:p>VECTOR6D</text:p>
          </table:table-cell>
          <table:table-cell table:formula="of:=VLOOKUP([.C74];[.$J$2:.$N$11];2;FALSE())" office:value-type="float" office:value="6" calcext:value-type="float">
            <text:p>6</text:p>
          </table:table-cell>
          <table:table-cell table:formula="of:=VLOOKUP([.C74];[.$J$2:.$N$11];3;FALSE())" office:value-type="string" office:string-value="d" calcext:value-type="string">
            <text:p>d</text:p>
          </table:table-cell>
          <table:table-cell table:formula="of:=VLOOKUP([.C74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joint positions</text:p>
          </table:table-cell>
          <table:table-cell table:formula="of:=&quot;(&quot;&quot;&quot; &amp; [.B74] &amp; &quot;&quot;&quot;,&quot;&quot;&quot; &amp; [.C74] &amp; &quot;&quot;&quot;,&quot; &amp; [.D74] &amp; &quot;,&quot;&quot;&quot; &amp; [.E74] &amp; &quot;&quot;&quot;,&quot; &amp; [.F74] &amp; &quot;,&quot;&quot;&quot; &amp; [.G74] &amp; &quot;&quot;&quot;),&quot;" office:value-type="string" office:string-value="(&quot;actual_q&quot;,&quot;VECTOR6D&quot;,6,&quot;d&quot;,[0.0,0.0,0.0,0.0,0.0,0.0],&quot;Actual joint positions&quot;)," calcext:value-type="string">
            <text:p>("actual_q","VECTOR6D",6,"d",[0.0,0.0,0.0,0.0,0.0,0.0],"Actual joint position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qd</text:p>
          </table:table-cell>
          <table:table-cell office:value-type="string" calcext:value-type="string">
            <text:p>VECTOR6D</text:p>
          </table:table-cell>
          <table:table-cell table:formula="of:=VLOOKUP([.C75];[.$J$2:.$N$11];2;FALSE())" office:value-type="float" office:value="6" calcext:value-type="float">
            <text:p>6</text:p>
          </table:table-cell>
          <table:table-cell table:formula="of:=VLOOKUP([.C75];[.$J$2:.$N$11];3;FALSE())" office:value-type="string" office:string-value="d" calcext:value-type="string">
            <text:p>d</text:p>
          </table:table-cell>
          <table:table-cell table:formula="of:=VLOOKUP([.C75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joint velocities</text:p>
          </table:table-cell>
          <table:table-cell table:formula="of:=&quot;(&quot;&quot;&quot; &amp; [.B75] &amp; &quot;&quot;&quot;,&quot;&quot;&quot; &amp; [.C75] &amp; &quot;&quot;&quot;,&quot; &amp; [.D75] &amp; &quot;,&quot;&quot;&quot; &amp; [.E75] &amp; &quot;&quot;&quot;,&quot; &amp; [.F75] &amp; &quot;,&quot;&quot;&quot; &amp; [.G75] &amp; &quot;&quot;&quot;),&quot;" office:value-type="string" office:string-value="(&quot;actual_qd&quot;,&quot;VECTOR6D&quot;,6,&quot;d&quot;,[0.0,0.0,0.0,0.0,0.0,0.0],&quot;Actual joint velocities&quot;)," calcext:value-type="string">
            <text:p>("actual_qd","VECTOR6D",6,"d",[0.0,0.0,0.0,0.0,0.0,0.0],"Actual joint velociti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current</text:p>
          </table:table-cell>
          <table:table-cell office:value-type="string" calcext:value-type="string">
            <text:p>VECTOR6D</text:p>
          </table:table-cell>
          <table:table-cell table:formula="of:=VLOOKUP([.C76];[.$J$2:.$N$11];2;FALSE())" office:value-type="float" office:value="6" calcext:value-type="float">
            <text:p>6</text:p>
          </table:table-cell>
          <table:table-cell table:formula="of:=VLOOKUP([.C76];[.$J$2:.$N$11];3;FALSE())" office:value-type="string" office:string-value="d" calcext:value-type="string">
            <text:p>d</text:p>
          </table:table-cell>
          <table:table-cell table:formula="of:=VLOOKUP([.C76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joint currents</text:p>
          </table:table-cell>
          <table:table-cell table:formula="of:=&quot;(&quot;&quot;&quot; &amp; [.B76] &amp; &quot;&quot;&quot;,&quot;&quot;&quot; &amp; [.C76] &amp; &quot;&quot;&quot;,&quot; &amp; [.D76] &amp; &quot;,&quot;&quot;&quot; &amp; [.E76] &amp; &quot;&quot;&quot;,&quot; &amp; [.F76] &amp; &quot;,&quot;&quot;&quot; &amp; [.G76] &amp; &quot;&quot;&quot;),&quot;" office:value-type="string" office:string-value="(&quot;actual_current&quot;,&quot;VECTOR6D&quot;,6,&quot;d&quot;,[0.0,0.0,0.0,0.0,0.0,0.0],&quot;Actual joint currents&quot;)," calcext:value-type="string">
            <text:p>("actual_current","VECTOR6D",6,"d",[0.0,0.0,0.0,0.0,0.0,0.0],"Actual joint curren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oint_control_output</text:p>
          </table:table-cell>
          <table:table-cell office:value-type="string" calcext:value-type="string">
            <text:p>VECTOR6D</text:p>
          </table:table-cell>
          <table:table-cell table:formula="of:=VLOOKUP([.C77];[.$J$2:.$N$11];2;FALSE())" office:value-type="float" office:value="6" calcext:value-type="float">
            <text:p>6</text:p>
          </table:table-cell>
          <table:table-cell table:formula="of:=VLOOKUP([.C77];[.$J$2:.$N$11];3;FALSE())" office:value-type="string" office:string-value="d" calcext:value-type="string">
            <text:p>d</text:p>
          </table:table-cell>
          <table:table-cell table:formula="of:=VLOOKUP([.C77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Joint control currents</text:p>
          </table:table-cell>
          <table:table-cell table:formula="of:=&quot;(&quot;&quot;&quot; &amp; [.B77] &amp; &quot;&quot;&quot;,&quot;&quot;&quot; &amp; [.C77] &amp; &quot;&quot;&quot;,&quot; &amp; [.D77] &amp; &quot;,&quot;&quot;&quot; &amp; [.E77] &amp; &quot;&quot;&quot;,&quot; &amp; [.F77] &amp; &quot;,&quot;&quot;&quot; &amp; [.G77] &amp; &quot;&quot;&quot;),&quot;" office:value-type="string" office:string-value="(&quot;joint_control_output&quot;,&quot;VECTOR6D&quot;,6,&quot;d&quot;,[0.0,0.0,0.0,0.0,0.0,0.0],&quot;Joint control currents&quot;)," calcext:value-type="string">
            <text:p>("joint_control_output","VECTOR6D",6,"d",[0.0,0.0,0.0,0.0,0.0,0.0],"Joint control currents"),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tual_TCP_pose</text:p>
          </table:table-cell>
          <table:table-cell office:value-type="string" calcext:value-type="string">
            <text:p>VECTOR6D</text:p>
          </table:table-cell>
          <table:table-cell table:formula="of:=VLOOKUP([.C78];[.$J$2:.$N$11];2;FALSE())" office:value-type="float" office:value="6" calcext:value-type="float">
            <text:p>6</text:p>
          </table:table-cell>
          <table:table-cell table:formula="of:=VLOOKUP([.C78];[.$J$2:.$N$11];3;FALSE())" office:value-type="string" office:string-value="d" calcext:value-type="string">
            <text:p>d</text:p>
          </table:table-cell>
          <table:table-cell table:formula="of:=VLOOKUP([.C78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Cartesian coordinates of the tool: (x,y,z,rx,ry,rz), where rx, ry and rz is a rotation vector representation of the tool orientation</text:p>
          </table:table-cell>
          <table:table-cell table:formula="of:=&quot;(&quot;&quot;&quot; &amp; [.B78] &amp; &quot;&quot;&quot;,&quot;&quot;&quot; &amp; [.C78] &amp; &quot;&quot;&quot;,&quot; &amp; [.D78] &amp; &quot;,&quot;&quot;&quot; &amp; [.E78] &amp; &quot;&quot;&quot;,&quot; &amp; [.F78] &amp; &quot;,&quot;&quot;&quot; &amp; [.G78] &amp; &quot;&quot;&quot;),&quot;" office:value-type="string" office:string-value="(&quot;actual_TCP_pose&quot;,&quot;VECTOR6D&quot;,6,&quot;d&quot;,[0.0,0.0,0.0,0.0,0.0,0.0],&quot;Actual Cartesian coordinates of the tool: (x,y,z,rx,ry,rz), where rx, ry and rz is a rotation vector representation of the tool orientation&quot;)," calcext:value-type="string">
            <text:p>("actual_TCP_pose","VECTOR6D",6,"d",[0.0,0.0,0.0,0.0,0.0,0.0],"Actual Cartesian coordinates of the tool: (x,y,z,rx,ry,rz), where rx, ry and rz is a rotation vector representation of the tool orientation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TCP_speed</text:p>
          </table:table-cell>
          <table:table-cell office:value-type="string" calcext:value-type="string">
            <text:p>VECTOR6D</text:p>
          </table:table-cell>
          <table:table-cell table:formula="of:=VLOOKUP([.C79];[.$J$2:.$N$11];2;FALSE())" office:value-type="float" office:value="6" calcext:value-type="float">
            <text:p>6</text:p>
          </table:table-cell>
          <table:table-cell table:formula="of:=VLOOKUP([.C79];[.$J$2:.$N$11];3;FALSE())" office:value-type="string" office:string-value="d" calcext:value-type="string">
            <text:p>d</text:p>
          </table:table-cell>
          <table:table-cell table:formula="of:=VLOOKUP([.C79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speed of the tool given in Cartesian coordinates</text:p>
          </table:table-cell>
          <table:table-cell table:formula="of:=&quot;(&quot;&quot;&quot; &amp; [.B79] &amp; &quot;&quot;&quot;,&quot;&quot;&quot; &amp; [.C79] &amp; &quot;&quot;&quot;,&quot; &amp; [.D79] &amp; &quot;,&quot;&quot;&quot; &amp; [.E79] &amp; &quot;&quot;&quot;,&quot; &amp; [.F79] &amp; &quot;,&quot;&quot;&quot; &amp; [.G79] &amp; &quot;&quot;&quot;),&quot;" office:value-type="string" office:string-value="(&quot;actual_TCP_speed&quot;,&quot;VECTOR6D&quot;,6,&quot;d&quot;,[0.0,0.0,0.0,0.0,0.0,0.0],&quot;Actual speed of the tool given in Cartesian coordinates&quot;)," calcext:value-type="string">
            <text:p>("actual_TCP_speed","VECTOR6D",6,"d",[0.0,0.0,0.0,0.0,0.0,0.0],"Actual speed of the tool given in Cartesian coordinat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TCP_force</text:p>
          </table:table-cell>
          <table:table-cell office:value-type="string" calcext:value-type="string">
            <text:p>VECTOR6D</text:p>
          </table:table-cell>
          <table:table-cell table:formula="of:=VLOOKUP([.C80];[.$J$2:.$N$11];2;FALSE())" office:value-type="float" office:value="6" calcext:value-type="float">
            <text:p>6</text:p>
          </table:table-cell>
          <table:table-cell table:formula="of:=VLOOKUP([.C80];[.$J$2:.$N$11];3;FALSE())" office:value-type="string" office:string-value="d" calcext:value-type="string">
            <text:p>d</text:p>
          </table:table-cell>
          <table:table-cell table:formula="of:=VLOOKUP([.C80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Generalized forces in the TCP</text:p>
          </table:table-cell>
          <table:table-cell table:formula="of:=&quot;(&quot;&quot;&quot; &amp; [.B80] &amp; &quot;&quot;&quot;,&quot;&quot;&quot; &amp; [.C80] &amp; &quot;&quot;&quot;,&quot; &amp; [.D80] &amp; &quot;,&quot;&quot;&quot; &amp; [.E80] &amp; &quot;&quot;&quot;,&quot; &amp; [.F80] &amp; &quot;,&quot;&quot;&quot; &amp; [.G80] &amp; &quot;&quot;&quot;),&quot;" office:value-type="string" office:string-value="(&quot;actual_TCP_force&quot;,&quot;VECTOR6D&quot;,6,&quot;d&quot;,[0.0,0.0,0.0,0.0,0.0,0.0],&quot;Generalized forces in the TCP&quot;)," calcext:value-type="string">
            <text:p>("actual_TCP_force","VECTOR6D",6,"d",[0.0,0.0,0.0,0.0,0.0,0.0],"Generalized forces in the TCP"),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rget_TCP_pose</text:p>
          </table:table-cell>
          <table:table-cell office:value-type="string" calcext:value-type="string">
            <text:p>VECTOR6D</text:p>
          </table:table-cell>
          <table:table-cell table:formula="of:=VLOOKUP([.C81];[.$J$2:.$N$11];2;FALSE())" office:value-type="float" office:value="6" calcext:value-type="float">
            <text:p>6</text:p>
          </table:table-cell>
          <table:table-cell table:formula="of:=VLOOKUP([.C81];[.$J$2:.$N$11];3;FALSE())" office:value-type="string" office:string-value="d" calcext:value-type="string">
            <text:p>d</text:p>
          </table:table-cell>
          <table:table-cell table:formula="of:=VLOOKUP([.C81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Cartesian coordinates of the tool: (x,y,z,rx,ry,rz), where rx, ry and rz is a rotation vector representation of the tool orientation</text:p>
          </table:table-cell>
          <table:table-cell table:formula="of:=&quot;(&quot;&quot;&quot; &amp; [.B81] &amp; &quot;&quot;&quot;,&quot;&quot;&quot; &amp; [.C81] &amp; &quot;&quot;&quot;,&quot; &amp; [.D81] &amp; &quot;,&quot;&quot;&quot; &amp; [.E81] &amp; &quot;&quot;&quot;,&quot; &amp; [.F81] &amp; &quot;,&quot;&quot;&quot; &amp; [.G81] &amp; &quot;&quot;&quot;),&quot;" office:value-type="string" office:string-value="(&quot;target_TCP_pose&quot;,&quot;VECTOR6D&quot;,6,&quot;d&quot;,[0.0,0.0,0.0,0.0,0.0,0.0],&quot;Target Cartesian coordinates of the tool: (x,y,z,rx,ry,rz), where rx, ry and rz is a rotation vector representation of the tool orientation&quot;)," calcext:value-type="string">
            <text:p>("target_TCP_pose","VECTOR6D",6,"d",[0.0,0.0,0.0,0.0,0.0,0.0],"Target Cartesian coordinates of the tool: (x,y,z,rx,ry,rz), where rx, ry and rz is a rotation vector representation of the tool orientation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TCP_speed</text:p>
          </table:table-cell>
          <table:table-cell office:value-type="string" calcext:value-type="string">
            <text:p>VECTOR6D</text:p>
          </table:table-cell>
          <table:table-cell table:formula="of:=VLOOKUP([.C82];[.$J$2:.$N$11];2;FALSE())" office:value-type="float" office:value="6" calcext:value-type="float">
            <text:p>6</text:p>
          </table:table-cell>
          <table:table-cell table:formula="of:=VLOOKUP([.C82];[.$J$2:.$N$11];3;FALSE())" office:value-type="string" office:string-value="d" calcext:value-type="string">
            <text:p>d</text:p>
          </table:table-cell>
          <table:table-cell table:formula="of:=VLOOKUP([.C82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arget speed of the tool given in Cartesian coordinates</text:p>
          </table:table-cell>
          <table:table-cell table:formula="of:=&quot;(&quot;&quot;&quot; &amp; [.B82] &amp; &quot;&quot;&quot;,&quot;&quot;&quot; &amp; [.C82] &amp; &quot;&quot;&quot;,&quot; &amp; [.D82] &amp; &quot;,&quot;&quot;&quot; &amp; [.E82] &amp; &quot;&quot;&quot;,&quot; &amp; [.F82] &amp; &quot;,&quot;&quot;&quot; &amp; [.G82] &amp; &quot;&quot;&quot;),&quot;" office:value-type="string" office:string-value="(&quot;target_TCP_speed&quot;,&quot;VECTOR6D&quot;,6,&quot;d&quot;,[0.0,0.0,0.0,0.0,0.0,0.0],&quot;Target speed of the tool given in Cartesian coordinates&quot;)," calcext:value-type="string">
            <text:p>("target_TCP_speed","VECTOR6D",6,"d",[0.0,0.0,0.0,0.0,0.0,0.0],"Target speed of the tool given in Cartesian coordinat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digital_input_bits</text:p>
          </table:table-cell>
          <table:table-cell office:value-type="string" calcext:value-type="string">
            <text:p>UINT64</text:p>
          </table:table-cell>
          <table:table-cell table:formula="of:=VLOOKUP([.C83];[.$J$2:.$N$11];2;FALSE())" office:value-type="float" office:value="1" calcext:value-type="float">
            <text:p>1</text:p>
          </table:table-cell>
          <table:table-cell table:formula="of:=VLOOKUP([.C83];[.$J$2:.$N$11];3;FALSE())" office:value-type="string" office:string-value="Q" calcext:value-type="string">
            <text:p>Q</text:p>
          </table:table-cell>
          <table:table-cell table:formula="of:=VLOOKUP([.C83];[.$J$2:.$N$11];4;FALSE())" office:value-type="float" office:value="0" calcext:value-type="float">
            <text:p>0</text:p>
          </table:table-cell>
          <table:table-cell office:value-type="string" calcext:value-type="string">
            <text:p>Current state of the digital inputs. 0-7: Standard, 8-15: Configurable, 16-17: Tool</text:p>
          </table:table-cell>
          <table:table-cell table:formula="of:=&quot;(&quot;&quot;&quot; &amp; [.B83] &amp; &quot;&quot;&quot;,&quot;&quot;&quot; &amp; [.C83] &amp; &quot;&quot;&quot;,&quot; &amp; [.D83] &amp; &quot;,&quot;&quot;&quot; &amp; [.E83] &amp; &quot;&quot;&quot;,&quot; &amp; [.F83] &amp; &quot;,&quot;&quot;&quot; &amp; [.G83] &amp; &quot;&quot;&quot;),&quot;" office:value-type="string" office:string-value="(&quot;actual_digital_input_bits&quot;,&quot;UINT64&quot;,1,&quot;Q&quot;,0,&quot;Current state of the digital inputs. 0-7: Standard, 8-15: Configurable, 16-17: Tool&quot;)," calcext:value-type="string">
            <text:p>("actual_digital_input_bits","UINT64",1,"Q",0,"Current state of the digital inputs. 0-7: Standard, 8-15: Configurable, 16-17: Tool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oint_temperatures</text:p>
          </table:table-cell>
          <table:table-cell office:value-type="string" calcext:value-type="string">
            <text:p>VECTOR6D</text:p>
          </table:table-cell>
          <table:table-cell table:formula="of:=VLOOKUP([.C84];[.$J$2:.$N$11];2;FALSE())" office:value-type="float" office:value="6" calcext:value-type="float">
            <text:p>6</text:p>
          </table:table-cell>
          <table:table-cell table:formula="of:=VLOOKUP([.C84];[.$J$2:.$N$11];3;FALSE())" office:value-type="string" office:string-value="d" calcext:value-type="string">
            <text:p>d</text:p>
          </table:table-cell>
          <table:table-cell table:formula="of:=VLOOKUP([.C84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Temperature of each joint in degrees Celsius</text:p>
          </table:table-cell>
          <table:table-cell table:formula="of:=&quot;(&quot;&quot;&quot; &amp; [.B84] &amp; &quot;&quot;&quot;,&quot;&quot;&quot; &amp; [.C84] &amp; &quot;&quot;&quot;,&quot; &amp; [.D84] &amp; &quot;,&quot;&quot;&quot; &amp; [.E84] &amp; &quot;&quot;&quot;,&quot; &amp; [.F84] &amp; &quot;,&quot;&quot;&quot; &amp; [.G84] &amp; &quot;&quot;&quot;),&quot;" office:value-type="string" office:string-value="(&quot;joint_temperatures&quot;,&quot;VECTOR6D&quot;,6,&quot;d&quot;,[0.0,0.0,0.0,0.0,0.0,0.0],&quot;Temperature of each joint in degrees Celsius&quot;)," calcext:value-type="string">
            <text:p>("joint_temperatures","VECTOR6D",6,"d",[0.0,0.0,0.0,0.0,0.0,0.0],"Temperature of each joint in degrees Celsiu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execution_time</text:p>
          </table:table-cell>
          <table:table-cell office:value-type="string" calcext:value-type="string">
            <text:p>DOUBLE</text:p>
          </table:table-cell>
          <table:table-cell table:formula="of:=VLOOKUP([.C85];[.$J$2:.$N$11];2;FALSE())" office:value-type="float" office:value="1" calcext:value-type="float">
            <text:p>1</text:p>
          </table:table-cell>
          <table:table-cell table:formula="of:=VLOOKUP([.C85];[.$J$2:.$N$11];3;FALSE())" office:value-type="string" office:string-value="d" calcext:value-type="string">
            <text:p>d</text:p>
          </table:table-cell>
          <table:table-cell table:formula="of:=VLOOKUP([.C85];[.$J$2:.$N$11];4;FALSE())" office:value-type="float" office:value="0" calcext:value-type="float">
            <text:p>0</text:p>
          </table:table-cell>
          <table:table-cell office:value-type="string" calcext:value-type="string">
            <text:p>Controller real-time thread execution time</text:p>
          </table:table-cell>
          <table:table-cell table:formula="of:=&quot;(&quot;&quot;&quot; &amp; [.B85] &amp; &quot;&quot;&quot;,&quot;&quot;&quot; &amp; [.C85] &amp; &quot;&quot;&quot;,&quot; &amp; [.D85] &amp; &quot;,&quot;&quot;&quot; &amp; [.E85] &amp; &quot;&quot;&quot;,&quot; &amp; [.F85] &amp; &quot;,&quot;&quot;&quot; &amp; [.G85] &amp; &quot;&quot;&quot;),&quot;" office:value-type="string" office:string-value="(&quot;actual_execution_time&quot;,&quot;DOUBLE&quot;,1,&quot;d&quot;,0,&quot;Controller real-time thread execution time&quot;)," calcext:value-type="string">
            <text:p>("actual_execution_time","DOUBLE",1,"d",0,"Controller real-time thread execution tim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obot_mode</text:p>
          </table:table-cell>
          <table:table-cell office:value-type="string" calcext:value-type="string">
            <text:p>INT32</text:p>
          </table:table-cell>
          <table:table-cell table:formula="of:=VLOOKUP([.C86];[.$J$2:.$N$11];2;FALSE())" office:value-type="float" office:value="1" calcext:value-type="float">
            <text:p>1</text:p>
          </table:table-cell>
          <table:table-cell table:formula="of:=VLOOKUP([.C86];[.$J$2:.$N$11];3;FALSE())" office:value-type="string" office:string-value="i" calcext:value-type="string">
            <text:p>i</text:p>
          </table:table-cell>
          <table:table-cell table:formula="of:=VLOOKUP([.C86];[.$J$2:.$N$11];4;FALSE())" office:value-type="float" office:value="0" calcext:value-type="float">
            <text:p>0</text:p>
          </table:table-cell>
          <table:table-cell office:value-type="string" calcext:value-type="string">
            <text:p>Robot mode</text:p>
          </table:table-cell>
          <table:table-cell table:formula="of:=&quot;(&quot;&quot;&quot; &amp; [.B86] &amp; &quot;&quot;&quot;,&quot;&quot;&quot; &amp; [.C86] &amp; &quot;&quot;&quot;,&quot; &amp; [.D86] &amp; &quot;,&quot;&quot;&quot; &amp; [.E86] &amp; &quot;&quot;&quot;,&quot; &amp; [.F86] &amp; &quot;,&quot;&quot;&quot; &amp; [.G86] &amp; &quot;&quot;&quot;),&quot;" office:value-type="string" office:string-value="(&quot;robot_mode&quot;,&quot;INT32&quot;,1,&quot;i&quot;,0,&quot;Robot mode&quot;)," calcext:value-type="string">
            <text:p>("robot_mode","INT32",1,"i",0,"Robot mod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oint_mode</text:p>
          </table:table-cell>
          <table:table-cell office:value-type="string" calcext:value-type="string">
            <text:p>VECTOR6INT32</text:p>
          </table:table-cell>
          <table:table-cell table:formula="of:=VLOOKUP([.C87];[.$J$2:.$N$11];2;FALSE())" office:value-type="float" office:value="6" calcext:value-type="float">
            <text:p>6</text:p>
          </table:table-cell>
          <table:table-cell table:formula="of:=VLOOKUP([.C87];[.$J$2:.$N$11];3;FALSE())" office:value-type="string" office:string-value="i" calcext:value-type="string">
            <text:p>i</text:p>
          </table:table-cell>
          <table:table-cell table:formula="of:=VLOOKUP([.C87];[.$J$2:.$N$11];4;FALSE())" office:value-type="string" office:string-value="[0,0,0,0,0,0]" calcext:value-type="string">
            <text:p>[0,0,0,0,0,0]</text:p>
          </table:table-cell>
          <table:table-cell office:value-type="string" calcext:value-type="string">
            <text:p>Joint control modes</text:p>
          </table:table-cell>
          <table:table-cell table:formula="of:=&quot;(&quot;&quot;&quot; &amp; [.B87] &amp; &quot;&quot;&quot;,&quot;&quot;&quot; &amp; [.C87] &amp; &quot;&quot;&quot;,&quot; &amp; [.D87] &amp; &quot;,&quot;&quot;&quot; &amp; [.E87] &amp; &quot;&quot;&quot;,&quot; &amp; [.F87] &amp; &quot;,&quot;&quot;&quot; &amp; [.G87] &amp; &quot;&quot;&quot;),&quot;" office:value-type="string" office:string-value="(&quot;joint_mode&quot;,&quot;VECTOR6INT32&quot;,6,&quot;i&quot;,[0,0,0,0,0,0],&quot;Joint control modes&quot;)," calcext:value-type="string">
            <text:p>("joint_mode","VECTOR6INT32",6,"i",[0,0,0,0,0,0],"Joint control mod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afety_mode</text:p>
          </table:table-cell>
          <table:table-cell office:value-type="string" calcext:value-type="string">
            <text:p>INT32</text:p>
          </table:table-cell>
          <table:table-cell table:formula="of:=VLOOKUP([.C88];[.$J$2:.$N$11];2;FALSE())" office:value-type="float" office:value="1" calcext:value-type="float">
            <text:p>1</text:p>
          </table:table-cell>
          <table:table-cell table:formula="of:=VLOOKUP([.C88];[.$J$2:.$N$11];3;FALSE())" office:value-type="string" office:string-value="i" calcext:value-type="string">
            <text:p>i</text:p>
          </table:table-cell>
          <table:table-cell table:formula="of:=VLOOKUP([.C88];[.$J$2:.$N$11];4;FALSE())" office:value-type="float" office:value="0" calcext:value-type="float">
            <text:p>0</text:p>
          </table:table-cell>
          <table:table-cell office:value-type="string" calcext:value-type="string">
            <text:p>Safety mode</text:p>
          </table:table-cell>
          <table:table-cell table:formula="of:=&quot;(&quot;&quot;&quot; &amp; [.B88] &amp; &quot;&quot;&quot;,&quot;&quot;&quot; &amp; [.C88] &amp; &quot;&quot;&quot;,&quot; &amp; [.D88] &amp; &quot;,&quot;&quot;&quot; &amp; [.E88] &amp; &quot;&quot;&quot;,&quot; &amp; [.F88] &amp; &quot;,&quot;&quot;&quot; &amp; [.G88] &amp; &quot;&quot;&quot;),&quot;" office:value-type="string" office:string-value="(&quot;safety_mode&quot;,&quot;INT32&quot;,1,&quot;i&quot;,0,&quot;Safety mode&quot;)," calcext:value-type="string">
            <text:p>("safety_mode","INT32",1,"i",0,"Safety mod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tool_accelerometer</text:p>
          </table:table-cell>
          <table:table-cell office:value-type="string" calcext:value-type="string">
            <text:p>VECTOR3D</text:p>
          </table:table-cell>
          <table:table-cell table:formula="of:=VLOOKUP([.C89];[.$J$2:.$N$11];2;FALSE())" office:value-type="float" office:value="3" calcext:value-type="float">
            <text:p>3</text:p>
          </table:table-cell>
          <table:table-cell table:formula="of:=VLOOKUP([.C89];[.$J$2:.$N$11];3;FALSE())" office:value-type="string" office:string-value="d" calcext:value-type="string">
            <text:p>d</text:p>
          </table:table-cell>
          <table:table-cell table:formula="of:=VLOOKUP([.C89];[.$J$2:.$N$11];4;FALSE())" office:value-type="string" office:string-value="[0.0,0.0,0.0]" calcext:value-type="string">
            <text:p>[0.0,0.0,0.0]</text:p>
          </table:table-cell>
          <table:table-cell office:value-type="string" calcext:value-type="string">
            <text:p>Tool x, y and z accelerometer values</text:p>
          </table:table-cell>
          <table:table-cell table:formula="of:=&quot;(&quot;&quot;&quot; &amp; [.B89] &amp; &quot;&quot;&quot;,&quot;&quot;&quot; &amp; [.C89] &amp; &quot;&quot;&quot;,&quot; &amp; [.D89] &amp; &quot;,&quot;&quot;&quot; &amp; [.E89] &amp; &quot;&quot;&quot;,&quot; &amp; [.F89] &amp; &quot;,&quot;&quot;&quot; &amp; [.G89] &amp; &quot;&quot;&quot;),&quot;" office:value-type="string" office:string-value="(&quot;actual_tool_accelerometer&quot;,&quot;VECTOR3D&quot;,3,&quot;d&quot;,[0.0,0.0,0.0],&quot;Tool x, y and z accelerometer values&quot;)," calcext:value-type="string">
            <text:p>("actual_tool_accelerometer","VECTOR3D",3,"d",[0.0,0.0,0.0],"Tool x, y and z accelerometer valu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peed_scaling</text:p>
          </table:table-cell>
          <table:table-cell office:value-type="string" calcext:value-type="string">
            <text:p>DOUBLE</text:p>
          </table:table-cell>
          <table:table-cell table:formula="of:=VLOOKUP([.C90];[.$J$2:.$N$11];2;FALSE())" office:value-type="float" office:value="1" calcext:value-type="float">
            <text:p>1</text:p>
          </table:table-cell>
          <table:table-cell table:formula="of:=VLOOKUP([.C90];[.$J$2:.$N$11];3;FALSE())" office:value-type="string" office:string-value="d" calcext:value-type="string">
            <text:p>d</text:p>
          </table:table-cell>
          <table:table-cell table:formula="of:=VLOOKUP([.C90];[.$J$2:.$N$11];4;FALSE())" office:value-type="float" office:value="0" calcext:value-type="float">
            <text:p>0</text:p>
          </table:table-cell>
          <table:table-cell office:value-type="string" calcext:value-type="string">
            <text:p>Speed scaling of the trajectory limiter</text:p>
          </table:table-cell>
          <table:table-cell table:formula="of:=&quot;(&quot;&quot;&quot; &amp; [.B90] &amp; &quot;&quot;&quot;,&quot;&quot;&quot; &amp; [.C90] &amp; &quot;&quot;&quot;,&quot; &amp; [.D90] &amp; &quot;,&quot;&quot;&quot; &amp; [.E90] &amp; &quot;&quot;&quot;,&quot; &amp; [.F90] &amp; &quot;,&quot;&quot;&quot; &amp; [.G90] &amp; &quot;&quot;&quot;),&quot;" office:value-type="string" office:string-value="(&quot;speed_scaling&quot;,&quot;DOUBLE&quot;,1,&quot;d&quot;,0,&quot;Speed scaling of the trajectory limiter&quot;)," calcext:value-type="string">
            <text:p>("speed_scaling","DOUBLE",1,"d",0,"Speed scaling of the trajectory limiter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arget_speed_fraction</text:p>
          </table:table-cell>
          <table:table-cell office:value-type="string" calcext:value-type="string">
            <text:p>DOUBLE</text:p>
          </table:table-cell>
          <table:table-cell table:formula="of:=VLOOKUP([.C91];[.$J$2:.$N$11];2;FALSE())" office:value-type="float" office:value="1" calcext:value-type="float">
            <text:p>1</text:p>
          </table:table-cell>
          <table:table-cell table:formula="of:=VLOOKUP([.C91];[.$J$2:.$N$11];3;FALSE())" office:value-type="string" office:string-value="d" calcext:value-type="string">
            <text:p>d</text:p>
          </table:table-cell>
          <table:table-cell table:formula="of:=VLOOKUP([.C91];[.$J$2:.$N$11];4;FALSE())" office:value-type="float" office:value="0" calcext:value-type="float">
            <text:p>0</text:p>
          </table:table-cell>
          <table:table-cell office:value-type="string" calcext:value-type="string">
            <text:p>Target speed fraction</text:p>
          </table:table-cell>
          <table:table-cell table:formula="of:=&quot;(&quot;&quot;&quot; &amp; [.B91] &amp; &quot;&quot;&quot;,&quot;&quot;&quot; &amp; [.C91] &amp; &quot;&quot;&quot;,&quot; &amp; [.D91] &amp; &quot;,&quot;&quot;&quot; &amp; [.E91] &amp; &quot;&quot;&quot;,&quot; &amp; [.F91] &amp; &quot;,&quot;&quot;&quot; &amp; [.G91] &amp; &quot;&quot;&quot;),&quot;" office:value-type="string" office:string-value="(&quot;target_speed_fraction&quot;,&quot;DOUBLE&quot;,1,&quot;d&quot;,0,&quot;Target speed fraction&quot;)," calcext:value-type="string">
            <text:p>("target_speed_fraction","DOUBLE",1,"d",0,"Target speed fraction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momentum</text:p>
          </table:table-cell>
          <table:table-cell office:value-type="string" calcext:value-type="string">
            <text:p>DOUBLE</text:p>
          </table:table-cell>
          <table:table-cell table:formula="of:=VLOOKUP([.C92];[.$J$2:.$N$11];2;FALSE())" office:value-type="float" office:value="1" calcext:value-type="float">
            <text:p>1</text:p>
          </table:table-cell>
          <table:table-cell table:formula="of:=VLOOKUP([.C92];[.$J$2:.$N$11];3;FALSE())" office:value-type="string" office:string-value="d" calcext:value-type="string">
            <text:p>d</text:p>
          </table:table-cell>
          <table:table-cell table:formula="of:=VLOOKUP([.C92];[.$J$2:.$N$11];4;FALSE())" office:value-type="float" office:value="0" calcext:value-type="float">
            <text:p>0</text:p>
          </table:table-cell>
          <table:table-cell office:value-type="string" calcext:value-type="string">
            <text:p>Norm of Cartesian linear momentum</text:p>
          </table:table-cell>
          <table:table-cell table:formula="of:=&quot;(&quot;&quot;&quot; &amp; [.B92] &amp; &quot;&quot;&quot;,&quot;&quot;&quot; &amp; [.C92] &amp; &quot;&quot;&quot;,&quot; &amp; [.D92] &amp; &quot;,&quot;&quot;&quot; &amp; [.E92] &amp; &quot;&quot;&quot;,&quot; &amp; [.F92] &amp; &quot;,&quot;&quot;&quot; &amp; [.G92] &amp; &quot;&quot;&quot;),&quot;" office:value-type="string" office:string-value="(&quot;actual_momentum&quot;,&quot;DOUBLE&quot;,1,&quot;d&quot;,0,&quot;Norm of Cartesian linear momentum&quot;)," calcext:value-type="string">
            <text:p>("actual_momentum","DOUBLE",1,"d",0,"Norm of Cartesian linear momentum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main_voltage</text:p>
          </table:table-cell>
          <table:table-cell office:value-type="string" calcext:value-type="string">
            <text:p>DOUBLE</text:p>
          </table:table-cell>
          <table:table-cell table:formula="of:=VLOOKUP([.C93];[.$J$2:.$N$11];2;FALSE())" office:value-type="float" office:value="1" calcext:value-type="float">
            <text:p>1</text:p>
          </table:table-cell>
          <table:table-cell table:formula="of:=VLOOKUP([.C93];[.$J$2:.$N$11];3;FALSE())" office:value-type="string" office:string-value="d" calcext:value-type="string">
            <text:p>d</text:p>
          </table:table-cell>
          <table:table-cell table:formula="of:=VLOOKUP([.C93];[.$J$2:.$N$11];4;FALSE())" office:value-type="float" office:value="0" calcext:value-type="float">
            <text:p>0</text:p>
          </table:table-cell>
          <table:table-cell office:value-type="string" calcext:value-type="string">
            <text:p>Safety Control Board: Main voltage</text:p>
          </table:table-cell>
          <table:table-cell table:formula="of:=&quot;(&quot;&quot;&quot; &amp; [.B93] &amp; &quot;&quot;&quot;,&quot;&quot;&quot; &amp; [.C93] &amp; &quot;&quot;&quot;,&quot; &amp; [.D93] &amp; &quot;,&quot;&quot;&quot; &amp; [.E93] &amp; &quot;&quot;&quot;,&quot; &amp; [.F93] &amp; &quot;,&quot;&quot;&quot; &amp; [.G93] &amp; &quot;&quot;&quot;),&quot;" office:value-type="string" office:string-value="(&quot;actual_main_voltage&quot;,&quot;DOUBLE&quot;,1,&quot;d&quot;,0,&quot;Safety Control Board: Main voltage&quot;)," calcext:value-type="string">
            <text:p>("actual_main_voltage","DOUBLE",1,"d",0,"Safety Control Board: Main voltag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robot_voltage</text:p>
          </table:table-cell>
          <table:table-cell office:value-type="string" calcext:value-type="string">
            <text:p>DOUBLE</text:p>
          </table:table-cell>
          <table:table-cell table:formula="of:=VLOOKUP([.C94];[.$J$2:.$N$11];2;FALSE())" office:value-type="float" office:value="1" calcext:value-type="float">
            <text:p>1</text:p>
          </table:table-cell>
          <table:table-cell table:formula="of:=VLOOKUP([.C94];[.$J$2:.$N$11];3;FALSE())" office:value-type="string" office:string-value="d" calcext:value-type="string">
            <text:p>d</text:p>
          </table:table-cell>
          <table:table-cell table:formula="of:=VLOOKUP([.C94];[.$J$2:.$N$11];4;FALSE())" office:value-type="float" office:value="0" calcext:value-type="float">
            <text:p>0</text:p>
          </table:table-cell>
          <table:table-cell office:value-type="string" calcext:value-type="string">
            <text:p>Safety Control Board: Robot voltage (48V)</text:p>
          </table:table-cell>
          <table:table-cell table:formula="of:=&quot;(&quot;&quot;&quot; &amp; [.B94] &amp; &quot;&quot;&quot;,&quot;&quot;&quot; &amp; [.C94] &amp; &quot;&quot;&quot;,&quot; &amp; [.D94] &amp; &quot;,&quot;&quot;&quot; &amp; [.E94] &amp; &quot;&quot;&quot;,&quot; &amp; [.F94] &amp; &quot;,&quot;&quot;&quot; &amp; [.G94] &amp; &quot;&quot;&quot;),&quot;" office:value-type="string" office:string-value="(&quot;actual_robot_voltage&quot;,&quot;DOUBLE&quot;,1,&quot;d&quot;,0,&quot;Safety Control Board: Robot voltage (48V)&quot;)," calcext:value-type="string">
            <text:p>("actual_robot_voltage","DOUBLE",1,"d",0,"Safety Control Board: Robot voltage (48V)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robot_current</text:p>
          </table:table-cell>
          <table:table-cell office:value-type="string" calcext:value-type="string">
            <text:p>DOUBLE</text:p>
          </table:table-cell>
          <table:table-cell table:formula="of:=VLOOKUP([.C95];[.$J$2:.$N$11];2;FALSE())" office:value-type="float" office:value="1" calcext:value-type="float">
            <text:p>1</text:p>
          </table:table-cell>
          <table:table-cell table:formula="of:=VLOOKUP([.C95];[.$J$2:.$N$11];3;FALSE())" office:value-type="string" office:string-value="d" calcext:value-type="string">
            <text:p>d</text:p>
          </table:table-cell>
          <table:table-cell table:formula="of:=VLOOKUP([.C95];[.$J$2:.$N$11];4;FALSE())" office:value-type="float" office:value="0" calcext:value-type="float">
            <text:p>0</text:p>
          </table:table-cell>
          <table:table-cell office:value-type="string" calcext:value-type="string">
            <text:p>Safety Control Board: Robot current</text:p>
          </table:table-cell>
          <table:table-cell table:formula="of:=&quot;(&quot;&quot;&quot; &amp; [.B95] &amp; &quot;&quot;&quot;,&quot;&quot;&quot; &amp; [.C95] &amp; &quot;&quot;&quot;,&quot; &amp; [.D95] &amp; &quot;,&quot;&quot;&quot; &amp; [.E95] &amp; &quot;&quot;&quot;,&quot; &amp; [.F95] &amp; &quot;,&quot;&quot;&quot; &amp; [.G95] &amp; &quot;&quot;&quot;),&quot;" office:value-type="string" office:string-value="(&quot;actual_robot_current&quot;,&quot;DOUBLE&quot;,1,&quot;d&quot;,0,&quot;Safety Control Board: Robot current&quot;)," calcext:value-type="string">
            <text:p>("actual_robot_current","DOUBLE",1,"d",0,"Safety Control Board: Robot current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joint_voltage</text:p>
          </table:table-cell>
          <table:table-cell office:value-type="string" calcext:value-type="string">
            <text:p>VECTOR6D</text:p>
          </table:table-cell>
          <table:table-cell table:formula="of:=VLOOKUP([.C96];[.$J$2:.$N$11];2;FALSE())" office:value-type="float" office:value="6" calcext:value-type="float">
            <text:p>6</text:p>
          </table:table-cell>
          <table:table-cell table:formula="of:=VLOOKUP([.C96];[.$J$2:.$N$11];3;FALSE())" office:value-type="string" office:string-value="d" calcext:value-type="string">
            <text:p>d</text:p>
          </table:table-cell>
          <table:table-cell table:formula="of:=VLOOKUP([.C96];[.$J$2:.$N$11];4;FALSE())" office:value-type="string" office:string-value="[0.0,0.0,0.0,0.0,0.0,0.0]" calcext:value-type="string">
            <text:p>[0.0,0.0,0.0,0.0,0.0,0.0]</text:p>
          </table:table-cell>
          <table:table-cell office:value-type="string" calcext:value-type="string">
            <text:p>Actual joint voltages</text:p>
          </table:table-cell>
          <table:table-cell table:formula="of:=&quot;(&quot;&quot;&quot; &amp; [.B96] &amp; &quot;&quot;&quot;,&quot;&quot;&quot; &amp; [.C96] &amp; &quot;&quot;&quot;,&quot; &amp; [.D96] &amp; &quot;,&quot;&quot;&quot; &amp; [.E96] &amp; &quot;&quot;&quot;,&quot; &amp; [.F96] &amp; &quot;,&quot;&quot;&quot; &amp; [.G96] &amp; &quot;&quot;&quot;),&quot;" office:value-type="string" office:string-value="(&quot;actual_joint_voltage&quot;,&quot;VECTOR6D&quot;,6,&quot;d&quot;,[0.0,0.0,0.0,0.0,0.0,0.0],&quot;Actual joint voltages&quot;)," calcext:value-type="string">
            <text:p>("actual_joint_voltage","VECTOR6D",6,"d",[0.0,0.0,0.0,0.0,0.0,0.0],"Actual joint voltage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ctual_digital_output_bits</text:p>
          </table:table-cell>
          <table:table-cell office:value-type="string" calcext:value-type="string">
            <text:p>UINT64</text:p>
          </table:table-cell>
          <table:table-cell table:formula="of:=VLOOKUP([.C97];[.$J$2:.$N$11];2;FALSE())" office:value-type="float" office:value="1" calcext:value-type="float">
            <text:p>1</text:p>
          </table:table-cell>
          <table:table-cell table:formula="of:=VLOOKUP([.C97];[.$J$2:.$N$11];3;FALSE())" office:value-type="string" office:string-value="Q" calcext:value-type="string">
            <text:p>Q</text:p>
          </table:table-cell>
          <table:table-cell table:formula="of:=VLOOKUP([.C97];[.$J$2:.$N$11];4;FALSE())" office:value-type="float" office:value="0" calcext:value-type="float">
            <text:p>0</text:p>
          </table:table-cell>
          <table:table-cell office:value-type="string" calcext:value-type="string">
            <text:p>Current state of the digital outputs. 0-7: Standard, 8-15: Configurable, 16-17: Tool</text:p>
          </table:table-cell>
          <table:table-cell table:formula="of:=&quot;(&quot;&quot;&quot; &amp; [.B97] &amp; &quot;&quot;&quot;,&quot;&quot;&quot; &amp; [.C97] &amp; &quot;&quot;&quot;,&quot; &amp; [.D97] &amp; &quot;,&quot;&quot;&quot; &amp; [.E97] &amp; &quot;&quot;&quot;,&quot; &amp; [.F97] &amp; &quot;,&quot;&quot;&quot; &amp; [.G97] &amp; &quot;&quot;&quot;),&quot;" office:value-type="string" office:string-value="(&quot;actual_digital_output_bits&quot;,&quot;UINT64&quot;,1,&quot;Q&quot;,0,&quot;Current state of the digital outputs. 0-7: Standard, 8-15: Configurable, 16-17: Tool&quot;)," calcext:value-type="string">
            <text:p>("actual_digital_output_bits","UINT64",1,"Q",0,"Current state of the digital outputs. 0-7: Standard, 8-15: Configurable, 16-17: Tool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untime_state</text:p>
          </table:table-cell>
          <table:table-cell office:value-type="string" calcext:value-type="string">
            <text:p>UINT32</text:p>
          </table:table-cell>
          <table:table-cell table:formula="of:=VLOOKUP([.C98];[.$J$2:.$N$11];2;FALSE())" office:value-type="float" office:value="1" calcext:value-type="float">
            <text:p>1</text:p>
          </table:table-cell>
          <table:table-cell table:formula="of:=VLOOKUP([.C98];[.$J$2:.$N$11];3;FALSE())" office:value-type="string" office:string-value="I" calcext:value-type="string">
            <text:p>I</text:p>
          </table:table-cell>
          <table:table-cell table:formula="of:=VLOOKUP([.C98];[.$J$2:.$N$11];4;FALSE())" office:value-type="float" office:value="0" calcext:value-type="float">
            <text:p>0</text:p>
          </table:table-cell>
          <table:table-cell office:value-type="string" calcext:value-type="string">
            <text:p>Program state</text:p>
          </table:table-cell>
          <table:table-cell table:formula="of:=&quot;(&quot;&quot;&quot; &amp; [.B98] &amp; &quot;&quot;&quot;,&quot;&quot;&quot; &amp; [.C98] &amp; &quot;&quot;&quot;,&quot; &amp; [.D98] &amp; &quot;,&quot;&quot;&quot; &amp; [.E98] &amp; &quot;&quot;&quot;,&quot; &amp; [.F98] &amp; &quot;,&quot;&quot;&quot; &amp; [.G98] &amp; &quot;&quot;&quot;),&quot;" office:value-type="string" office:string-value="(&quot;runtime_state&quot;,&quot;UINT32&quot;,1,&quot;I&quot;,0,&quot;Program state&quot;)," calcext:value-type="string">
            <text:p>("runtime_state","UINT32",1,"I",0,"Program stat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lbow_position</text:p>
          </table:table-cell>
          <table:table-cell office:value-type="string" calcext:value-type="string">
            <text:p>VECTOR3D</text:p>
          </table:table-cell>
          <table:table-cell table:formula="of:=VLOOKUP([.C99];[.$J$2:.$N$11];2;FALSE())" office:value-type="float" office:value="3" calcext:value-type="float">
            <text:p>3</text:p>
          </table:table-cell>
          <table:table-cell table:formula="of:=VLOOKUP([.C99];[.$J$2:.$N$11];3;FALSE())" office:value-type="string" office:string-value="d" calcext:value-type="string">
            <text:p>d</text:p>
          </table:table-cell>
          <table:table-cell table:formula="of:=VLOOKUP([.C99];[.$J$2:.$N$11];4;FALSE())" office:value-type="string" office:string-value="[0.0,0.0,0.0]" calcext:value-type="string">
            <text:p>[0.0,0.0,0.0]</text:p>
          </table:table-cell>
          <table:table-cell office:value-type="string" calcext:value-type="string">
            <text:p>Actual cartesian coordinates of the elbow (x,y,z)</text:p>
          </table:table-cell>
          <table:table-cell table:formula="of:=&quot;(&quot;&quot;&quot; &amp; [.B99] &amp; &quot;&quot;&quot;,&quot;&quot;&quot; &amp; [.C99] &amp; &quot;&quot;&quot;,&quot; &amp; [.D99] &amp; &quot;,&quot;&quot;&quot; &amp; [.E99] &amp; &quot;&quot;&quot;,&quot; &amp; [.F99] &amp; &quot;,&quot;&quot;&quot; &amp; [.G99] &amp; &quot;&quot;&quot;),&quot;" office:value-type="string" office:string-value="(&quot;elbow_position&quot;,&quot;VECTOR3D&quot;,3,&quot;d&quot;,[0.0,0.0,0.0],&quot;Actual cartesian coordinates of the elbow (x,y,z)&quot;)," calcext:value-type="string">
            <text:p>("elbow_position","VECTOR3D",3,"d",[0.0,0.0,0.0],"Actual cartesian coordinates of the elbow (x,y,z)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lbow_velocity</text:p>
          </table:table-cell>
          <table:table-cell office:value-type="string" calcext:value-type="string">
            <text:p>VECTOR3D</text:p>
          </table:table-cell>
          <table:table-cell table:formula="of:=VLOOKUP([.C100];[.$J$2:.$N$11];2;FALSE())" office:value-type="float" office:value="3" calcext:value-type="float">
            <text:p>3</text:p>
          </table:table-cell>
          <table:table-cell table:formula="of:=VLOOKUP([.C100];[.$J$2:.$N$11];3;FALSE())" office:value-type="string" office:string-value="d" calcext:value-type="string">
            <text:p>d</text:p>
          </table:table-cell>
          <table:table-cell table:formula="of:=VLOOKUP([.C100];[.$J$2:.$N$11];4;FALSE())" office:value-type="string" office:string-value="[0.0,0.0,0.0]" calcext:value-type="string">
            <text:p>[0.0,0.0,0.0]</text:p>
          </table:table-cell>
          <table:table-cell office:value-type="string" calcext:value-type="string">
            <text:p>Actual cartesian velocity of the elbow</text:p>
          </table:table-cell>
          <table:table-cell table:formula="of:=&quot;(&quot;&quot;&quot; &amp; [.B100] &amp; &quot;&quot;&quot;,&quot;&quot;&quot; &amp; [.C100] &amp; &quot;&quot;&quot;,&quot; &amp; [.D100] &amp; &quot;,&quot;&quot;&quot; &amp; [.E100] &amp; &quot;&quot;&quot;,&quot; &amp; [.F100] &amp; &quot;,&quot;&quot;&quot; &amp; [.G100] &amp; &quot;&quot;&quot;),&quot;" office:value-type="string" office:string-value="(&quot;elbow_velocity&quot;,&quot;VECTOR3D&quot;,3,&quot;d&quot;,[0.0,0.0,0.0],&quot;Actual cartesian velocity of the elbow&quot;)," calcext:value-type="string">
            <text:p>("elbow_velocity","VECTOR3D",3,"d",[0.0,0.0,0.0],"Actual cartesian velocity of the elbow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obot_status_bits</text:p>
          </table:table-cell>
          <table:table-cell office:value-type="string" calcext:value-type="string">
            <text:p>UINT32</text:p>
          </table:table-cell>
          <table:table-cell table:formula="of:=VLOOKUP([.C101];[.$J$2:.$N$11];2;FALSE())" office:value-type="float" office:value="1" calcext:value-type="float">
            <text:p>1</text:p>
          </table:table-cell>
          <table:table-cell table:formula="of:=VLOOKUP([.C101];[.$J$2:.$N$11];3;FALSE())" office:value-type="string" office:string-value="I" calcext:value-type="string">
            <text:p>I</text:p>
          </table:table-cell>
          <table:table-cell table:formula="of:=VLOOKUP([.C101];[.$J$2:.$N$11];4;FALSE())" office:value-type="float" office:value="0" calcext:value-type="float">
            <text:p>0</text:p>
          </table:table-cell>
          <table:table-cell office:value-type="string" calcext:value-type="string">
            <text:p>Bits 0-3: Is power on | Is program running | Is teach button pressed | Is power button pressed</text:p>
          </table:table-cell>
          <table:table-cell table:formula="of:=&quot;(&quot;&quot;&quot; &amp; [.B101] &amp; &quot;&quot;&quot;,&quot;&quot;&quot; &amp; [.C101] &amp; &quot;&quot;&quot;,&quot; &amp; [.D101] &amp; &quot;,&quot;&quot;&quot; &amp; [.E101] &amp; &quot;&quot;&quot;,&quot; &amp; [.F101] &amp; &quot;,&quot;&quot;&quot; &amp; [.G101] &amp; &quot;&quot;&quot;),&quot;" office:value-type="string" office:string-value="(&quot;robot_status_bits&quot;,&quot;UINT32&quot;,1,&quot;I&quot;,0,&quot;Bits 0-3: Is power on | Is program running | Is teach button pressed | Is power button pressed&quot;)," calcext:value-type="string">
            <text:p>("robot_status_bits","UINT32",1,"I",0,"Bits 0-3: Is power on | Is program running | Is teach button pressed | Is power button pressed"),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fety_status_bits</text:p>
          </table:table-cell>
          <table:table-cell office:value-type="string" calcext:value-type="string">
            <text:p>UINT32</text:p>
          </table:table-cell>
          <table:table-cell table:formula="of:=VLOOKUP([.C102];[.$J$2:.$N$11];2;FALSE())" office:value-type="float" office:value="1" calcext:value-type="float">
            <text:p>1</text:p>
          </table:table-cell>
          <table:table-cell table:formula="of:=VLOOKUP([.C102];[.$J$2:.$N$11];3;FALSE())" office:value-type="string" office:string-value="I" calcext:value-type="string">
            <text:p>I</text:p>
          </table:table-cell>
          <table:table-cell table:formula="of:=VLOOKUP([.C102];[.$J$2:.$N$11];4;FALSE())" office:value-type="float" office:value="0" calcext:value-type="float">
            <text:p>0</text:p>
          </table:table-cell>
          <table:table-cell office:value-type="string" calcext:value-type="string">
            <text:p>Bits 0-10: Is normal mode | Is reduced mode | | Is protective stopped | Is recovery mode | Is safeguard stopped | Is system emergency stopped | Is robot emergency stopped | Is emergency stopped | Is violation | Is fault | Is stopped due to safety</text:p>
          </table:table-cell>
          <table:table-cell table:formula="of:=&quot;(&quot;&quot;&quot; &amp; [.B102] &amp; &quot;&quot;&quot;,&quot;&quot;&quot; &amp; [.C102] &amp; &quot;&quot;&quot;,&quot; &amp; [.D102] &amp; &quot;,&quot;&quot;&quot; &amp; [.E102] &amp; &quot;&quot;&quot;,&quot; &amp; [.F102] &amp; &quot;,&quot;&quot;&quot; &amp; [.G102] &amp; &quot;&quot;&quot;),&quot;" office:value-type="string" office:string-value="(&quot;safety_status_bits&quot;,&quot;UINT32&quot;,1,&quot;I&quot;,0,&quot;Bits 0-10: Is normal mode | Is reduced mode | | Is protective stopped | Is recovery mode | Is safeguard stopped | Is system emergency stopped | Is robot emergency stopped | Is emergency stopped | Is violation | Is fault | Is stopped due to safety&quot;)," calcext:value-type="string">
            <text:p>("safety_status_bits","UINT32",1,"I",0,"Bits 0-10: Is normal mode | Is reduced mode | | Is protective stopped | Is recovery mode | Is safeguard stopped | Is system emergency stopped | Is robot emergency stopped | Is emergency stopped | Is violation | Is fault | Is stopped due to safety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alog_io_types</text:p>
          </table:table-cell>
          <table:table-cell office:value-type="string" calcext:value-type="string">
            <text:p>UINT32</text:p>
          </table:table-cell>
          <table:table-cell table:formula="of:=VLOOKUP([.C103];[.$J$2:.$N$11];2;FALSE())" office:value-type="float" office:value="1" calcext:value-type="float">
            <text:p>1</text:p>
          </table:table-cell>
          <table:table-cell table:formula="of:=VLOOKUP([.C103];[.$J$2:.$N$11];3;FALSE())" office:value-type="string" office:string-value="I" calcext:value-type="string">
            <text:p>I</text:p>
          </table:table-cell>
          <table:table-cell table:formula="of:=VLOOKUP([.C103];[.$J$2:.$N$11];4;FALSE())" office:value-type="float" office:value="0" calcext:value-type="float">
            <text:p>0</text:p>
          </table:table-cell>
          <table:table-cell office:value-type="string" calcext:value-type="string">
            <text:p>Bits 0-3: analog input 0 | analog input 1 | analog output 0 | analog output 1, {0=current[A], 1=voltage[V]}</text:p>
          </table:table-cell>
          <table:table-cell table:formula="of:=&quot;(&quot;&quot;&quot; &amp; [.B103] &amp; &quot;&quot;&quot;,&quot;&quot;&quot; &amp; [.C103] &amp; &quot;&quot;&quot;,&quot; &amp; [.D103] &amp; &quot;,&quot;&quot;&quot; &amp; [.E103] &amp; &quot;&quot;&quot;,&quot; &amp; [.F103] &amp; &quot;,&quot;&quot;&quot; &amp; [.G103] &amp; &quot;&quot;&quot;),&quot;" office:value-type="string" office:string-value="(&quot;analog_io_types&quot;,&quot;UINT32&quot;,1,&quot;I&quot;,0,&quot;Bits 0-3: analog input 0 | analog input 1 | analog output 0 | analog output 1, {0=current[A], 1=voltage[V]}&quot;)," calcext:value-type="string">
            <text:p>("analog_io_types","UINT32",1,"I",0,"Bits 0-3: analog input 0 | analog input 1 | analog output 0 | analog output 1, {0=current[A], 1=voltage[V]}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andard_analog_input0</text:p>
          </table:table-cell>
          <table:table-cell office:value-type="string" calcext:value-type="string">
            <text:p>DOUBLE</text:p>
          </table:table-cell>
          <table:table-cell table:formula="of:=VLOOKUP([.C104];[.$J$2:.$N$11];2;FALSE())" office:value-type="float" office:value="1" calcext:value-type="float">
            <text:p>1</text:p>
          </table:table-cell>
          <table:table-cell table:formula="of:=VLOOKUP([.C104];[.$J$2:.$N$11];3;FALSE())" office:value-type="string" office:string-value="d" calcext:value-type="string">
            <text:p>d</text:p>
          </table:table-cell>
          <table:table-cell table:formula="of:=VLOOKUP([.C104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input 0 [A or V]</text:p>
          </table:table-cell>
          <table:table-cell table:formula="of:=&quot;(&quot;&quot;&quot; &amp; [.B104] &amp; &quot;&quot;&quot;,&quot;&quot;&quot; &amp; [.C104] &amp; &quot;&quot;&quot;,&quot; &amp; [.D104] &amp; &quot;,&quot;&quot;&quot; &amp; [.E104] &amp; &quot;&quot;&quot;,&quot; &amp; [.F104] &amp; &quot;,&quot;&quot;&quot; &amp; [.G104] &amp; &quot;&quot;&quot;),&quot;" office:value-type="string" office:string-value="(&quot;standard_analog_input0&quot;,&quot;DOUBLE&quot;,1,&quot;d&quot;,0,&quot;Standard analog input 0 [A or V]&quot;)," calcext:value-type="string">
            <text:p>("standard_analog_input0","DOUBLE",1,"d",0,"Standard analog input 0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andard_analog_input1</text:p>
          </table:table-cell>
          <table:table-cell office:value-type="string" calcext:value-type="string">
            <text:p>DOUBLE</text:p>
          </table:table-cell>
          <table:table-cell table:formula="of:=VLOOKUP([.C105];[.$J$2:.$N$11];2;FALSE())" office:value-type="float" office:value="1" calcext:value-type="float">
            <text:p>1</text:p>
          </table:table-cell>
          <table:table-cell table:formula="of:=VLOOKUP([.C105];[.$J$2:.$N$11];3;FALSE())" office:value-type="string" office:string-value="d" calcext:value-type="string">
            <text:p>d</text:p>
          </table:table-cell>
          <table:table-cell table:formula="of:=VLOOKUP([.C105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input 1 [A or V]</text:p>
          </table:table-cell>
          <table:table-cell table:formula="of:=&quot;(&quot;&quot;&quot; &amp; [.B105] &amp; &quot;&quot;&quot;,&quot;&quot;&quot; &amp; [.C105] &amp; &quot;&quot;&quot;,&quot; &amp; [.D105] &amp; &quot;,&quot;&quot;&quot; &amp; [.E105] &amp; &quot;&quot;&quot;,&quot; &amp; [.F105] &amp; &quot;,&quot;&quot;&quot; &amp; [.G105] &amp; &quot;&quot;&quot;),&quot;" office:value-type="string" office:string-value="(&quot;standard_analog_input1&quot;,&quot;DOUBLE&quot;,1,&quot;d&quot;,0,&quot;Standard analog input 1 [A or V]&quot;)," calcext:value-type="string">
            <text:p>("standard_analog_input1","DOUBLE",1,"d",0,"Standard analog input 1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andard_analog_output0</text:p>
          </table:table-cell>
          <table:table-cell office:value-type="string" calcext:value-type="string">
            <text:p>DOUBLE</text:p>
          </table:table-cell>
          <table:table-cell table:formula="of:=VLOOKUP([.C106];[.$J$2:.$N$11];2;FALSE())" office:value-type="float" office:value="1" calcext:value-type="float">
            <text:p>1</text:p>
          </table:table-cell>
          <table:table-cell table:formula="of:=VLOOKUP([.C106];[.$J$2:.$N$11];3;FALSE())" office:value-type="string" office:string-value="d" calcext:value-type="string">
            <text:p>d</text:p>
          </table:table-cell>
          <table:table-cell table:formula="of:=VLOOKUP([.C106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output 0 [A or V]</text:p>
          </table:table-cell>
          <table:table-cell table:formula="of:=&quot;(&quot;&quot;&quot; &amp; [.B106] &amp; &quot;&quot;&quot;,&quot;&quot;&quot; &amp; [.C106] &amp; &quot;&quot;&quot;,&quot; &amp; [.D106] &amp; &quot;,&quot;&quot;&quot; &amp; [.E106] &amp; &quot;&quot;&quot;,&quot; &amp; [.F106] &amp; &quot;,&quot;&quot;&quot; &amp; [.G106] &amp; &quot;&quot;&quot;),&quot;" office:value-type="string" office:string-value="(&quot;standard_analog_output0&quot;,&quot;DOUBLE&quot;,1,&quot;d&quot;,0,&quot;Standard analog output 0 [A or V]&quot;)," calcext:value-type="string">
            <text:p>("standard_analog_output0","DOUBLE",1,"d",0,"Standard analog output 0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tandard_analog_output1</text:p>
          </table:table-cell>
          <table:table-cell office:value-type="string" calcext:value-type="string">
            <text:p>DOUBLE</text:p>
          </table:table-cell>
          <table:table-cell table:formula="of:=VLOOKUP([.C107];[.$J$2:.$N$11];2;FALSE())" office:value-type="float" office:value="1" calcext:value-type="float">
            <text:p>1</text:p>
          </table:table-cell>
          <table:table-cell table:formula="of:=VLOOKUP([.C107];[.$J$2:.$N$11];3;FALSE())" office:value-type="string" office:string-value="d" calcext:value-type="string">
            <text:p>d</text:p>
          </table:table-cell>
          <table:table-cell table:formula="of:=VLOOKUP([.C107];[.$J$2:.$N$11];4;FALSE())" office:value-type="float" office:value="0" calcext:value-type="float">
            <text:p>0</text:p>
          </table:table-cell>
          <table:table-cell office:value-type="string" calcext:value-type="string">
            <text:p>Standard analog output 1 [A or V]</text:p>
          </table:table-cell>
          <table:table-cell table:formula="of:=&quot;(&quot;&quot;&quot; &amp; [.B107] &amp; &quot;&quot;&quot;,&quot;&quot;&quot; &amp; [.C107] &amp; &quot;&quot;&quot;,&quot; &amp; [.D107] &amp; &quot;,&quot;&quot;&quot; &amp; [.E107] &amp; &quot;&quot;&quot;,&quot; &amp; [.F107] &amp; &quot;,&quot;&quot;&quot; &amp; [.G107] &amp; &quot;&quot;&quot;),&quot;" office:value-type="string" office:string-value="(&quot;standard_analog_output1&quot;,&quot;DOUBLE&quot;,1,&quot;d&quot;,0,&quot;Standard analog output 1 [A or V]&quot;)," calcext:value-type="string">
            <text:p>("standard_analog_output1","DOUBLE",1,"d",0,"Standard analog output 1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io_current</text:p>
          </table:table-cell>
          <table:table-cell office:value-type="string" calcext:value-type="string">
            <text:p>DOUBLE</text:p>
          </table:table-cell>
          <table:table-cell table:formula="of:=VLOOKUP([.C108];[.$J$2:.$N$11];2;FALSE())" office:value-type="float" office:value="1" calcext:value-type="float">
            <text:p>1</text:p>
          </table:table-cell>
          <table:table-cell table:formula="of:=VLOOKUP([.C108];[.$J$2:.$N$11];3;FALSE())" office:value-type="string" office:string-value="d" calcext:value-type="string">
            <text:p>d</text:p>
          </table:table-cell>
          <table:table-cell table:formula="of:=VLOOKUP([.C108];[.$J$2:.$N$11];4;FALSE())" office:value-type="float" office:value="0" calcext:value-type="float">
            <text:p>0</text:p>
          </table:table-cell>
          <table:table-cell office:value-type="string" calcext:value-type="string">
            <text:p>I/O current [A]</text:p>
          </table:table-cell>
          <table:table-cell table:formula="of:=&quot;(&quot;&quot;&quot; &amp; [.B108] &amp; &quot;&quot;&quot;,&quot;&quot;&quot; &amp; [.C108] &amp; &quot;&quot;&quot;,&quot; &amp; [.D108] &amp; &quot;,&quot;&quot;&quot; &amp; [.E108] &amp; &quot;&quot;&quot;,&quot; &amp; [.F108] &amp; &quot;,&quot;&quot;&quot; &amp; [.G108] &amp; &quot;&quot;&quot;),&quot;" office:value-type="string" office:string-value="(&quot;io_current&quot;,&quot;DOUBLE&quot;,1,&quot;d&quot;,0,&quot;I/O current [A]&quot;)," calcext:value-type="string">
            <text:p>("io_current","DOUBLE",1,"d",0,"I/O current [A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uromap67_input_bits</text:p>
          </table:table-cell>
          <table:table-cell office:value-type="string" calcext:value-type="string">
            <text:p>UINT32</text:p>
          </table:table-cell>
          <table:table-cell table:formula="of:=VLOOKUP([.C109];[.$J$2:.$N$11];2;FALSE())" office:value-type="float" office:value="1" calcext:value-type="float">
            <text:p>1</text:p>
          </table:table-cell>
          <table:table-cell table:formula="of:=VLOOKUP([.C109];[.$J$2:.$N$11];3;FALSE())" office:value-type="string" office:string-value="I" calcext:value-type="string">
            <text:p>I</text:p>
          </table:table-cell>
          <table:table-cell table:formula="of:=VLOOKUP([.C109];[.$J$2:.$N$11];4;FALSE())" office:value-type="float" office:value="0" calcext:value-type="float">
            <text:p>0</text:p>
          </table:table-cell>
          <table:table-cell office:value-type="string" calcext:value-type="string">
            <text:p>Euromap67 input bits</text:p>
          </table:table-cell>
          <table:table-cell table:formula="of:=&quot;(&quot;&quot;&quot; &amp; [.B109] &amp; &quot;&quot;&quot;,&quot;&quot;&quot; &amp; [.C109] &amp; &quot;&quot;&quot;,&quot; &amp; [.D109] &amp; &quot;,&quot;&quot;&quot; &amp; [.E109] &amp; &quot;&quot;&quot;,&quot; &amp; [.F109] &amp; &quot;,&quot;&quot;&quot; &amp; [.G109] &amp; &quot;&quot;&quot;),&quot;" office:value-type="string" office:string-value="(&quot;euromap67_input_bits&quot;,&quot;UINT32&quot;,1,&quot;I&quot;,0,&quot;Euromap67 input bits&quot;)," calcext:value-type="string">
            <text:p>("euromap67_input_bits","UINT32",1,"I",0,"Euromap67 input bi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uromap67_output_bits</text:p>
          </table:table-cell>
          <table:table-cell office:value-type="string" calcext:value-type="string">
            <text:p>UINT32</text:p>
          </table:table-cell>
          <table:table-cell table:formula="of:=VLOOKUP([.C110];[.$J$2:.$N$11];2;FALSE())" office:value-type="float" office:value="1" calcext:value-type="float">
            <text:p>1</text:p>
          </table:table-cell>
          <table:table-cell table:formula="of:=VLOOKUP([.C110];[.$J$2:.$N$11];3;FALSE())" office:value-type="string" office:string-value="I" calcext:value-type="string">
            <text:p>I</text:p>
          </table:table-cell>
          <table:table-cell table:formula="of:=VLOOKUP([.C110];[.$J$2:.$N$11];4;FALSE())" office:value-type="float" office:value="0" calcext:value-type="float">
            <text:p>0</text:p>
          </table:table-cell>
          <table:table-cell office:value-type="string" calcext:value-type="string">
            <text:p>Euromap67 output bits</text:p>
          </table:table-cell>
          <table:table-cell table:formula="of:=&quot;(&quot;&quot;&quot; &amp; [.B110] &amp; &quot;&quot;&quot;,&quot;&quot;&quot; &amp; [.C110] &amp; &quot;&quot;&quot;,&quot; &amp; [.D110] &amp; &quot;,&quot;&quot;&quot; &amp; [.E110] &amp; &quot;&quot;&quot;,&quot; &amp; [.F110] &amp; &quot;,&quot;&quot;&quot; &amp; [.G110] &amp; &quot;&quot;&quot;),&quot;" office:value-type="string" office:string-value="(&quot;euromap67_output_bits&quot;,&quot;UINT32&quot;,1,&quot;I&quot;,0,&quot;Euromap67 output bits&quot;)," calcext:value-type="string">
            <text:p>("euromap67_output_bits","UINT32",1,"I",0,"Euromap67 output bi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uromap67_24V_voltage</text:p>
          </table:table-cell>
          <table:table-cell office:value-type="string" calcext:value-type="string">
            <text:p>DOUBLE</text:p>
          </table:table-cell>
          <table:table-cell table:formula="of:=VLOOKUP([.C111];[.$J$2:.$N$11];2;FALSE())" office:value-type="float" office:value="1" calcext:value-type="float">
            <text:p>1</text:p>
          </table:table-cell>
          <table:table-cell table:formula="of:=VLOOKUP([.C111];[.$J$2:.$N$11];3;FALSE())" office:value-type="string" office:string-value="d" calcext:value-type="string">
            <text:p>d</text:p>
          </table:table-cell>
          <table:table-cell table:formula="of:=VLOOKUP([.C111];[.$J$2:.$N$11];4;FALSE())" office:value-type="float" office:value="0" calcext:value-type="float">
            <text:p>0</text:p>
          </table:table-cell>
          <table:table-cell office:value-type="string" calcext:value-type="string">
            <text:p>Euromap 24V voltage [V]</text:p>
          </table:table-cell>
          <table:table-cell table:formula="of:=&quot;(&quot;&quot;&quot; &amp; [.B111] &amp; &quot;&quot;&quot;,&quot;&quot;&quot; &amp; [.C111] &amp; &quot;&quot;&quot;,&quot; &amp; [.D111] &amp; &quot;,&quot;&quot;&quot; &amp; [.E111] &amp; &quot;&quot;&quot;,&quot; &amp; [.F111] &amp; &quot;,&quot;&quot;&quot; &amp; [.G111] &amp; &quot;&quot;&quot;),&quot;" office:value-type="string" office:string-value="(&quot;euromap67_24V_voltage&quot;,&quot;DOUBLE&quot;,1,&quot;d&quot;,0,&quot;Euromap 24V voltage [V]&quot;)," calcext:value-type="string">
            <text:p>("euromap67_24V_voltage","DOUBLE",1,"d",0,"Euromap 24V voltage [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euromap67_24V_current</text:p>
          </table:table-cell>
          <table:table-cell office:value-type="string" calcext:value-type="string">
            <text:p>DOUBLE</text:p>
          </table:table-cell>
          <table:table-cell table:formula="of:=VLOOKUP([.C112];[.$J$2:.$N$11];2;FALSE())" office:value-type="float" office:value="1" calcext:value-type="float">
            <text:p>1</text:p>
          </table:table-cell>
          <table:table-cell table:formula="of:=VLOOKUP([.C112];[.$J$2:.$N$11];3;FALSE())" office:value-type="string" office:string-value="d" calcext:value-type="string">
            <text:p>d</text:p>
          </table:table-cell>
          <table:table-cell table:formula="of:=VLOOKUP([.C112];[.$J$2:.$N$11];4;FALSE())" office:value-type="float" office:value="0" calcext:value-type="float">
            <text:p>0</text:p>
          </table:table-cell>
          <table:table-cell office:value-type="string" calcext:value-type="string">
            <text:p>Euromap 24V current [A]</text:p>
          </table:table-cell>
          <table:table-cell table:formula="of:=&quot;(&quot;&quot;&quot; &amp; [.B112] &amp; &quot;&quot;&quot;,&quot;&quot;&quot; &amp; [.C112] &amp; &quot;&quot;&quot;,&quot; &amp; [.D112] &amp; &quot;,&quot;&quot;&quot; &amp; [.E112] &amp; &quot;&quot;&quot;,&quot; &amp; [.F112] &amp; &quot;,&quot;&quot;&quot; &amp; [.G112] &amp; &quot;&quot;&quot;),&quot;" office:value-type="string" office:string-value="(&quot;euromap67_24V_current&quot;,&quot;DOUBLE&quot;,1,&quot;d&quot;,0,&quot;Euromap 24V current [A]&quot;)," calcext:value-type="string">
            <text:p>("euromap67_24V_current","DOUBLE",1,"d",0,"Euromap 24V current [A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mode</text:p>
          </table:table-cell>
          <table:table-cell office:value-type="string" calcext:value-type="string">
            <text:p>UINT32</text:p>
          </table:table-cell>
          <table:table-cell table:formula="of:=VLOOKUP([.C113];[.$J$2:.$N$11];2;FALSE())" office:value-type="float" office:value="1" calcext:value-type="float">
            <text:p>1</text:p>
          </table:table-cell>
          <table:table-cell table:formula="of:=VLOOKUP([.C113];[.$J$2:.$N$11];3;FALSE())" office:value-type="string" office:string-value="I" calcext:value-type="string">
            <text:p>I</text:p>
          </table:table-cell>
          <table:table-cell table:formula="of:=VLOOKUP([.C113];[.$J$2:.$N$11];4;FALSE())" office:value-type="float" office:value="0" calcext:value-type="float">
            <text:p>0</text:p>
          </table:table-cell>
          <table:table-cell office:value-type="string" calcext:value-type="string">
            <text:p>Tool mode</text:p>
          </table:table-cell>
          <table:table-cell table:formula="of:=&quot;(&quot;&quot;&quot; &amp; [.B113] &amp; &quot;&quot;&quot;,&quot;&quot;&quot; &amp; [.C113] &amp; &quot;&quot;&quot;,&quot; &amp; [.D113] &amp; &quot;,&quot;&quot;&quot; &amp; [.E113] &amp; &quot;&quot;&quot;,&quot; &amp; [.F113] &amp; &quot;,&quot;&quot;&quot; &amp; [.G113] &amp; &quot;&quot;&quot;),&quot;" office:value-type="string" office:string-value="(&quot;tool_mode&quot;,&quot;UINT32&quot;,1,&quot;I&quot;,0,&quot;Tool mode&quot;)," calcext:value-type="string">
            <text:p>("tool_mode","UINT32",1,"I",0,"Tool mode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analog_input_types</text:p>
          </table:table-cell>
          <table:table-cell office:value-type="string" calcext:value-type="string">
            <text:p>UINT32</text:p>
          </table:table-cell>
          <table:table-cell table:formula="of:=VLOOKUP([.C114];[.$J$2:.$N$11];2;FALSE())" office:value-type="float" office:value="1" calcext:value-type="float">
            <text:p>1</text:p>
          </table:table-cell>
          <table:table-cell table:formula="of:=VLOOKUP([.C114];[.$J$2:.$N$11];3;FALSE())" office:value-type="string" office:string-value="I" calcext:value-type="string">
            <text:p>I</text:p>
          </table:table-cell>
          <table:table-cell table:formula="of:=VLOOKUP([.C114];[.$J$2:.$N$11];4;FALSE())" office:value-type="float" office:value="0" calcext:value-type="float">
            <text:p>0</text:p>
          </table:table-cell>
          <table:table-cell office:value-type="string" calcext:value-type="string">
            <text:p>Output domain {0=current[A], 1=voltage[V]}, Bits 0-1: tool_analog_input_0 | tool_analog_input_1</text:p>
          </table:table-cell>
          <table:table-cell table:formula="of:=&quot;(&quot;&quot;&quot; &amp; [.B114] &amp; &quot;&quot;&quot;,&quot;&quot;&quot; &amp; [.C114] &amp; &quot;&quot;&quot;,&quot; &amp; [.D114] &amp; &quot;,&quot;&quot;&quot; &amp; [.E114] &amp; &quot;&quot;&quot;,&quot; &amp; [.F114] &amp; &quot;,&quot;&quot;&quot; &amp; [.G114] &amp; &quot;&quot;&quot;),&quot;" office:value-type="string" office:string-value="(&quot;tool_analog_input_types&quot;,&quot;UINT32&quot;,1,&quot;I&quot;,0,&quot;Output domain {0=current[A], 1=voltage[V]}, Bits 0-1: tool_analog_input_0 | tool_analog_input_1&quot;)," calcext:value-type="string">
            <text:p>("tool_analog_input_types","UINT32",1,"I",0,"Output domain {0=current[A], 1=voltage[V]}, Bits 0-1: tool_analog_input_0 | tool_analog_input_1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analog_input0</text:p>
          </table:table-cell>
          <table:table-cell office:value-type="string" calcext:value-type="string">
            <text:p>DOUBLE</text:p>
          </table:table-cell>
          <table:table-cell table:formula="of:=VLOOKUP([.C115];[.$J$2:.$N$11];2;FALSE())" office:value-type="float" office:value="1" calcext:value-type="float">
            <text:p>1</text:p>
          </table:table-cell>
          <table:table-cell table:formula="of:=VLOOKUP([.C115];[.$J$2:.$N$11];3;FALSE())" office:value-type="string" office:string-value="d" calcext:value-type="string">
            <text:p>d</text:p>
          </table:table-cell>
          <table:table-cell table:formula="of:=VLOOKUP([.C115];[.$J$2:.$N$11];4;FALSE())" office:value-type="float" office:value="0" calcext:value-type="float">
            <text:p>0</text:p>
          </table:table-cell>
          <table:table-cell office:value-type="string" calcext:value-type="string">
            <text:p>Tool analog input 0 [A or V]</text:p>
          </table:table-cell>
          <table:table-cell table:formula="of:=&quot;(&quot;&quot;&quot; &amp; [.B115] &amp; &quot;&quot;&quot;,&quot;&quot;&quot; &amp; [.C115] &amp; &quot;&quot;&quot;,&quot; &amp; [.D115] &amp; &quot;,&quot;&quot;&quot; &amp; [.E115] &amp; &quot;&quot;&quot;,&quot; &amp; [.F115] &amp; &quot;,&quot;&quot;&quot; &amp; [.G115] &amp; &quot;&quot;&quot;),&quot;" office:value-type="string" office:string-value="(&quot;tool_analog_input0&quot;,&quot;DOUBLE&quot;,1,&quot;d&quot;,0,&quot;Tool analog input 0 [A or V]&quot;)," calcext:value-type="string">
            <text:p>("tool_analog_input0","DOUBLE",1,"d",0,"Tool analog input 0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analog_input1</text:p>
          </table:table-cell>
          <table:table-cell office:value-type="string" calcext:value-type="string">
            <text:p>DOUBLE</text:p>
          </table:table-cell>
          <table:table-cell table:formula="of:=VLOOKUP([.C116];[.$J$2:.$N$11];2;FALSE())" office:value-type="float" office:value="1" calcext:value-type="float">
            <text:p>1</text:p>
          </table:table-cell>
          <table:table-cell table:formula="of:=VLOOKUP([.C116];[.$J$2:.$N$11];3;FALSE())" office:value-type="string" office:string-value="d" calcext:value-type="string">
            <text:p>d</text:p>
          </table:table-cell>
          <table:table-cell table:formula="of:=VLOOKUP([.C116];[.$J$2:.$N$11];4;FALSE())" office:value-type="float" office:value="0" calcext:value-type="float">
            <text:p>0</text:p>
          </table:table-cell>
          <table:table-cell office:value-type="string" calcext:value-type="string">
            <text:p>Tool analog input 1 [A or V]</text:p>
          </table:table-cell>
          <table:table-cell table:formula="of:=&quot;(&quot;&quot;&quot; &amp; [.B116] &amp; &quot;&quot;&quot;,&quot;&quot;&quot; &amp; [.C116] &amp; &quot;&quot;&quot;,&quot; &amp; [.D116] &amp; &quot;,&quot;&quot;&quot; &amp; [.E116] &amp; &quot;&quot;&quot;,&quot; &amp; [.F116] &amp; &quot;,&quot;&quot;&quot; &amp; [.G116] &amp; &quot;&quot;&quot;),&quot;" office:value-type="string" office:string-value="(&quot;tool_analog_input1&quot;,&quot;DOUBLE&quot;,1,&quot;d&quot;,0,&quot;Tool analog input 1 [A or V]&quot;)," calcext:value-type="string">
            <text:p>("tool_analog_input1","DOUBLE",1,"d",0,"Tool analog input 1 [A or 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output_voltage</text:p>
          </table:table-cell>
          <table:table-cell office:value-type="string" calcext:value-type="string">
            <text:p>INT32</text:p>
          </table:table-cell>
          <table:table-cell table:formula="of:=VLOOKUP([.C117];[.$J$2:.$N$11];2;FALSE())" office:value-type="float" office:value="1" calcext:value-type="float">
            <text:p>1</text:p>
          </table:table-cell>
          <table:table-cell table:formula="of:=VLOOKUP([.C117];[.$J$2:.$N$11];3;FALSE())" office:value-type="string" office:string-value="i" calcext:value-type="string">
            <text:p>i</text:p>
          </table:table-cell>
          <table:table-cell table:formula="of:=VLOOKUP([.C117];[.$J$2:.$N$11];4;FALSE())" office:value-type="float" office:value="0" calcext:value-type="float">
            <text:p>0</text:p>
          </table:table-cell>
          <table:table-cell office:value-type="string" calcext:value-type="string">
            <text:p>Tool output voltage [V]</text:p>
          </table:table-cell>
          <table:table-cell table:formula="of:=&quot;(&quot;&quot;&quot; &amp; [.B117] &amp; &quot;&quot;&quot;,&quot;&quot;&quot; &amp; [.C117] &amp; &quot;&quot;&quot;,&quot; &amp; [.D117] &amp; &quot;,&quot;&quot;&quot; &amp; [.E117] &amp; &quot;&quot;&quot;,&quot; &amp; [.F117] &amp; &quot;,&quot;&quot;&quot; &amp; [.G117] &amp; &quot;&quot;&quot;),&quot;" office:value-type="string" office:string-value="(&quot;tool_output_voltage&quot;,&quot;INT32&quot;,1,&quot;i&quot;,0,&quot;Tool output voltage [V]&quot;)," calcext:value-type="string">
            <text:p>("tool_output_voltage","INT32",1,"i",0,"Tool output voltage [V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output_current</text:p>
          </table:table-cell>
          <table:table-cell office:value-type="string" calcext:value-type="string">
            <text:p>DOUBLE</text:p>
          </table:table-cell>
          <table:table-cell table:formula="of:=VLOOKUP([.C118];[.$J$2:.$N$11];2;FALSE())" office:value-type="float" office:value="1" calcext:value-type="float">
            <text:p>1</text:p>
          </table:table-cell>
          <table:table-cell table:formula="of:=VLOOKUP([.C118];[.$J$2:.$N$11];3;FALSE())" office:value-type="string" office:string-value="d" calcext:value-type="string">
            <text:p>d</text:p>
          </table:table-cell>
          <table:table-cell table:formula="of:=VLOOKUP([.C118];[.$J$2:.$N$11];4;FALSE())" office:value-type="float" office:value="0" calcext:value-type="float">
            <text:p>0</text:p>
          </table:table-cell>
          <table:table-cell office:value-type="string" calcext:value-type="string">
            <text:p>Tool current [A]</text:p>
          </table:table-cell>
          <table:table-cell table:formula="of:=&quot;(&quot;&quot;&quot; &amp; [.B118] &amp; &quot;&quot;&quot;,&quot;&quot;&quot; &amp; [.C118] &amp; &quot;&quot;&quot;,&quot; &amp; [.D118] &amp; &quot;,&quot;&quot;&quot; &amp; [.E118] &amp; &quot;&quot;&quot;,&quot; &amp; [.F118] &amp; &quot;,&quot;&quot;&quot; &amp; [.G118] &amp; &quot;&quot;&quot;),&quot;" office:value-type="string" office:string-value="(&quot;tool_output_current&quot;,&quot;DOUBLE&quot;,1,&quot;d&quot;,0,&quot;Tool current [A]&quot;)," calcext:value-type="string">
            <text:p>("tool_output_current","DOUBLE",1,"d",0,"Tool current [A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ol_temperature</text:p>
          </table:table-cell>
          <table:table-cell office:value-type="string" calcext:value-type="string">
            <text:p>DOUBLE</text:p>
          </table:table-cell>
          <table:table-cell table:formula="of:=VLOOKUP([.C119];[.$J$2:.$N$11];2;FALSE())" office:value-type="float" office:value="1" calcext:value-type="float">
            <text:p>1</text:p>
          </table:table-cell>
          <table:table-cell table:formula="of:=VLOOKUP([.C119];[.$J$2:.$N$11];3;FALSE())" office:value-type="string" office:string-value="d" calcext:value-type="string">
            <text:p>d</text:p>
          </table:table-cell>
          <table:table-cell table:formula="of:=VLOOKUP([.C119];[.$J$2:.$N$11];4;FALSE())" office:value-type="float" office:value="0" calcext:value-type="float">
            <text:p>0</text:p>
          </table:table-cell>
          <table:table-cell office:value-type="string" calcext:value-type="string">
            <text:p>Tool temperature in degrees Celsius</text:p>
          </table:table-cell>
          <table:table-cell table:formula="of:=&quot;(&quot;&quot;&quot; &amp; [.B119] &amp; &quot;&quot;&quot;,&quot;&quot;&quot; &amp; [.C119] &amp; &quot;&quot;&quot;,&quot; &amp; [.D119] &amp; &quot;,&quot;&quot;&quot; &amp; [.E119] &amp; &quot;&quot;&quot;,&quot; &amp; [.F119] &amp; &quot;,&quot;&quot;&quot; &amp; [.G119] &amp; &quot;&quot;&quot;),&quot;" office:value-type="string" office:string-value="(&quot;tool_temperature&quot;,&quot;DOUBLE&quot;,1,&quot;d&quot;,0,&quot;Tool temperature in degrees Celsius&quot;)," calcext:value-type="string">
            <text:p>("tool_temperature","DOUBLE",1,"d",0,"Tool temperature in degrees Celsiu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cp_force_scalar</text:p>
          </table:table-cell>
          <table:table-cell office:value-type="string" calcext:value-type="string">
            <text:p>DOUBLE</text:p>
          </table:table-cell>
          <table:table-cell table:formula="of:=VLOOKUP([.C120];[.$J$2:.$N$11];2;FALSE())" office:value-type="float" office:value="1" calcext:value-type="float">
            <text:p>1</text:p>
          </table:table-cell>
          <table:table-cell table:formula="of:=VLOOKUP([.C120];[.$J$2:.$N$11];3;FALSE())" office:value-type="string" office:string-value="d" calcext:value-type="string">
            <text:p>d</text:p>
          </table:table-cell>
          <table:table-cell table:formula="of:=VLOOKUP([.C120];[.$J$2:.$N$11];4;FALSE())" office:value-type="float" office:value="0" calcext:value-type="float">
            <text:p>0</text:p>
          </table:table-cell>
          <table:table-cell office:value-type="string" calcext:value-type="string">
            <text:p>TCP force scalar [N]</text:p>
          </table:table-cell>
          <table:table-cell table:formula="of:=&quot;(&quot;&quot;&quot; &amp; [.B120] &amp; &quot;&quot;&quot;,&quot;&quot;&quot; &amp; [.C120] &amp; &quot;&quot;&quot;,&quot; &amp; [.D120] &amp; &quot;,&quot;&quot;&quot; &amp; [.E120] &amp; &quot;&quot;&quot;,&quot; &amp; [.F120] &amp; &quot;,&quot;&quot;&quot; &amp; [.G120] &amp; &quot;&quot;&quot;),&quot;" office:value-type="string" office:string-value="(&quot;tcp_force_scalar&quot;,&quot;DOUBLE&quot;,1,&quot;d&quot;,0,&quot;TCP force scalar [N]&quot;)," calcext:value-type="string">
            <text:p>("tcp_force_scalar","DOUBLE",1,"d",0,"TCP force scalar [N]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output_bit_registers0_to_31</text:p>
          </table:table-cell>
          <table:table-cell office:value-type="string" calcext:value-type="string">
            <text:p>UINT32</text:p>
          </table:table-cell>
          <table:table-cell table:formula="of:=VLOOKUP([.C121];[.$J$2:.$N$11];2;FALSE())" office:value-type="float" office:value="1" calcext:value-type="float">
            <text:p>1</text:p>
          </table:table-cell>
          <table:table-cell table:formula="of:=VLOOKUP([.C121];[.$J$2:.$N$11];3;FALSE())" office:value-type="string" office:string-value="I" calcext:value-type="string">
            <text:p>I</text:p>
          </table:table-cell>
          <table:table-cell table:formula="of:=VLOOKUP([.C121];[.$J$2:.$N$11];4;FALSE())" office:value-type="float" office:value="0" calcext:value-type="float">
            <text:p>0</text:p>
          </table:table-cell>
          <table:table-cell office:value-type="string" calcext:value-type="string">
            <text:p>General purpose bits</text:p>
          </table:table-cell>
          <table:table-cell table:formula="of:=&quot;(&quot;&quot;&quot; &amp; [.B121] &amp; &quot;&quot;&quot;,&quot;&quot;&quot; &amp; [.C121] &amp; &quot;&quot;&quot;,&quot; &amp; [.D121] &amp; &quot;,&quot;&quot;&quot; &amp; [.E121] &amp; &quot;&quot;&quot;,&quot; &amp; [.F121] &amp; &quot;,&quot;&quot;&quot; &amp; [.G121] &amp; &quot;&quot;&quot;),&quot;" office:value-type="string" office:string-value="(&quot;output_bit_registers0_to_31&quot;,&quot;UINT32&quot;,1,&quot;I&quot;,0,&quot;General purpose bits&quot;)," calcext:value-type="string">
            <text:p>("output_bit_registers0_to_31","UINT32",1,"I",0,"General purpose bits"),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output_bit_registers32_to_63</text:p>
          </table:table-cell>
          <table:table-cell office:value-type="string" calcext:value-type="string">
            <text:p>UINT32</text:p>
          </table:table-cell>
          <table:table-cell table:formula="of:=VLOOKUP([.C122];[.$J$2:.$N$11];2;FALSE())" office:value-type="float" office:value="1" calcext:value-type="float">
            <text:p>1</text:p>
          </table:table-cell>
          <table:table-cell table:formula="of:=VLOOKUP([.C122];[.$J$2:.$N$11];3;FALSE())" office:value-type="string" office:string-value="I" calcext:value-type="string">
            <text:p>I</text:p>
          </table:table-cell>
          <table:table-cell table:formula="of:=VLOOKUP([.C122];[.$J$2:.$N$11];4;FALSE())" office:value-type="float" office:value="0" calcext:value-type="float">
            <text:p>0</text:p>
          </table:table-cell>
          <table:table-cell office:value-type="string" calcext:value-type="string">
            <text:p>General purpose bits</text:p>
          </table:table-cell>
          <table:table-cell table:formula="of:=&quot;(&quot;&quot;&quot; &amp; [.B122] &amp; &quot;&quot;&quot;,&quot;&quot;&quot; &amp; [.C122] &amp; &quot;&quot;&quot;,&quot; &amp; [.D122] &amp; &quot;,&quot;&quot;&quot; &amp; [.E122] &amp; &quot;&quot;&quot;,&quot; &amp; [.F122] &amp; &quot;,&quot;&quot;&quot; &amp; [.G122] &amp; &quot;&quot;&quot;),&quot;" office:value-type="string" office:string-value="(&quot;output_bit_registers32_to_63&quot;,&quot;UINT32&quot;,1,&quot;I&quot;,0,&quot;General purpose bits&quot;)," calcext:value-type="string">
            <text:p>("output_bit_registers32_to_63","UINT32",1,"I",0,"General purpose bits"),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output_int_register_&quot;&amp;[.A123]" office:value-type="string" office:string-value="output_int_register_0" calcext:value-type="string">
            <text:p>output_int_register_0</text:p>
          </table:table-cell>
          <table:table-cell office:value-type="string" calcext:value-type="string">
            <text:p>INT32</text:p>
          </table:table-cell>
          <table:table-cell table:formula="of:=VLOOKUP([.C123];[.$J$2:.$N$11];2;FALSE())" office:value-type="float" office:value="1" calcext:value-type="float">
            <text:p>1</text:p>
          </table:table-cell>
          <table:table-cell table:formula="of:=VLOOKUP([.C123];[.$J$2:.$N$11];3;FALSE())" office:value-type="string" office:string-value="i" calcext:value-type="string">
            <text:p>i</text:p>
          </table:table-cell>
          <table:table-cell table:formula="of:=VLOOKUP([.C123];[.$J$2:.$N$11];4;FALSE())" office:value-type="float" office:value="0" calcext:value-type="float">
            <text:p>0</text:p>
          </table:table-cell>
          <table:table-cell table:formula="of:=&quot;General purpose integer register &quot; &amp; [.A123]" office:value-type="string" office:string-value="General purpose integer register 0" calcext:value-type="string">
            <text:p>General purpose integer register 0</text:p>
          </table:table-cell>
          <table:table-cell table:formula="of:=&quot;(&quot;&quot;&quot; &amp; [.B123] &amp; &quot;&quot;&quot;,&quot;&quot;&quot; &amp; [.C123] &amp; &quot;&quot;&quot;,&quot; &amp; [.D123] &amp; &quot;,&quot;&quot;&quot; &amp; [.E123] &amp; &quot;&quot;&quot;,&quot; &amp; [.F123] &amp; &quot;,&quot;&quot;&quot; &amp; [.G123] &amp; &quot;&quot;&quot;),&quot;" office:value-type="string" office:string-value="(&quot;output_int_register_0&quot;,&quot;INT32&quot;,1,&quot;i&quot;,0,&quot;General purpose integer register 0&quot;)," calcext:value-type="string">
            <text:p>("output_int_register_0","INT32",1,"i",0,"General purpose integer register 0"),</text:p>
          </table:table-cell>
          <table:table-cell table:number-columns-repeated="7"/>
        </table:table-row>
        <table:table-row table:style-name="ro2">
          <table:table-cell table:formula="of:=[.A123]+1" office:value-type="float" office:value="1" calcext:value-type="float">
            <text:p>1</text:p>
          </table:table-cell>
          <table:table-cell table:formula="of:=&quot;output_int_register_&quot;&amp;[.A124]" office:value-type="string" office:string-value="output_int_register_1" calcext:value-type="string">
            <text:p>output_int_register_1</text:p>
          </table:table-cell>
          <table:table-cell office:value-type="string" calcext:value-type="string">
            <text:p>INT32</text:p>
          </table:table-cell>
          <table:table-cell table:formula="of:=VLOOKUP([.C124];[.$J$2:.$N$11];2;FALSE())" office:value-type="float" office:value="1" calcext:value-type="float">
            <text:p>1</text:p>
          </table:table-cell>
          <table:table-cell table:formula="of:=VLOOKUP([.C124];[.$J$2:.$N$11];3;FALSE())" office:value-type="string" office:string-value="i" calcext:value-type="string">
            <text:p>i</text:p>
          </table:table-cell>
          <table:table-cell table:formula="of:=VLOOKUP([.C124];[.$J$2:.$N$11];4;FALSE())" office:value-type="float" office:value="0" calcext:value-type="float">
            <text:p>0</text:p>
          </table:table-cell>
          <table:table-cell table:formula="of:=&quot;General purpose integer register &quot; &amp; [.A124]" office:value-type="string" office:string-value="General purpose integer register 1" calcext:value-type="string">
            <text:p>General purpose integer register 1</text:p>
          </table:table-cell>
          <table:table-cell table:formula="of:=&quot;(&quot;&quot;&quot; &amp; [.B124] &amp; &quot;&quot;&quot;,&quot;&quot;&quot; &amp; [.C124] &amp; &quot;&quot;&quot;,&quot; &amp; [.D124] &amp; &quot;,&quot;&quot;&quot; &amp; [.E124] &amp; &quot;&quot;&quot;,&quot; &amp; [.F124] &amp; &quot;,&quot;&quot;&quot; &amp; [.G124] &amp; &quot;&quot;&quot;),&quot;" office:value-type="string" office:string-value="(&quot;output_int_register_1&quot;,&quot;INT32&quot;,1,&quot;i&quot;,0,&quot;General purpose integer register 1&quot;)," calcext:value-type="string">
            <text:p>("output_int_register_1","INT32",1,"i",0,"General purpose integer register 1"),</text:p>
          </table:table-cell>
          <table:table-cell table:number-columns-repeated="7"/>
        </table:table-row>
        <table:table-row table:style-name="ro2">
          <table:table-cell table:formula="of:=[.A124]+1" office:value-type="float" office:value="2" calcext:value-type="float">
            <text:p>2</text:p>
          </table:table-cell>
          <table:table-cell table:formula="of:=&quot;output_int_register_&quot;&amp;[.A125]" office:value-type="string" office:string-value="output_int_register_2" calcext:value-type="string">
            <text:p>output_int_register_2</text:p>
          </table:table-cell>
          <table:table-cell office:value-type="string" calcext:value-type="string">
            <text:p>INT32</text:p>
          </table:table-cell>
          <table:table-cell table:formula="of:=VLOOKUP([.C125];[.$J$2:.$N$11];2;FALSE())" office:value-type="float" office:value="1" calcext:value-type="float">
            <text:p>1</text:p>
          </table:table-cell>
          <table:table-cell table:formula="of:=VLOOKUP([.C125];[.$J$2:.$N$11];3;FALSE())" office:value-type="string" office:string-value="i" calcext:value-type="string">
            <text:p>i</text:p>
          </table:table-cell>
          <table:table-cell table:formula="of:=VLOOKUP([.C125];[.$J$2:.$N$11];4;FALSE())" office:value-type="float" office:value="0" calcext:value-type="float">
            <text:p>0</text:p>
          </table:table-cell>
          <table:table-cell table:formula="of:=&quot;General purpose integer register &quot; &amp; [.A125]" office:value-type="string" office:string-value="General purpose integer register 2" calcext:value-type="string">
            <text:p>General purpose integer register 2</text:p>
          </table:table-cell>
          <table:table-cell table:formula="of:=&quot;(&quot;&quot;&quot; &amp; [.B125] &amp; &quot;&quot;&quot;,&quot;&quot;&quot; &amp; [.C125] &amp; &quot;&quot;&quot;,&quot; &amp; [.D125] &amp; &quot;,&quot;&quot;&quot; &amp; [.E125] &amp; &quot;&quot;&quot;,&quot; &amp; [.F125] &amp; &quot;,&quot;&quot;&quot; &amp; [.G125] &amp; &quot;&quot;&quot;),&quot;" office:value-type="string" office:string-value="(&quot;output_int_register_2&quot;,&quot;INT32&quot;,1,&quot;i&quot;,0,&quot;General purpose integer register 2&quot;)," calcext:value-type="string">
            <text:p>("output_int_register_2","INT32",1,"i",0,"General purpose integer register 2"),</text:p>
          </table:table-cell>
          <table:table-cell table:number-columns-repeated="7"/>
        </table:table-row>
        <table:table-row table:style-name="ro2">
          <table:table-cell table:formula="of:=[.A125]+1" office:value-type="float" office:value="3" calcext:value-type="float">
            <text:p>3</text:p>
          </table:table-cell>
          <table:table-cell table:formula="of:=&quot;output_int_register_&quot;&amp;[.A126]" office:value-type="string" office:string-value="output_int_register_3" calcext:value-type="string">
            <text:p>output_int_register_3</text:p>
          </table:table-cell>
          <table:table-cell office:value-type="string" calcext:value-type="string">
            <text:p>INT32</text:p>
          </table:table-cell>
          <table:table-cell table:formula="of:=VLOOKUP([.C126];[.$J$2:.$N$11];2;FALSE())" office:value-type="float" office:value="1" calcext:value-type="float">
            <text:p>1</text:p>
          </table:table-cell>
          <table:table-cell table:formula="of:=VLOOKUP([.C126];[.$J$2:.$N$11];3;FALSE())" office:value-type="string" office:string-value="i" calcext:value-type="string">
            <text:p>i</text:p>
          </table:table-cell>
          <table:table-cell table:formula="of:=VLOOKUP([.C126];[.$J$2:.$N$11];4;FALSE())" office:value-type="float" office:value="0" calcext:value-type="float">
            <text:p>0</text:p>
          </table:table-cell>
          <table:table-cell table:formula="of:=&quot;General purpose integer register &quot; &amp; [.A126]" office:value-type="string" office:string-value="General purpose integer register 3" calcext:value-type="string">
            <text:p>General purpose integer register 3</text:p>
          </table:table-cell>
          <table:table-cell table:formula="of:=&quot;(&quot;&quot;&quot; &amp; [.B126] &amp; &quot;&quot;&quot;,&quot;&quot;&quot; &amp; [.C126] &amp; &quot;&quot;&quot;,&quot; &amp; [.D126] &amp; &quot;,&quot;&quot;&quot; &amp; [.E126] &amp; &quot;&quot;&quot;,&quot; &amp; [.F126] &amp; &quot;,&quot;&quot;&quot; &amp; [.G126] &amp; &quot;&quot;&quot;),&quot;" office:value-type="string" office:string-value="(&quot;output_int_register_3&quot;,&quot;INT32&quot;,1,&quot;i&quot;,0,&quot;General purpose integer register 3&quot;)," calcext:value-type="string">
            <text:p>("output_int_register_3","INT32",1,"i",0,"General purpose integer register 3"),</text:p>
          </table:table-cell>
          <table:table-cell table:number-columns-repeated="7"/>
        </table:table-row>
        <table:table-row table:style-name="ro2">
          <table:table-cell table:formula="of:=[.A126]+1" office:value-type="float" office:value="4" calcext:value-type="float">
            <text:p>4</text:p>
          </table:table-cell>
          <table:table-cell table:formula="of:=&quot;output_int_register_&quot;&amp;[.A127]" office:value-type="string" office:string-value="output_int_register_4" calcext:value-type="string">
            <text:p>output_int_register_4</text:p>
          </table:table-cell>
          <table:table-cell office:value-type="string" calcext:value-type="string">
            <text:p>INT32</text:p>
          </table:table-cell>
          <table:table-cell table:formula="of:=VLOOKUP([.C127];[.$J$2:.$N$11];2;FALSE())" office:value-type="float" office:value="1" calcext:value-type="float">
            <text:p>1</text:p>
          </table:table-cell>
          <table:table-cell table:formula="of:=VLOOKUP([.C127];[.$J$2:.$N$11];3;FALSE())" office:value-type="string" office:string-value="i" calcext:value-type="string">
            <text:p>i</text:p>
          </table:table-cell>
          <table:table-cell table:formula="of:=VLOOKUP([.C127];[.$J$2:.$N$11];4;FALSE())" office:value-type="float" office:value="0" calcext:value-type="float">
            <text:p>0</text:p>
          </table:table-cell>
          <table:table-cell table:formula="of:=&quot;General purpose integer register &quot; &amp; [.A127]" office:value-type="string" office:string-value="General purpose integer register 4" calcext:value-type="string">
            <text:p>General purpose integer register 4</text:p>
          </table:table-cell>
          <table:table-cell table:formula="of:=&quot;(&quot;&quot;&quot; &amp; [.B127] &amp; &quot;&quot;&quot;,&quot;&quot;&quot; &amp; [.C127] &amp; &quot;&quot;&quot;,&quot; &amp; [.D127] &amp; &quot;,&quot;&quot;&quot; &amp; [.E127] &amp; &quot;&quot;&quot;,&quot; &amp; [.F127] &amp; &quot;,&quot;&quot;&quot; &amp; [.G127] &amp; &quot;&quot;&quot;),&quot;" office:value-type="string" office:string-value="(&quot;output_int_register_4&quot;,&quot;INT32&quot;,1,&quot;i&quot;,0,&quot;General purpose integer register 4&quot;)," calcext:value-type="string">
            <text:p>("output_int_register_4","INT32",1,"i",0,"General purpose integer register 4"),</text:p>
          </table:table-cell>
          <table:table-cell table:number-columns-repeated="7"/>
        </table:table-row>
        <table:table-row table:style-name="ro2">
          <table:table-cell table:formula="of:=[.A127]+1" office:value-type="float" office:value="5" calcext:value-type="float">
            <text:p>5</text:p>
          </table:table-cell>
          <table:table-cell table:formula="of:=&quot;output_int_register_&quot;&amp;[.A128]" office:value-type="string" office:string-value="output_int_register_5" calcext:value-type="string">
            <text:p>output_int_register_5</text:p>
          </table:table-cell>
          <table:table-cell office:value-type="string" calcext:value-type="string">
            <text:p>INT32</text:p>
          </table:table-cell>
          <table:table-cell table:formula="of:=VLOOKUP([.C128];[.$J$2:.$N$11];2;FALSE())" office:value-type="float" office:value="1" calcext:value-type="float">
            <text:p>1</text:p>
          </table:table-cell>
          <table:table-cell table:formula="of:=VLOOKUP([.C128];[.$J$2:.$N$11];3;FALSE())" office:value-type="string" office:string-value="i" calcext:value-type="string">
            <text:p>i</text:p>
          </table:table-cell>
          <table:table-cell table:formula="of:=VLOOKUP([.C128];[.$J$2:.$N$11];4;FALSE())" office:value-type="float" office:value="0" calcext:value-type="float">
            <text:p>0</text:p>
          </table:table-cell>
          <table:table-cell table:formula="of:=&quot;General purpose integer register &quot; &amp; [.A128]" office:value-type="string" office:string-value="General purpose integer register 5" calcext:value-type="string">
            <text:p>General purpose integer register 5</text:p>
          </table:table-cell>
          <table:table-cell table:formula="of:=&quot;(&quot;&quot;&quot; &amp; [.B128] &amp; &quot;&quot;&quot;,&quot;&quot;&quot; &amp; [.C128] &amp; &quot;&quot;&quot;,&quot; &amp; [.D128] &amp; &quot;,&quot;&quot;&quot; &amp; [.E128] &amp; &quot;&quot;&quot;,&quot; &amp; [.F128] &amp; &quot;,&quot;&quot;&quot; &amp; [.G128] &amp; &quot;&quot;&quot;),&quot;" office:value-type="string" office:string-value="(&quot;output_int_register_5&quot;,&quot;INT32&quot;,1,&quot;i&quot;,0,&quot;General purpose integer register 5&quot;)," calcext:value-type="string">
            <text:p>("output_int_register_5","INT32",1,"i",0,"General purpose integer register 5"),</text:p>
          </table:table-cell>
          <table:table-cell table:number-columns-repeated="7"/>
        </table:table-row>
        <table:table-row table:style-name="ro2">
          <table:table-cell table:formula="of:=[.A128]+1" office:value-type="float" office:value="6" calcext:value-type="float">
            <text:p>6</text:p>
          </table:table-cell>
          <table:table-cell table:formula="of:=&quot;output_int_register_&quot;&amp;[.A129]" office:value-type="string" office:string-value="output_int_register_6" calcext:value-type="string">
            <text:p>output_int_register_6</text:p>
          </table:table-cell>
          <table:table-cell office:value-type="string" calcext:value-type="string">
            <text:p>INT32</text:p>
          </table:table-cell>
          <table:table-cell table:formula="of:=VLOOKUP([.C129];[.$J$2:.$N$11];2;FALSE())" office:value-type="float" office:value="1" calcext:value-type="float">
            <text:p>1</text:p>
          </table:table-cell>
          <table:table-cell table:formula="of:=VLOOKUP([.C129];[.$J$2:.$N$11];3;FALSE())" office:value-type="string" office:string-value="i" calcext:value-type="string">
            <text:p>i</text:p>
          </table:table-cell>
          <table:table-cell table:formula="of:=VLOOKUP([.C129];[.$J$2:.$N$11];4;FALSE())" office:value-type="float" office:value="0" calcext:value-type="float">
            <text:p>0</text:p>
          </table:table-cell>
          <table:table-cell table:formula="of:=&quot;General purpose integer register &quot; &amp; [.A129]" office:value-type="string" office:string-value="General purpose integer register 6" calcext:value-type="string">
            <text:p>General purpose integer register 6</text:p>
          </table:table-cell>
          <table:table-cell table:formula="of:=&quot;(&quot;&quot;&quot; &amp; [.B129] &amp; &quot;&quot;&quot;,&quot;&quot;&quot; &amp; [.C129] &amp; &quot;&quot;&quot;,&quot; &amp; [.D129] &amp; &quot;,&quot;&quot;&quot; &amp; [.E129] &amp; &quot;&quot;&quot;,&quot; &amp; [.F129] &amp; &quot;,&quot;&quot;&quot; &amp; [.G129] &amp; &quot;&quot;&quot;),&quot;" office:value-type="string" office:string-value="(&quot;output_int_register_6&quot;,&quot;INT32&quot;,1,&quot;i&quot;,0,&quot;General purpose integer register 6&quot;)," calcext:value-type="string">
            <text:p>("output_int_register_6","INT32",1,"i",0,"General purpose integer register 6"),</text:p>
          </table:table-cell>
          <table:table-cell table:number-columns-repeated="7"/>
        </table:table-row>
        <table:table-row table:style-name="ro2">
          <table:table-cell table:formula="of:=[.A129]+1" office:value-type="float" office:value="7" calcext:value-type="float">
            <text:p>7</text:p>
          </table:table-cell>
          <table:table-cell table:formula="of:=&quot;output_int_register_&quot;&amp;[.A130]" office:value-type="string" office:string-value="output_int_register_7" calcext:value-type="string">
            <text:p>output_int_register_7</text:p>
          </table:table-cell>
          <table:table-cell office:value-type="string" calcext:value-type="string">
            <text:p>INT32</text:p>
          </table:table-cell>
          <table:table-cell table:formula="of:=VLOOKUP([.C130];[.$J$2:.$N$11];2;FALSE())" office:value-type="float" office:value="1" calcext:value-type="float">
            <text:p>1</text:p>
          </table:table-cell>
          <table:table-cell table:formula="of:=VLOOKUP([.C130];[.$J$2:.$N$11];3;FALSE())" office:value-type="string" office:string-value="i" calcext:value-type="string">
            <text:p>i</text:p>
          </table:table-cell>
          <table:table-cell table:formula="of:=VLOOKUP([.C130];[.$J$2:.$N$11];4;FALSE())" office:value-type="float" office:value="0" calcext:value-type="float">
            <text:p>0</text:p>
          </table:table-cell>
          <table:table-cell table:formula="of:=&quot;General purpose integer register &quot; &amp; [.A130]" office:value-type="string" office:string-value="General purpose integer register 7" calcext:value-type="string">
            <text:p>General purpose integer register 7</text:p>
          </table:table-cell>
          <table:table-cell table:formula="of:=&quot;(&quot;&quot;&quot; &amp; [.B130] &amp; &quot;&quot;&quot;,&quot;&quot;&quot; &amp; [.C130] &amp; &quot;&quot;&quot;,&quot; &amp; [.D130] &amp; &quot;,&quot;&quot;&quot; &amp; [.E130] &amp; &quot;&quot;&quot;,&quot; &amp; [.F130] &amp; &quot;,&quot;&quot;&quot; &amp; [.G130] &amp; &quot;&quot;&quot;),&quot;" office:value-type="string" office:string-value="(&quot;output_int_register_7&quot;,&quot;INT32&quot;,1,&quot;i&quot;,0,&quot;General purpose integer register 7&quot;)," calcext:value-type="string">
            <text:p>("output_int_register_7","INT32",1,"i",0,"General purpose integer register 7"),</text:p>
          </table:table-cell>
          <table:table-cell table:number-columns-repeated="7"/>
        </table:table-row>
        <table:table-row table:style-name="ro2">
          <table:table-cell table:formula="of:=[.A130]+1" office:value-type="float" office:value="8" calcext:value-type="float">
            <text:p>8</text:p>
          </table:table-cell>
          <table:table-cell table:formula="of:=&quot;output_int_register_&quot;&amp;[.A131]" office:value-type="string" office:string-value="output_int_register_8" calcext:value-type="string">
            <text:p>output_int_register_8</text:p>
          </table:table-cell>
          <table:table-cell office:value-type="string" calcext:value-type="string">
            <text:p>INT32</text:p>
          </table:table-cell>
          <table:table-cell table:formula="of:=VLOOKUP([.C131];[.$J$2:.$N$11];2;FALSE())" office:value-type="float" office:value="1" calcext:value-type="float">
            <text:p>1</text:p>
          </table:table-cell>
          <table:table-cell table:formula="of:=VLOOKUP([.C131];[.$J$2:.$N$11];3;FALSE())" office:value-type="string" office:string-value="i" calcext:value-type="string">
            <text:p>i</text:p>
          </table:table-cell>
          <table:table-cell table:formula="of:=VLOOKUP([.C131];[.$J$2:.$N$11];4;FALSE())" office:value-type="float" office:value="0" calcext:value-type="float">
            <text:p>0</text:p>
          </table:table-cell>
          <table:table-cell table:formula="of:=&quot;General purpose integer register &quot; &amp; [.A131]" office:value-type="string" office:string-value="General purpose integer register 8" calcext:value-type="string">
            <text:p>General purpose integer register 8</text:p>
          </table:table-cell>
          <table:table-cell table:formula="of:=&quot;(&quot;&quot;&quot; &amp; [.B131] &amp; &quot;&quot;&quot;,&quot;&quot;&quot; &amp; [.C131] &amp; &quot;&quot;&quot;,&quot; &amp; [.D131] &amp; &quot;,&quot;&quot;&quot; &amp; [.E131] &amp; &quot;&quot;&quot;,&quot; &amp; [.F131] &amp; &quot;,&quot;&quot;&quot; &amp; [.G131] &amp; &quot;&quot;&quot;),&quot;" office:value-type="string" office:string-value="(&quot;output_int_register_8&quot;,&quot;INT32&quot;,1,&quot;i&quot;,0,&quot;General purpose integer register 8&quot;)," calcext:value-type="string">
            <text:p>("output_int_register_8","INT32",1,"i",0,"General purpose integer register 8"),</text:p>
          </table:table-cell>
          <table:table-cell table:number-columns-repeated="7"/>
        </table:table-row>
        <table:table-row table:style-name="ro2">
          <table:table-cell table:formula="of:=[.A131]+1" office:value-type="float" office:value="9" calcext:value-type="float">
            <text:p>9</text:p>
          </table:table-cell>
          <table:table-cell table:formula="of:=&quot;output_int_register_&quot;&amp;[.A132]" office:value-type="string" office:string-value="output_int_register_9" calcext:value-type="string">
            <text:p>output_int_register_9</text:p>
          </table:table-cell>
          <table:table-cell office:value-type="string" calcext:value-type="string">
            <text:p>INT32</text:p>
          </table:table-cell>
          <table:table-cell table:formula="of:=VLOOKUP([.C132];[.$J$2:.$N$11];2;FALSE())" office:value-type="float" office:value="1" calcext:value-type="float">
            <text:p>1</text:p>
          </table:table-cell>
          <table:table-cell table:formula="of:=VLOOKUP([.C132];[.$J$2:.$N$11];3;FALSE())" office:value-type="string" office:string-value="i" calcext:value-type="string">
            <text:p>i</text:p>
          </table:table-cell>
          <table:table-cell table:formula="of:=VLOOKUP([.C132];[.$J$2:.$N$11];4;FALSE())" office:value-type="float" office:value="0" calcext:value-type="float">
            <text:p>0</text:p>
          </table:table-cell>
          <table:table-cell table:formula="of:=&quot;General purpose integer register &quot; &amp; [.A132]" office:value-type="string" office:string-value="General purpose integer register 9" calcext:value-type="string">
            <text:p>General purpose integer register 9</text:p>
          </table:table-cell>
          <table:table-cell table:formula="of:=&quot;(&quot;&quot;&quot; &amp; [.B132] &amp; &quot;&quot;&quot;,&quot;&quot;&quot; &amp; [.C132] &amp; &quot;&quot;&quot;,&quot; &amp; [.D132] &amp; &quot;,&quot;&quot;&quot; &amp; [.E132] &amp; &quot;&quot;&quot;,&quot; &amp; [.F132] &amp; &quot;,&quot;&quot;&quot; &amp; [.G132] &amp; &quot;&quot;&quot;),&quot;" office:value-type="string" office:string-value="(&quot;output_int_register_9&quot;,&quot;INT32&quot;,1,&quot;i&quot;,0,&quot;General purpose integer register 9&quot;)," calcext:value-type="string">
            <text:p>("output_int_register_9","INT32",1,"i",0,"General purpose integer register 9"),</text:p>
          </table:table-cell>
          <table:table-cell table:number-columns-repeated="7"/>
        </table:table-row>
        <table:table-row table:style-name="ro2">
          <table:table-cell table:formula="of:=[.A132]+1" office:value-type="float" office:value="10" calcext:value-type="float">
            <text:p>10</text:p>
          </table:table-cell>
          <table:table-cell table:formula="of:=&quot;output_int_register_&quot;&amp;[.A133]" office:value-type="string" office:string-value="output_int_register_10" calcext:value-type="string">
            <text:p>output_int_register_10</text:p>
          </table:table-cell>
          <table:table-cell office:value-type="string" calcext:value-type="string">
            <text:p>INT32</text:p>
          </table:table-cell>
          <table:table-cell table:formula="of:=VLOOKUP([.C133];[.$J$2:.$N$11];2;FALSE())" office:value-type="float" office:value="1" calcext:value-type="float">
            <text:p>1</text:p>
          </table:table-cell>
          <table:table-cell table:formula="of:=VLOOKUP([.C133];[.$J$2:.$N$11];3;FALSE())" office:value-type="string" office:string-value="i" calcext:value-type="string">
            <text:p>i</text:p>
          </table:table-cell>
          <table:table-cell table:formula="of:=VLOOKUP([.C133];[.$J$2:.$N$11];4;FALSE())" office:value-type="float" office:value="0" calcext:value-type="float">
            <text:p>0</text:p>
          </table:table-cell>
          <table:table-cell table:formula="of:=&quot;General purpose integer register &quot; &amp; [.A133]" office:value-type="string" office:string-value="General purpose integer register 10" calcext:value-type="string">
            <text:p>General purpose integer register 10</text:p>
          </table:table-cell>
          <table:table-cell table:formula="of:=&quot;(&quot;&quot;&quot; &amp; [.B133] &amp; &quot;&quot;&quot;,&quot;&quot;&quot; &amp; [.C133] &amp; &quot;&quot;&quot;,&quot; &amp; [.D133] &amp; &quot;,&quot;&quot;&quot; &amp; [.E133] &amp; &quot;&quot;&quot;,&quot; &amp; [.F133] &amp; &quot;,&quot;&quot;&quot; &amp; [.G133] &amp; &quot;&quot;&quot;),&quot;" office:value-type="string" office:string-value="(&quot;output_int_register_10&quot;,&quot;INT32&quot;,1,&quot;i&quot;,0,&quot;General purpose integer register 10&quot;)," calcext:value-type="string">
            <text:p>("output_int_register_10","INT32",1,"i",0,"General purpose integer register 10"),</text:p>
          </table:table-cell>
          <table:table-cell table:number-columns-repeated="7"/>
        </table:table-row>
        <table:table-row table:style-name="ro2">
          <table:table-cell table:formula="of:=[.A133]+1" office:value-type="float" office:value="11" calcext:value-type="float">
            <text:p>11</text:p>
          </table:table-cell>
          <table:table-cell table:formula="of:=&quot;output_int_register_&quot;&amp;[.A134]" office:value-type="string" office:string-value="output_int_register_11" calcext:value-type="string">
            <text:p>output_int_register_11</text:p>
          </table:table-cell>
          <table:table-cell office:value-type="string" calcext:value-type="string">
            <text:p>INT32</text:p>
          </table:table-cell>
          <table:table-cell table:formula="of:=VLOOKUP([.C134];[.$J$2:.$N$11];2;FALSE())" office:value-type="float" office:value="1" calcext:value-type="float">
            <text:p>1</text:p>
          </table:table-cell>
          <table:table-cell table:formula="of:=VLOOKUP([.C134];[.$J$2:.$N$11];3;FALSE())" office:value-type="string" office:string-value="i" calcext:value-type="string">
            <text:p>i</text:p>
          </table:table-cell>
          <table:table-cell table:formula="of:=VLOOKUP([.C134];[.$J$2:.$N$11];4;FALSE())" office:value-type="float" office:value="0" calcext:value-type="float">
            <text:p>0</text:p>
          </table:table-cell>
          <table:table-cell table:formula="of:=&quot;General purpose integer register &quot; &amp; [.A134]" office:value-type="string" office:string-value="General purpose integer register 11" calcext:value-type="string">
            <text:p>General purpose integer register 11</text:p>
          </table:table-cell>
          <table:table-cell table:formula="of:=&quot;(&quot;&quot;&quot; &amp; [.B134] &amp; &quot;&quot;&quot;,&quot;&quot;&quot; &amp; [.C134] &amp; &quot;&quot;&quot;,&quot; &amp; [.D134] &amp; &quot;,&quot;&quot;&quot; &amp; [.E134] &amp; &quot;&quot;&quot;,&quot; &amp; [.F134] &amp; &quot;,&quot;&quot;&quot; &amp; [.G134] &amp; &quot;&quot;&quot;),&quot;" office:value-type="string" office:string-value="(&quot;output_int_register_11&quot;,&quot;INT32&quot;,1,&quot;i&quot;,0,&quot;General purpose integer register 11&quot;)," calcext:value-type="string">
            <text:p>("output_int_register_11","INT32",1,"i",0,"General purpose integer register 11"),</text:p>
          </table:table-cell>
          <table:table-cell table:number-columns-repeated="7"/>
        </table:table-row>
        <table:table-row table:style-name="ro2">
          <table:table-cell table:formula="of:=[.A134]+1" office:value-type="float" office:value="12" calcext:value-type="float">
            <text:p>12</text:p>
          </table:table-cell>
          <table:table-cell table:formula="of:=&quot;output_int_register_&quot;&amp;[.A135]" office:value-type="string" office:string-value="output_int_register_12" calcext:value-type="string">
            <text:p>output_int_register_12</text:p>
          </table:table-cell>
          <table:table-cell office:value-type="string" calcext:value-type="string">
            <text:p>INT32</text:p>
          </table:table-cell>
          <table:table-cell table:formula="of:=VLOOKUP([.C135];[.$J$2:.$N$11];2;FALSE())" office:value-type="float" office:value="1" calcext:value-type="float">
            <text:p>1</text:p>
          </table:table-cell>
          <table:table-cell table:formula="of:=VLOOKUP([.C135];[.$J$2:.$N$11];3;FALSE())" office:value-type="string" office:string-value="i" calcext:value-type="string">
            <text:p>i</text:p>
          </table:table-cell>
          <table:table-cell table:formula="of:=VLOOKUP([.C135];[.$J$2:.$N$11];4;FALSE())" office:value-type="float" office:value="0" calcext:value-type="float">
            <text:p>0</text:p>
          </table:table-cell>
          <table:table-cell table:formula="of:=&quot;General purpose integer register &quot; &amp; [.A135]" office:value-type="string" office:string-value="General purpose integer register 12" calcext:value-type="string">
            <text:p>General purpose integer register 12</text:p>
          </table:table-cell>
          <table:table-cell table:formula="of:=&quot;(&quot;&quot;&quot; &amp; [.B135] &amp; &quot;&quot;&quot;,&quot;&quot;&quot; &amp; [.C135] &amp; &quot;&quot;&quot;,&quot; &amp; [.D135] &amp; &quot;,&quot;&quot;&quot; &amp; [.E135] &amp; &quot;&quot;&quot;,&quot; &amp; [.F135] &amp; &quot;,&quot;&quot;&quot; &amp; [.G135] &amp; &quot;&quot;&quot;),&quot;" office:value-type="string" office:string-value="(&quot;output_int_register_12&quot;,&quot;INT32&quot;,1,&quot;i&quot;,0,&quot;General purpose integer register 12&quot;)," calcext:value-type="string">
            <text:p>("output_int_register_12","INT32",1,"i",0,"General purpose integer register 12"),</text:p>
          </table:table-cell>
          <table:table-cell table:number-columns-repeated="7"/>
        </table:table-row>
        <table:table-row table:style-name="ro2">
          <table:table-cell table:formula="of:=[.A135]+1" office:value-type="float" office:value="13" calcext:value-type="float">
            <text:p>13</text:p>
          </table:table-cell>
          <table:table-cell table:formula="of:=&quot;output_int_register_&quot;&amp;[.A136]" office:value-type="string" office:string-value="output_int_register_13" calcext:value-type="string">
            <text:p>output_int_register_13</text:p>
          </table:table-cell>
          <table:table-cell office:value-type="string" calcext:value-type="string">
            <text:p>INT32</text:p>
          </table:table-cell>
          <table:table-cell table:formula="of:=VLOOKUP([.C136];[.$J$2:.$N$11];2;FALSE())" office:value-type="float" office:value="1" calcext:value-type="float">
            <text:p>1</text:p>
          </table:table-cell>
          <table:table-cell table:formula="of:=VLOOKUP([.C136];[.$J$2:.$N$11];3;FALSE())" office:value-type="string" office:string-value="i" calcext:value-type="string">
            <text:p>i</text:p>
          </table:table-cell>
          <table:table-cell table:formula="of:=VLOOKUP([.C136];[.$J$2:.$N$11];4;FALSE())" office:value-type="float" office:value="0" calcext:value-type="float">
            <text:p>0</text:p>
          </table:table-cell>
          <table:table-cell table:formula="of:=&quot;General purpose integer register &quot; &amp; [.A136]" office:value-type="string" office:string-value="General purpose integer register 13" calcext:value-type="string">
            <text:p>General purpose integer register 13</text:p>
          </table:table-cell>
          <table:table-cell table:formula="of:=&quot;(&quot;&quot;&quot; &amp; [.B136] &amp; &quot;&quot;&quot;,&quot;&quot;&quot; &amp; [.C136] &amp; &quot;&quot;&quot;,&quot; &amp; [.D136] &amp; &quot;,&quot;&quot;&quot; &amp; [.E136] &amp; &quot;&quot;&quot;,&quot; &amp; [.F136] &amp; &quot;,&quot;&quot;&quot; &amp; [.G136] &amp; &quot;&quot;&quot;),&quot;" office:value-type="string" office:string-value="(&quot;output_int_register_13&quot;,&quot;INT32&quot;,1,&quot;i&quot;,0,&quot;General purpose integer register 13&quot;)," calcext:value-type="string">
            <text:p>("output_int_register_13","INT32",1,"i",0,"General purpose integer register 13"),</text:p>
          </table:table-cell>
          <table:table-cell table:number-columns-repeated="7"/>
        </table:table-row>
        <table:table-row table:style-name="ro2">
          <table:table-cell table:formula="of:=[.A136]+1" office:value-type="float" office:value="14" calcext:value-type="float">
            <text:p>14</text:p>
          </table:table-cell>
          <table:table-cell table:formula="of:=&quot;output_int_register_&quot;&amp;[.A137]" office:value-type="string" office:string-value="output_int_register_14" calcext:value-type="string">
            <text:p>output_int_register_14</text:p>
          </table:table-cell>
          <table:table-cell office:value-type="string" calcext:value-type="string">
            <text:p>INT32</text:p>
          </table:table-cell>
          <table:table-cell table:formula="of:=VLOOKUP([.C137];[.$J$2:.$N$11];2;FALSE())" office:value-type="float" office:value="1" calcext:value-type="float">
            <text:p>1</text:p>
          </table:table-cell>
          <table:table-cell table:formula="of:=VLOOKUP([.C137];[.$J$2:.$N$11];3;FALSE())" office:value-type="string" office:string-value="i" calcext:value-type="string">
            <text:p>i</text:p>
          </table:table-cell>
          <table:table-cell table:formula="of:=VLOOKUP([.C137];[.$J$2:.$N$11];4;FALSE())" office:value-type="float" office:value="0" calcext:value-type="float">
            <text:p>0</text:p>
          </table:table-cell>
          <table:table-cell table:formula="of:=&quot;General purpose integer register &quot; &amp; [.A137]" office:value-type="string" office:string-value="General purpose integer register 14" calcext:value-type="string">
            <text:p>General purpose integer register 14</text:p>
          </table:table-cell>
          <table:table-cell table:formula="of:=&quot;(&quot;&quot;&quot; &amp; [.B137] &amp; &quot;&quot;&quot;,&quot;&quot;&quot; &amp; [.C137] &amp; &quot;&quot;&quot;,&quot; &amp; [.D137] &amp; &quot;,&quot;&quot;&quot; &amp; [.E137] &amp; &quot;&quot;&quot;,&quot; &amp; [.F137] &amp; &quot;,&quot;&quot;&quot; &amp; [.G137] &amp; &quot;&quot;&quot;),&quot;" office:value-type="string" office:string-value="(&quot;output_int_register_14&quot;,&quot;INT32&quot;,1,&quot;i&quot;,0,&quot;General purpose integer register 14&quot;)," calcext:value-type="string">
            <text:p>("output_int_register_14","INT32",1,"i",0,"General purpose integer register 14"),</text:p>
          </table:table-cell>
          <table:table-cell table:number-columns-repeated="7"/>
        </table:table-row>
        <table:table-row table:style-name="ro2">
          <table:table-cell table:formula="of:=[.A137]+1" office:value-type="float" office:value="15" calcext:value-type="float">
            <text:p>15</text:p>
          </table:table-cell>
          <table:table-cell table:formula="of:=&quot;output_int_register_&quot;&amp;[.A138]" office:value-type="string" office:string-value="output_int_register_15" calcext:value-type="string">
            <text:p>output_int_register_15</text:p>
          </table:table-cell>
          <table:table-cell office:value-type="string" calcext:value-type="string">
            <text:p>INT32</text:p>
          </table:table-cell>
          <table:table-cell table:formula="of:=VLOOKUP([.C138];[.$J$2:.$N$11];2;FALSE())" office:value-type="float" office:value="1" calcext:value-type="float">
            <text:p>1</text:p>
          </table:table-cell>
          <table:table-cell table:formula="of:=VLOOKUP([.C138];[.$J$2:.$N$11];3;FALSE())" office:value-type="string" office:string-value="i" calcext:value-type="string">
            <text:p>i</text:p>
          </table:table-cell>
          <table:table-cell table:formula="of:=VLOOKUP([.C138];[.$J$2:.$N$11];4;FALSE())" office:value-type="float" office:value="0" calcext:value-type="float">
            <text:p>0</text:p>
          </table:table-cell>
          <table:table-cell table:formula="of:=&quot;General purpose integer register &quot; &amp; [.A138]" office:value-type="string" office:string-value="General purpose integer register 15" calcext:value-type="string">
            <text:p>General purpose integer register 15</text:p>
          </table:table-cell>
          <table:table-cell table:formula="of:=&quot;(&quot;&quot;&quot; &amp; [.B138] &amp; &quot;&quot;&quot;,&quot;&quot;&quot; &amp; [.C138] &amp; &quot;&quot;&quot;,&quot; &amp; [.D138] &amp; &quot;,&quot;&quot;&quot; &amp; [.E138] &amp; &quot;&quot;&quot;,&quot; &amp; [.F138] &amp; &quot;,&quot;&quot;&quot; &amp; [.G138] &amp; &quot;&quot;&quot;),&quot;" office:value-type="string" office:string-value="(&quot;output_int_register_15&quot;,&quot;INT32&quot;,1,&quot;i&quot;,0,&quot;General purpose integer register 15&quot;)," calcext:value-type="string">
            <text:p>("output_int_register_15","INT32",1,"i",0,"General purpose integer register 15"),</text:p>
          </table:table-cell>
          <table:table-cell table:number-columns-repeated="7"/>
        </table:table-row>
        <table:table-row table:style-name="ro2">
          <table:table-cell table:formula="of:=[.A138]+1" office:value-type="float" office:value="16" calcext:value-type="float">
            <text:p>16</text:p>
          </table:table-cell>
          <table:table-cell table:formula="of:=&quot;output_int_register_&quot;&amp;[.A139]" office:value-type="string" office:string-value="output_int_register_16" calcext:value-type="string">
            <text:p>output_int_register_16</text:p>
          </table:table-cell>
          <table:table-cell office:value-type="string" calcext:value-type="string">
            <text:p>INT32</text:p>
          </table:table-cell>
          <table:table-cell table:formula="of:=VLOOKUP([.C139];[.$J$2:.$N$11];2;FALSE())" office:value-type="float" office:value="1" calcext:value-type="float">
            <text:p>1</text:p>
          </table:table-cell>
          <table:table-cell table:formula="of:=VLOOKUP([.C139];[.$J$2:.$N$11];3;FALSE())" office:value-type="string" office:string-value="i" calcext:value-type="string">
            <text:p>i</text:p>
          </table:table-cell>
          <table:table-cell table:formula="of:=VLOOKUP([.C139];[.$J$2:.$N$11];4;FALSE())" office:value-type="float" office:value="0" calcext:value-type="float">
            <text:p>0</text:p>
          </table:table-cell>
          <table:table-cell table:formula="of:=&quot;General purpose integer register &quot; &amp; [.A139]" office:value-type="string" office:string-value="General purpose integer register 16" calcext:value-type="string">
            <text:p>General purpose integer register 16</text:p>
          </table:table-cell>
          <table:table-cell table:formula="of:=&quot;(&quot;&quot;&quot; &amp; [.B139] &amp; &quot;&quot;&quot;,&quot;&quot;&quot; &amp; [.C139] &amp; &quot;&quot;&quot;,&quot; &amp; [.D139] &amp; &quot;,&quot;&quot;&quot; &amp; [.E139] &amp; &quot;&quot;&quot;,&quot; &amp; [.F139] &amp; &quot;,&quot;&quot;&quot; &amp; [.G139] &amp; &quot;&quot;&quot;),&quot;" office:value-type="string" office:string-value="(&quot;output_int_register_16&quot;,&quot;INT32&quot;,1,&quot;i&quot;,0,&quot;General purpose integer register 16&quot;)," calcext:value-type="string">
            <text:p>("output_int_register_16","INT32",1,"i",0,"General purpose integer register 16"),</text:p>
          </table:table-cell>
          <table:table-cell table:number-columns-repeated="7"/>
        </table:table-row>
        <table:table-row table:style-name="ro2">
          <table:table-cell table:formula="of:=[.A139]+1" office:value-type="float" office:value="17" calcext:value-type="float">
            <text:p>17</text:p>
          </table:table-cell>
          <table:table-cell table:formula="of:=&quot;output_int_register_&quot;&amp;[.A140]" office:value-type="string" office:string-value="output_int_register_17" calcext:value-type="string">
            <text:p>output_int_register_17</text:p>
          </table:table-cell>
          <table:table-cell office:value-type="string" calcext:value-type="string">
            <text:p>INT32</text:p>
          </table:table-cell>
          <table:table-cell table:formula="of:=VLOOKUP([.C140];[.$J$2:.$N$11];2;FALSE())" office:value-type="float" office:value="1" calcext:value-type="float">
            <text:p>1</text:p>
          </table:table-cell>
          <table:table-cell table:formula="of:=VLOOKUP([.C140];[.$J$2:.$N$11];3;FALSE())" office:value-type="string" office:string-value="i" calcext:value-type="string">
            <text:p>i</text:p>
          </table:table-cell>
          <table:table-cell table:formula="of:=VLOOKUP([.C140];[.$J$2:.$N$11];4;FALSE())" office:value-type="float" office:value="0" calcext:value-type="float">
            <text:p>0</text:p>
          </table:table-cell>
          <table:table-cell table:formula="of:=&quot;General purpose integer register &quot; &amp; [.A140]" office:value-type="string" office:string-value="General purpose integer register 17" calcext:value-type="string">
            <text:p>General purpose integer register 17</text:p>
          </table:table-cell>
          <table:table-cell table:formula="of:=&quot;(&quot;&quot;&quot; &amp; [.B140] &amp; &quot;&quot;&quot;,&quot;&quot;&quot; &amp; [.C140] &amp; &quot;&quot;&quot;,&quot; &amp; [.D140] &amp; &quot;,&quot;&quot;&quot; &amp; [.E140] &amp; &quot;&quot;&quot;,&quot; &amp; [.F140] &amp; &quot;,&quot;&quot;&quot; &amp; [.G140] &amp; &quot;&quot;&quot;),&quot;" office:value-type="string" office:string-value="(&quot;output_int_register_17&quot;,&quot;INT32&quot;,1,&quot;i&quot;,0,&quot;General purpose integer register 17&quot;)," calcext:value-type="string">
            <text:p>("output_int_register_17","INT32",1,"i",0,"General purpose integer register 17"),</text:p>
          </table:table-cell>
          <table:table-cell table:number-columns-repeated="7"/>
        </table:table-row>
        <table:table-row table:style-name="ro2">
          <table:table-cell table:formula="of:=[.A140]+1" office:value-type="float" office:value="18" calcext:value-type="float">
            <text:p>18</text:p>
          </table:table-cell>
          <table:table-cell table:formula="of:=&quot;output_int_register_&quot;&amp;[.A141]" office:value-type="string" office:string-value="output_int_register_18" calcext:value-type="string">
            <text:p>output_int_register_18</text:p>
          </table:table-cell>
          <table:table-cell office:value-type="string" calcext:value-type="string">
            <text:p>INT32</text:p>
          </table:table-cell>
          <table:table-cell table:formula="of:=VLOOKUP([.C141];[.$J$2:.$N$11];2;FALSE())" office:value-type="float" office:value="1" calcext:value-type="float">
            <text:p>1</text:p>
          </table:table-cell>
          <table:table-cell table:formula="of:=VLOOKUP([.C141];[.$J$2:.$N$11];3;FALSE())" office:value-type="string" office:string-value="i" calcext:value-type="string">
            <text:p>i</text:p>
          </table:table-cell>
          <table:table-cell table:formula="of:=VLOOKUP([.C141];[.$J$2:.$N$11];4;FALSE())" office:value-type="float" office:value="0" calcext:value-type="float">
            <text:p>0</text:p>
          </table:table-cell>
          <table:table-cell table:formula="of:=&quot;General purpose integer register &quot; &amp; [.A141]" office:value-type="string" office:string-value="General purpose integer register 18" calcext:value-type="string">
            <text:p>General purpose integer register 18</text:p>
          </table:table-cell>
          <table:table-cell table:formula="of:=&quot;(&quot;&quot;&quot; &amp; [.B141] &amp; &quot;&quot;&quot;,&quot;&quot;&quot; &amp; [.C141] &amp; &quot;&quot;&quot;,&quot; &amp; [.D141] &amp; &quot;,&quot;&quot;&quot; &amp; [.E141] &amp; &quot;&quot;&quot;,&quot; &amp; [.F141] &amp; &quot;,&quot;&quot;&quot; &amp; [.G141] &amp; &quot;&quot;&quot;),&quot;" office:value-type="string" office:string-value="(&quot;output_int_register_18&quot;,&quot;INT32&quot;,1,&quot;i&quot;,0,&quot;General purpose integer register 18&quot;)," calcext:value-type="string">
            <text:p>("output_int_register_18","INT32",1,"i",0,"General purpose integer register 18"),</text:p>
          </table:table-cell>
          <table:table-cell table:number-columns-repeated="7"/>
        </table:table-row>
        <table:table-row table:style-name="ro2">
          <table:table-cell table:formula="of:=[.A141]+1" office:value-type="float" office:value="19" calcext:value-type="float">
            <text:p>19</text:p>
          </table:table-cell>
          <table:table-cell table:formula="of:=&quot;output_int_register_&quot;&amp;[.A142]" office:value-type="string" office:string-value="output_int_register_19" calcext:value-type="string">
            <text:p>output_int_register_19</text:p>
          </table:table-cell>
          <table:table-cell office:value-type="string" calcext:value-type="string">
            <text:p>INT32</text:p>
          </table:table-cell>
          <table:table-cell table:formula="of:=VLOOKUP([.C142];[.$J$2:.$N$11];2;FALSE())" office:value-type="float" office:value="1" calcext:value-type="float">
            <text:p>1</text:p>
          </table:table-cell>
          <table:table-cell table:formula="of:=VLOOKUP([.C142];[.$J$2:.$N$11];3;FALSE())" office:value-type="string" office:string-value="i" calcext:value-type="string">
            <text:p>i</text:p>
          </table:table-cell>
          <table:table-cell table:formula="of:=VLOOKUP([.C142];[.$J$2:.$N$11];4;FALSE())" office:value-type="float" office:value="0" calcext:value-type="float">
            <text:p>0</text:p>
          </table:table-cell>
          <table:table-cell table:formula="of:=&quot;General purpose integer register &quot; &amp; [.A142]" office:value-type="string" office:string-value="General purpose integer register 19" calcext:value-type="string">
            <text:p>General purpose integer register 19</text:p>
          </table:table-cell>
          <table:table-cell table:formula="of:=&quot;(&quot;&quot;&quot; &amp; [.B142] &amp; &quot;&quot;&quot;,&quot;&quot;&quot; &amp; [.C142] &amp; &quot;&quot;&quot;,&quot; &amp; [.D142] &amp; &quot;,&quot;&quot;&quot; &amp; [.E142] &amp; &quot;&quot;&quot;,&quot; &amp; [.F142] &amp; &quot;,&quot;&quot;&quot; &amp; [.G142] &amp; &quot;&quot;&quot;),&quot;" office:value-type="string" office:string-value="(&quot;output_int_register_19&quot;,&quot;INT32&quot;,1,&quot;i&quot;,0,&quot;General purpose integer register 19&quot;)," calcext:value-type="string">
            <text:p>("output_int_register_19","INT32",1,"i",0,"General purpose integer register 19"),</text:p>
          </table:table-cell>
          <table:table-cell table:number-columns-repeated="7"/>
        </table:table-row>
        <table:table-row table:style-name="ro2">
          <table:table-cell table:formula="of:=[.A142]+1" office:value-type="float" office:value="20" calcext:value-type="float">
            <text:p>20</text:p>
          </table:table-cell>
          <table:table-cell table:formula="of:=&quot;output_int_register_&quot;&amp;[.A143]" office:value-type="string" office:string-value="output_int_register_20" calcext:value-type="string">
            <text:p>output_int_register_20</text:p>
          </table:table-cell>
          <table:table-cell office:value-type="string" calcext:value-type="string">
            <text:p>INT32</text:p>
          </table:table-cell>
          <table:table-cell table:formula="of:=VLOOKUP([.C143];[.$J$2:.$N$11];2;FALSE())" office:value-type="float" office:value="1" calcext:value-type="float">
            <text:p>1</text:p>
          </table:table-cell>
          <table:table-cell table:formula="of:=VLOOKUP([.C143];[.$J$2:.$N$11];3;FALSE())" office:value-type="string" office:string-value="i" calcext:value-type="string">
            <text:p>i</text:p>
          </table:table-cell>
          <table:table-cell table:formula="of:=VLOOKUP([.C143];[.$J$2:.$N$11];4;FALSE())" office:value-type="float" office:value="0" calcext:value-type="float">
            <text:p>0</text:p>
          </table:table-cell>
          <table:table-cell table:formula="of:=&quot;General purpose integer register &quot; &amp; [.A143]" office:value-type="string" office:string-value="General purpose integer register 20" calcext:value-type="string">
            <text:p>General purpose integer register 20</text:p>
          </table:table-cell>
          <table:table-cell table:formula="of:=&quot;(&quot;&quot;&quot; &amp; [.B143] &amp; &quot;&quot;&quot;,&quot;&quot;&quot; &amp; [.C143] &amp; &quot;&quot;&quot;,&quot; &amp; [.D143] &amp; &quot;,&quot;&quot;&quot; &amp; [.E143] &amp; &quot;&quot;&quot;,&quot; &amp; [.F143] &amp; &quot;,&quot;&quot;&quot; &amp; [.G143] &amp; &quot;&quot;&quot;),&quot;" office:value-type="string" office:string-value="(&quot;output_int_register_20&quot;,&quot;INT32&quot;,1,&quot;i&quot;,0,&quot;General purpose integer register 20&quot;)," calcext:value-type="string">
            <text:p>("output_int_register_20","INT32",1,"i",0,"General purpose integer register 20"),</text:p>
          </table:table-cell>
          <table:table-cell table:number-columns-repeated="7"/>
        </table:table-row>
        <table:table-row table:style-name="ro2">
          <table:table-cell table:formula="of:=[.A143]+1" office:value-type="float" office:value="21" calcext:value-type="float">
            <text:p>21</text:p>
          </table:table-cell>
          <table:table-cell table:formula="of:=&quot;output_int_register_&quot;&amp;[.A144]" office:value-type="string" office:string-value="output_int_register_21" calcext:value-type="string">
            <text:p>output_int_register_21</text:p>
          </table:table-cell>
          <table:table-cell office:value-type="string" calcext:value-type="string">
            <text:p>INT32</text:p>
          </table:table-cell>
          <table:table-cell table:formula="of:=VLOOKUP([.C144];[.$J$2:.$N$11];2;FALSE())" office:value-type="float" office:value="1" calcext:value-type="float">
            <text:p>1</text:p>
          </table:table-cell>
          <table:table-cell table:formula="of:=VLOOKUP([.C144];[.$J$2:.$N$11];3;FALSE())" office:value-type="string" office:string-value="i" calcext:value-type="string">
            <text:p>i</text:p>
          </table:table-cell>
          <table:table-cell table:formula="of:=VLOOKUP([.C144];[.$J$2:.$N$11];4;FALSE())" office:value-type="float" office:value="0" calcext:value-type="float">
            <text:p>0</text:p>
          </table:table-cell>
          <table:table-cell table:formula="of:=&quot;General purpose integer register &quot; &amp; [.A144]" office:value-type="string" office:string-value="General purpose integer register 21" calcext:value-type="string">
            <text:p>General purpose integer register 21</text:p>
          </table:table-cell>
          <table:table-cell table:formula="of:=&quot;(&quot;&quot;&quot; &amp; [.B144] &amp; &quot;&quot;&quot;,&quot;&quot;&quot; &amp; [.C144] &amp; &quot;&quot;&quot;,&quot; &amp; [.D144] &amp; &quot;,&quot;&quot;&quot; &amp; [.E144] &amp; &quot;&quot;&quot;,&quot; &amp; [.F144] &amp; &quot;,&quot;&quot;&quot; &amp; [.G144] &amp; &quot;&quot;&quot;),&quot;" office:value-type="string" office:string-value="(&quot;output_int_register_21&quot;,&quot;INT32&quot;,1,&quot;i&quot;,0,&quot;General purpose integer register 21&quot;)," calcext:value-type="string">
            <text:p>("output_int_register_21","INT32",1,"i",0,"General purpose integer register 21"),</text:p>
          </table:table-cell>
          <table:table-cell table:number-columns-repeated="7"/>
        </table:table-row>
        <table:table-row table:style-name="ro2">
          <table:table-cell table:formula="of:=[.A144]+1" office:value-type="float" office:value="22" calcext:value-type="float">
            <text:p>22</text:p>
          </table:table-cell>
          <table:table-cell table:formula="of:=&quot;output_int_register_&quot;&amp;[.A145]" office:value-type="string" office:string-value="output_int_register_22" calcext:value-type="string">
            <text:p>output_int_register_22</text:p>
          </table:table-cell>
          <table:table-cell office:value-type="string" calcext:value-type="string">
            <text:p>INT32</text:p>
          </table:table-cell>
          <table:table-cell table:formula="of:=VLOOKUP([.C145];[.$J$2:.$N$11];2;FALSE())" office:value-type="float" office:value="1" calcext:value-type="float">
            <text:p>1</text:p>
          </table:table-cell>
          <table:table-cell table:formula="of:=VLOOKUP([.C145];[.$J$2:.$N$11];3;FALSE())" office:value-type="string" office:string-value="i" calcext:value-type="string">
            <text:p>i</text:p>
          </table:table-cell>
          <table:table-cell table:formula="of:=VLOOKUP([.C145];[.$J$2:.$N$11];4;FALSE())" office:value-type="float" office:value="0" calcext:value-type="float">
            <text:p>0</text:p>
          </table:table-cell>
          <table:table-cell table:formula="of:=&quot;General purpose integer register &quot; &amp; [.A145]" office:value-type="string" office:string-value="General purpose integer register 22" calcext:value-type="string">
            <text:p>General purpose integer register 22</text:p>
          </table:table-cell>
          <table:table-cell table:formula="of:=&quot;(&quot;&quot;&quot; &amp; [.B145] &amp; &quot;&quot;&quot;,&quot;&quot;&quot; &amp; [.C145] &amp; &quot;&quot;&quot;,&quot; &amp; [.D145] &amp; &quot;,&quot;&quot;&quot; &amp; [.E145] &amp; &quot;&quot;&quot;,&quot; &amp; [.F145] &amp; &quot;,&quot;&quot;&quot; &amp; [.G145] &amp; &quot;&quot;&quot;),&quot;" office:value-type="string" office:string-value="(&quot;output_int_register_22&quot;,&quot;INT32&quot;,1,&quot;i&quot;,0,&quot;General purpose integer register 22&quot;)," calcext:value-type="string">
            <text:p>("output_int_register_22","INT32",1,"i",0,"General purpose integer register 22"),</text:p>
          </table:table-cell>
          <table:table-cell table:number-columns-repeated="7"/>
        </table:table-row>
        <table:table-row table:style-name="ro2">
          <table:table-cell table:formula="of:=[.A145]+1" office:value-type="float" office:value="23" calcext:value-type="float">
            <text:p>23</text:p>
          </table:table-cell>
          <table:table-cell table:formula="of:=&quot;output_int_register_&quot;&amp;[.A146]" office:value-type="string" office:string-value="output_int_register_23" calcext:value-type="string">
            <text:p>output_int_register_23</text:p>
          </table:table-cell>
          <table:table-cell office:value-type="string" calcext:value-type="string">
            <text:p>INT32</text:p>
          </table:table-cell>
          <table:table-cell table:formula="of:=VLOOKUP([.C146];[.$J$2:.$N$11];2;FALSE())" office:value-type="float" office:value="1" calcext:value-type="float">
            <text:p>1</text:p>
          </table:table-cell>
          <table:table-cell table:formula="of:=VLOOKUP([.C146];[.$J$2:.$N$11];3;FALSE())" office:value-type="string" office:string-value="i" calcext:value-type="string">
            <text:p>i</text:p>
          </table:table-cell>
          <table:table-cell table:formula="of:=VLOOKUP([.C146];[.$J$2:.$N$11];4;FALSE())" office:value-type="float" office:value="0" calcext:value-type="float">
            <text:p>0</text:p>
          </table:table-cell>
          <table:table-cell table:formula="of:=&quot;General purpose integer register &quot; &amp; [.A146]" office:value-type="string" office:string-value="General purpose integer register 23" calcext:value-type="string">
            <text:p>General purpose integer register 23</text:p>
          </table:table-cell>
          <table:table-cell table:formula="of:=&quot;(&quot;&quot;&quot; &amp; [.B146] &amp; &quot;&quot;&quot;,&quot;&quot;&quot; &amp; [.C146] &amp; &quot;&quot;&quot;,&quot; &amp; [.D146] &amp; &quot;,&quot;&quot;&quot; &amp; [.E146] &amp; &quot;&quot;&quot;,&quot; &amp; [.F146] &amp; &quot;,&quot;&quot;&quot; &amp; [.G146] &amp; &quot;&quot;&quot;),&quot;" office:value-type="string" office:string-value="(&quot;output_int_register_23&quot;,&quot;INT32&quot;,1,&quot;i&quot;,0,&quot;General purpose integer register 23&quot;)," calcext:value-type="string">
            <text:p>("output_int_register_23","INT32",1,"i",0,"General purpose integer register 23"),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&quot;output_double_register_&quot;&amp;[.A147]" office:value-type="string" office:string-value="output_double_register_0" calcext:value-type="string">
            <text:p>output_double_register_0</text:p>
          </table:table-cell>
          <table:table-cell office:value-type="string" calcext:value-type="string">
            <text:p>DOUBLE</text:p>
          </table:table-cell>
          <table:table-cell table:formula="of:=VLOOKUP([.C147];[.$J$2:.$N$11];2;FALSE())" office:value-type="float" office:value="1" calcext:value-type="float">
            <text:p>1</text:p>
          </table:table-cell>
          <table:table-cell table:formula="of:=VLOOKUP([.C147];[.$J$2:.$N$11];3;FALSE())" office:value-type="string" office:string-value="d" calcext:value-type="string">
            <text:p>d</text:p>
          </table:table-cell>
          <table:table-cell table:formula="of:=VLOOKUP([.C147];[.$J$2:.$N$11];4;FALSE())" office:value-type="float" office:value="0" calcext:value-type="float">
            <text:p>0</text:p>
          </table:table-cell>
          <table:table-cell table:formula="of:=&quot;General purpose double register &quot; &amp; [.A147]" office:value-type="string" office:string-value="General purpose double register 0" calcext:value-type="string">
            <text:p>General purpose double register 0</text:p>
          </table:table-cell>
          <table:table-cell table:formula="of:=&quot;(&quot;&quot;&quot; &amp; [.B147] &amp; &quot;&quot;&quot;,&quot;&quot;&quot; &amp; [.C147] &amp; &quot;&quot;&quot;,&quot; &amp; [.D147] &amp; &quot;,&quot;&quot;&quot; &amp; [.E147] &amp; &quot;&quot;&quot;,&quot; &amp; [.F147] &amp; &quot;,&quot;&quot;&quot; &amp; [.G147] &amp; &quot;&quot;&quot;),&quot;" office:value-type="string" office:string-value="(&quot;output_double_register_0&quot;,&quot;DOUBLE&quot;,1,&quot;d&quot;,0,&quot;General purpose double register 0&quot;)," calcext:value-type="string">
            <text:p>("output_double_register_0","DOUBLE",1,"d",0,"General purpose double register 0"),</text:p>
          </table:table-cell>
          <table:table-cell table:number-columns-repeated="7"/>
        </table:table-row>
        <table:table-row table:style-name="ro2">
          <table:table-cell table:formula="of:=[.A147]+1" office:value-type="float" office:value="1" calcext:value-type="float">
            <text:p>1</text:p>
          </table:table-cell>
          <table:table-cell table:formula="of:=&quot;output_double_register_&quot;&amp;[.A148]" office:value-type="string" office:string-value="output_double_register_1" calcext:value-type="string">
            <text:p>output_double_register_1</text:p>
          </table:table-cell>
          <table:table-cell office:value-type="string" calcext:value-type="string">
            <text:p>DOUBLE</text:p>
          </table:table-cell>
          <table:table-cell table:formula="of:=VLOOKUP([.C148];[.$J$2:.$N$11];2;FALSE())" office:value-type="float" office:value="1" calcext:value-type="float">
            <text:p>1</text:p>
          </table:table-cell>
          <table:table-cell table:formula="of:=VLOOKUP([.C148];[.$J$2:.$N$11];3;FALSE())" office:value-type="string" office:string-value="d" calcext:value-type="string">
            <text:p>d</text:p>
          </table:table-cell>
          <table:table-cell table:formula="of:=VLOOKUP([.C148];[.$J$2:.$N$11];4;FALSE())" office:value-type="float" office:value="0" calcext:value-type="float">
            <text:p>0</text:p>
          </table:table-cell>
          <table:table-cell table:formula="of:=&quot;General purpose double register &quot; &amp; [.A148]" office:value-type="string" office:string-value="General purpose double register 1" calcext:value-type="string">
            <text:p>General purpose double register 1</text:p>
          </table:table-cell>
          <table:table-cell table:formula="of:=&quot;(&quot;&quot;&quot; &amp; [.B148] &amp; &quot;&quot;&quot;,&quot;&quot;&quot; &amp; [.C148] &amp; &quot;&quot;&quot;,&quot; &amp; [.D148] &amp; &quot;,&quot;&quot;&quot; &amp; [.E148] &amp; &quot;&quot;&quot;,&quot; &amp; [.F148] &amp; &quot;,&quot;&quot;&quot; &amp; [.G148] &amp; &quot;&quot;&quot;),&quot;" office:value-type="string" office:string-value="(&quot;output_double_register_1&quot;,&quot;DOUBLE&quot;,1,&quot;d&quot;,0,&quot;General purpose double register 1&quot;)," calcext:value-type="string">
            <text:p>("output_double_register_1","DOUBLE",1,"d",0,"General purpose double register 1"),</text:p>
          </table:table-cell>
          <table:table-cell table:number-columns-repeated="7"/>
        </table:table-row>
        <table:table-row table:style-name="ro2">
          <table:table-cell table:formula="of:=[.A148]+1" office:value-type="float" office:value="2" calcext:value-type="float">
            <text:p>2</text:p>
          </table:table-cell>
          <table:table-cell table:formula="of:=&quot;output_double_register_&quot;&amp;[.A149]" office:value-type="string" office:string-value="output_double_register_2" calcext:value-type="string">
            <text:p>output_double_register_2</text:p>
          </table:table-cell>
          <table:table-cell office:value-type="string" calcext:value-type="string">
            <text:p>DOUBLE</text:p>
          </table:table-cell>
          <table:table-cell table:formula="of:=VLOOKUP([.C149];[.$J$2:.$N$11];2;FALSE())" office:value-type="float" office:value="1" calcext:value-type="float">
            <text:p>1</text:p>
          </table:table-cell>
          <table:table-cell table:formula="of:=VLOOKUP([.C149];[.$J$2:.$N$11];3;FALSE())" office:value-type="string" office:string-value="d" calcext:value-type="string">
            <text:p>d</text:p>
          </table:table-cell>
          <table:table-cell table:formula="of:=VLOOKUP([.C149];[.$J$2:.$N$11];4;FALSE())" office:value-type="float" office:value="0" calcext:value-type="float">
            <text:p>0</text:p>
          </table:table-cell>
          <table:table-cell table:formula="of:=&quot;General purpose double register &quot; &amp; [.A149]" office:value-type="string" office:string-value="General purpose double register 2" calcext:value-type="string">
            <text:p>General purpose double register 2</text:p>
          </table:table-cell>
          <table:table-cell table:formula="of:=&quot;(&quot;&quot;&quot; &amp; [.B149] &amp; &quot;&quot;&quot;,&quot;&quot;&quot; &amp; [.C149] &amp; &quot;&quot;&quot;,&quot; &amp; [.D149] &amp; &quot;,&quot;&quot;&quot; &amp; [.E149] &amp; &quot;&quot;&quot;,&quot; &amp; [.F149] &amp; &quot;,&quot;&quot;&quot; &amp; [.G149] &amp; &quot;&quot;&quot;),&quot;" office:value-type="string" office:string-value="(&quot;output_double_register_2&quot;,&quot;DOUBLE&quot;,1,&quot;d&quot;,0,&quot;General purpose double register 2&quot;)," calcext:value-type="string">
            <text:p>("output_double_register_2","DOUBLE",1,"d",0,"General purpose double register 2"),</text:p>
          </table:table-cell>
          <table:table-cell table:number-columns-repeated="7"/>
        </table:table-row>
        <table:table-row table:style-name="ro2">
          <table:table-cell table:formula="of:=[.A149]+1" office:value-type="float" office:value="3" calcext:value-type="float">
            <text:p>3</text:p>
          </table:table-cell>
          <table:table-cell table:formula="of:=&quot;output_double_register_&quot;&amp;[.A150]" office:value-type="string" office:string-value="output_double_register_3" calcext:value-type="string">
            <text:p>output_double_register_3</text:p>
          </table:table-cell>
          <table:table-cell office:value-type="string" calcext:value-type="string">
            <text:p>DOUBLE</text:p>
          </table:table-cell>
          <table:table-cell table:formula="of:=VLOOKUP([.C150];[.$J$2:.$N$11];2;FALSE())" office:value-type="float" office:value="1" calcext:value-type="float">
            <text:p>1</text:p>
          </table:table-cell>
          <table:table-cell table:formula="of:=VLOOKUP([.C150];[.$J$2:.$N$11];3;FALSE())" office:value-type="string" office:string-value="d" calcext:value-type="string">
            <text:p>d</text:p>
          </table:table-cell>
          <table:table-cell table:formula="of:=VLOOKUP([.C150];[.$J$2:.$N$11];4;FALSE())" office:value-type="float" office:value="0" calcext:value-type="float">
            <text:p>0</text:p>
          </table:table-cell>
          <table:table-cell table:formula="of:=&quot;General purpose double register &quot; &amp; [.A150]" office:value-type="string" office:string-value="General purpose double register 3" calcext:value-type="string">
            <text:p>General purpose double register 3</text:p>
          </table:table-cell>
          <table:table-cell table:formula="of:=&quot;(&quot;&quot;&quot; &amp; [.B150] &amp; &quot;&quot;&quot;,&quot;&quot;&quot; &amp; [.C150] &amp; &quot;&quot;&quot;,&quot; &amp; [.D150] &amp; &quot;,&quot;&quot;&quot; &amp; [.E150] &amp; &quot;&quot;&quot;,&quot; &amp; [.F150] &amp; &quot;,&quot;&quot;&quot; &amp; [.G150] &amp; &quot;&quot;&quot;),&quot;" office:value-type="string" office:string-value="(&quot;output_double_register_3&quot;,&quot;DOUBLE&quot;,1,&quot;d&quot;,0,&quot;General purpose double register 3&quot;)," calcext:value-type="string">
            <text:p>("output_double_register_3","DOUBLE",1,"d",0,"General purpose double register 3"),</text:p>
          </table:table-cell>
          <table:table-cell table:number-columns-repeated="7"/>
        </table:table-row>
        <table:table-row table:style-name="ro2">
          <table:table-cell table:formula="of:=[.A150]+1" office:value-type="float" office:value="4" calcext:value-type="float">
            <text:p>4</text:p>
          </table:table-cell>
          <table:table-cell table:formula="of:=&quot;output_double_register_&quot;&amp;[.A151]" office:value-type="string" office:string-value="output_double_register_4" calcext:value-type="string">
            <text:p>output_double_register_4</text:p>
          </table:table-cell>
          <table:table-cell office:value-type="string" calcext:value-type="string">
            <text:p>DOUBLE</text:p>
          </table:table-cell>
          <table:table-cell table:formula="of:=VLOOKUP([.C151];[.$J$2:.$N$11];2;FALSE())" office:value-type="float" office:value="1" calcext:value-type="float">
            <text:p>1</text:p>
          </table:table-cell>
          <table:table-cell table:formula="of:=VLOOKUP([.C151];[.$J$2:.$N$11];3;FALSE())" office:value-type="string" office:string-value="d" calcext:value-type="string">
            <text:p>d</text:p>
          </table:table-cell>
          <table:table-cell table:formula="of:=VLOOKUP([.C151];[.$J$2:.$N$11];4;FALSE())" office:value-type="float" office:value="0" calcext:value-type="float">
            <text:p>0</text:p>
          </table:table-cell>
          <table:table-cell table:formula="of:=&quot;General purpose double register &quot; &amp; [.A151]" office:value-type="string" office:string-value="General purpose double register 4" calcext:value-type="string">
            <text:p>General purpose double register 4</text:p>
          </table:table-cell>
          <table:table-cell table:formula="of:=&quot;(&quot;&quot;&quot; &amp; [.B151] &amp; &quot;&quot;&quot;,&quot;&quot;&quot; &amp; [.C151] &amp; &quot;&quot;&quot;,&quot; &amp; [.D151] &amp; &quot;,&quot;&quot;&quot; &amp; [.E151] &amp; &quot;&quot;&quot;,&quot; &amp; [.F151] &amp; &quot;,&quot;&quot;&quot; &amp; [.G151] &amp; &quot;&quot;&quot;),&quot;" office:value-type="string" office:string-value="(&quot;output_double_register_4&quot;,&quot;DOUBLE&quot;,1,&quot;d&quot;,0,&quot;General purpose double register 4&quot;)," calcext:value-type="string">
            <text:p>("output_double_register_4","DOUBLE",1,"d",0,"General purpose double register 4"),</text:p>
          </table:table-cell>
          <table:table-cell table:number-columns-repeated="7"/>
        </table:table-row>
        <table:table-row table:style-name="ro2">
          <table:table-cell table:formula="of:=[.A151]+1" office:value-type="float" office:value="5" calcext:value-type="float">
            <text:p>5</text:p>
          </table:table-cell>
          <table:table-cell table:formula="of:=&quot;output_double_register_&quot;&amp;[.A152]" office:value-type="string" office:string-value="output_double_register_5" calcext:value-type="string">
            <text:p>output_double_register_5</text:p>
          </table:table-cell>
          <table:table-cell office:value-type="string" calcext:value-type="string">
            <text:p>DOUBLE</text:p>
          </table:table-cell>
          <table:table-cell table:formula="of:=VLOOKUP([.C152];[.$J$2:.$N$11];2;FALSE())" office:value-type="float" office:value="1" calcext:value-type="float">
            <text:p>1</text:p>
          </table:table-cell>
          <table:table-cell table:formula="of:=VLOOKUP([.C152];[.$J$2:.$N$11];3;FALSE())" office:value-type="string" office:string-value="d" calcext:value-type="string">
            <text:p>d</text:p>
          </table:table-cell>
          <table:table-cell table:formula="of:=VLOOKUP([.C152];[.$J$2:.$N$11];4;FALSE())" office:value-type="float" office:value="0" calcext:value-type="float">
            <text:p>0</text:p>
          </table:table-cell>
          <table:table-cell table:formula="of:=&quot;General purpose double register &quot; &amp; [.A152]" office:value-type="string" office:string-value="General purpose double register 5" calcext:value-type="string">
            <text:p>General purpose double register 5</text:p>
          </table:table-cell>
          <table:table-cell table:formula="of:=&quot;(&quot;&quot;&quot; &amp; [.B152] &amp; &quot;&quot;&quot;,&quot;&quot;&quot; &amp; [.C152] &amp; &quot;&quot;&quot;,&quot; &amp; [.D152] &amp; &quot;,&quot;&quot;&quot; &amp; [.E152] &amp; &quot;&quot;&quot;,&quot; &amp; [.F152] &amp; &quot;,&quot;&quot;&quot; &amp; [.G152] &amp; &quot;&quot;&quot;),&quot;" office:value-type="string" office:string-value="(&quot;output_double_register_5&quot;,&quot;DOUBLE&quot;,1,&quot;d&quot;,0,&quot;General purpose double register 5&quot;)," calcext:value-type="string">
            <text:p>("output_double_register_5","DOUBLE",1,"d",0,"General purpose double register 5"),</text:p>
          </table:table-cell>
          <table:table-cell table:number-columns-repeated="7"/>
        </table:table-row>
        <table:table-row table:style-name="ro2">
          <table:table-cell table:formula="of:=[.A152]+1" office:value-type="float" office:value="6" calcext:value-type="float">
            <text:p>6</text:p>
          </table:table-cell>
          <table:table-cell table:formula="of:=&quot;output_double_register_&quot;&amp;[.A153]" office:value-type="string" office:string-value="output_double_register_6" calcext:value-type="string">
            <text:p>output_double_register_6</text:p>
          </table:table-cell>
          <table:table-cell office:value-type="string" calcext:value-type="string">
            <text:p>DOUBLE</text:p>
          </table:table-cell>
          <table:table-cell table:formula="of:=VLOOKUP([.C153];[.$J$2:.$N$11];2;FALSE())" office:value-type="float" office:value="1" calcext:value-type="float">
            <text:p>1</text:p>
          </table:table-cell>
          <table:table-cell table:formula="of:=VLOOKUP([.C153];[.$J$2:.$N$11];3;FALSE())" office:value-type="string" office:string-value="d" calcext:value-type="string">
            <text:p>d</text:p>
          </table:table-cell>
          <table:table-cell table:formula="of:=VLOOKUP([.C153];[.$J$2:.$N$11];4;FALSE())" office:value-type="float" office:value="0" calcext:value-type="float">
            <text:p>0</text:p>
          </table:table-cell>
          <table:table-cell table:formula="of:=&quot;General purpose double register &quot; &amp; [.A153]" office:value-type="string" office:string-value="General purpose double register 6" calcext:value-type="string">
            <text:p>General purpose double register 6</text:p>
          </table:table-cell>
          <table:table-cell table:formula="of:=&quot;(&quot;&quot;&quot; &amp; [.B153] &amp; &quot;&quot;&quot;,&quot;&quot;&quot; &amp; [.C153] &amp; &quot;&quot;&quot;,&quot; &amp; [.D153] &amp; &quot;,&quot;&quot;&quot; &amp; [.E153] &amp; &quot;&quot;&quot;,&quot; &amp; [.F153] &amp; &quot;,&quot;&quot;&quot; &amp; [.G153] &amp; &quot;&quot;&quot;),&quot;" office:value-type="string" office:string-value="(&quot;output_double_register_6&quot;,&quot;DOUBLE&quot;,1,&quot;d&quot;,0,&quot;General purpose double register 6&quot;)," calcext:value-type="string">
            <text:p>("output_double_register_6","DOUBLE",1,"d",0,"General purpose double register 6"),</text:p>
          </table:table-cell>
          <table:table-cell table:number-columns-repeated="7"/>
        </table:table-row>
        <table:table-row table:style-name="ro2">
          <table:table-cell table:formula="of:=[.A153]+1" office:value-type="float" office:value="7" calcext:value-type="float">
            <text:p>7</text:p>
          </table:table-cell>
          <table:table-cell table:formula="of:=&quot;output_double_register_&quot;&amp;[.A154]" office:value-type="string" office:string-value="output_double_register_7" calcext:value-type="string">
            <text:p>output_double_register_7</text:p>
          </table:table-cell>
          <table:table-cell office:value-type="string" calcext:value-type="string">
            <text:p>DOUBLE</text:p>
          </table:table-cell>
          <table:table-cell table:formula="of:=VLOOKUP([.C154];[.$J$2:.$N$11];2;FALSE())" office:value-type="float" office:value="1" calcext:value-type="float">
            <text:p>1</text:p>
          </table:table-cell>
          <table:table-cell table:formula="of:=VLOOKUP([.C154];[.$J$2:.$N$11];3;FALSE())" office:value-type="string" office:string-value="d" calcext:value-type="string">
            <text:p>d</text:p>
          </table:table-cell>
          <table:table-cell table:formula="of:=VLOOKUP([.C154];[.$J$2:.$N$11];4;FALSE())" office:value-type="float" office:value="0" calcext:value-type="float">
            <text:p>0</text:p>
          </table:table-cell>
          <table:table-cell table:formula="of:=&quot;General purpose double register &quot; &amp; [.A154]" office:value-type="string" office:string-value="General purpose double register 7" calcext:value-type="string">
            <text:p>General purpose double register 7</text:p>
          </table:table-cell>
          <table:table-cell table:formula="of:=&quot;(&quot;&quot;&quot; &amp; [.B154] &amp; &quot;&quot;&quot;,&quot;&quot;&quot; &amp; [.C154] &amp; &quot;&quot;&quot;,&quot; &amp; [.D154] &amp; &quot;,&quot;&quot;&quot; &amp; [.E154] &amp; &quot;&quot;&quot;,&quot; &amp; [.F154] &amp; &quot;,&quot;&quot;&quot; &amp; [.G154] &amp; &quot;&quot;&quot;),&quot;" office:value-type="string" office:string-value="(&quot;output_double_register_7&quot;,&quot;DOUBLE&quot;,1,&quot;d&quot;,0,&quot;General purpose double register 7&quot;)," calcext:value-type="string">
            <text:p>("output_double_register_7","DOUBLE",1,"d",0,"General purpose double register 7"),</text:p>
          </table:table-cell>
          <table:table-cell table:number-columns-repeated="7"/>
        </table:table-row>
        <table:table-row table:style-name="ro2">
          <table:table-cell table:formula="of:=[.A154]+1" office:value-type="float" office:value="8" calcext:value-type="float">
            <text:p>8</text:p>
          </table:table-cell>
          <table:table-cell table:formula="of:=&quot;output_double_register_&quot;&amp;[.A155]" office:value-type="string" office:string-value="output_double_register_8" calcext:value-type="string">
            <text:p>output_double_register_8</text:p>
          </table:table-cell>
          <table:table-cell office:value-type="string" calcext:value-type="string">
            <text:p>DOUBLE</text:p>
          </table:table-cell>
          <table:table-cell table:formula="of:=VLOOKUP([.C155];[.$J$2:.$N$11];2;FALSE())" office:value-type="float" office:value="1" calcext:value-type="float">
            <text:p>1</text:p>
          </table:table-cell>
          <table:table-cell table:formula="of:=VLOOKUP([.C155];[.$J$2:.$N$11];3;FALSE())" office:value-type="string" office:string-value="d" calcext:value-type="string">
            <text:p>d</text:p>
          </table:table-cell>
          <table:table-cell table:formula="of:=VLOOKUP([.C155];[.$J$2:.$N$11];4;FALSE())" office:value-type="float" office:value="0" calcext:value-type="float">
            <text:p>0</text:p>
          </table:table-cell>
          <table:table-cell table:formula="of:=&quot;General purpose double register &quot; &amp; [.A155]" office:value-type="string" office:string-value="General purpose double register 8" calcext:value-type="string">
            <text:p>General purpose double register 8</text:p>
          </table:table-cell>
          <table:table-cell table:formula="of:=&quot;(&quot;&quot;&quot; &amp; [.B155] &amp; &quot;&quot;&quot;,&quot;&quot;&quot; &amp; [.C155] &amp; &quot;&quot;&quot;,&quot; &amp; [.D155] &amp; &quot;,&quot;&quot;&quot; &amp; [.E155] &amp; &quot;&quot;&quot;,&quot; &amp; [.F155] &amp; &quot;,&quot;&quot;&quot; &amp; [.G155] &amp; &quot;&quot;&quot;),&quot;" office:value-type="string" office:string-value="(&quot;output_double_register_8&quot;,&quot;DOUBLE&quot;,1,&quot;d&quot;,0,&quot;General purpose double register 8&quot;)," calcext:value-type="string">
            <text:p>("output_double_register_8","DOUBLE",1,"d",0,"General purpose double register 8"),</text:p>
          </table:table-cell>
          <table:table-cell table:number-columns-repeated="7"/>
        </table:table-row>
        <table:table-row table:style-name="ro2">
          <table:table-cell table:formula="of:=[.A155]+1" office:value-type="float" office:value="9" calcext:value-type="float">
            <text:p>9</text:p>
          </table:table-cell>
          <table:table-cell table:formula="of:=&quot;output_double_register_&quot;&amp;[.A156]" office:value-type="string" office:string-value="output_double_register_9" calcext:value-type="string">
            <text:p>output_double_register_9</text:p>
          </table:table-cell>
          <table:table-cell office:value-type="string" calcext:value-type="string">
            <text:p>DOUBLE</text:p>
          </table:table-cell>
          <table:table-cell table:formula="of:=VLOOKUP([.C156];[.$J$2:.$N$11];2;FALSE())" office:value-type="float" office:value="1" calcext:value-type="float">
            <text:p>1</text:p>
          </table:table-cell>
          <table:table-cell table:formula="of:=VLOOKUP([.C156];[.$J$2:.$N$11];3;FALSE())" office:value-type="string" office:string-value="d" calcext:value-type="string">
            <text:p>d</text:p>
          </table:table-cell>
          <table:table-cell table:formula="of:=VLOOKUP([.C156];[.$J$2:.$N$11];4;FALSE())" office:value-type="float" office:value="0" calcext:value-type="float">
            <text:p>0</text:p>
          </table:table-cell>
          <table:table-cell table:formula="of:=&quot;General purpose double register &quot; &amp; [.A156]" office:value-type="string" office:string-value="General purpose double register 9" calcext:value-type="string">
            <text:p>General purpose double register 9</text:p>
          </table:table-cell>
          <table:table-cell table:formula="of:=&quot;(&quot;&quot;&quot; &amp; [.B156] &amp; &quot;&quot;&quot;,&quot;&quot;&quot; &amp; [.C156] &amp; &quot;&quot;&quot;,&quot; &amp; [.D156] &amp; &quot;,&quot;&quot;&quot; &amp; [.E156] &amp; &quot;&quot;&quot;,&quot; &amp; [.F156] &amp; &quot;,&quot;&quot;&quot; &amp; [.G156] &amp; &quot;&quot;&quot;),&quot;" office:value-type="string" office:string-value="(&quot;output_double_register_9&quot;,&quot;DOUBLE&quot;,1,&quot;d&quot;,0,&quot;General purpose double register 9&quot;)," calcext:value-type="string">
            <text:p>("output_double_register_9","DOUBLE",1,"d",0,"General purpose double register 9"),</text:p>
          </table:table-cell>
          <table:table-cell table:number-columns-repeated="7"/>
        </table:table-row>
        <table:table-row table:style-name="ro2">
          <table:table-cell table:formula="of:=[.A156]+1" office:value-type="float" office:value="10" calcext:value-type="float">
            <text:p>10</text:p>
          </table:table-cell>
          <table:table-cell table:formula="of:=&quot;output_double_register_&quot;&amp;[.A157]" office:value-type="string" office:string-value="output_double_register_10" calcext:value-type="string">
            <text:p>output_double_register_10</text:p>
          </table:table-cell>
          <table:table-cell office:value-type="string" calcext:value-type="string">
            <text:p>DOUBLE</text:p>
          </table:table-cell>
          <table:table-cell table:formula="of:=VLOOKUP([.C157];[.$J$2:.$N$11];2;FALSE())" office:value-type="float" office:value="1" calcext:value-type="float">
            <text:p>1</text:p>
          </table:table-cell>
          <table:table-cell table:formula="of:=VLOOKUP([.C157];[.$J$2:.$N$11];3;FALSE())" office:value-type="string" office:string-value="d" calcext:value-type="string">
            <text:p>d</text:p>
          </table:table-cell>
          <table:table-cell table:formula="of:=VLOOKUP([.C157];[.$J$2:.$N$11];4;FALSE())" office:value-type="float" office:value="0" calcext:value-type="float">
            <text:p>0</text:p>
          </table:table-cell>
          <table:table-cell table:formula="of:=&quot;General purpose double register &quot; &amp; [.A157]" office:value-type="string" office:string-value="General purpose double register 10" calcext:value-type="string">
            <text:p>General purpose double register 10</text:p>
          </table:table-cell>
          <table:table-cell table:formula="of:=&quot;(&quot;&quot;&quot; &amp; [.B157] &amp; &quot;&quot;&quot;,&quot;&quot;&quot; &amp; [.C157] &amp; &quot;&quot;&quot;,&quot; &amp; [.D157] &amp; &quot;,&quot;&quot;&quot; &amp; [.E157] &amp; &quot;&quot;&quot;,&quot; &amp; [.F157] &amp; &quot;,&quot;&quot;&quot; &amp; [.G157] &amp; &quot;&quot;&quot;),&quot;" office:value-type="string" office:string-value="(&quot;output_double_register_10&quot;,&quot;DOUBLE&quot;,1,&quot;d&quot;,0,&quot;General purpose double register 10&quot;)," calcext:value-type="string">
            <text:p>("output_double_register_10","DOUBLE",1,"d",0,"General purpose double register 10"),</text:p>
          </table:table-cell>
          <table:table-cell table:number-columns-repeated="7"/>
        </table:table-row>
        <table:table-row table:style-name="ro2">
          <table:table-cell table:formula="of:=[.A157]+1" office:value-type="float" office:value="11" calcext:value-type="float">
            <text:p>11</text:p>
          </table:table-cell>
          <table:table-cell table:formula="of:=&quot;output_double_register_&quot;&amp;[.A158]" office:value-type="string" office:string-value="output_double_register_11" calcext:value-type="string">
            <text:p>output_double_register_11</text:p>
          </table:table-cell>
          <table:table-cell office:value-type="string" calcext:value-type="string">
            <text:p>DOUBLE</text:p>
          </table:table-cell>
          <table:table-cell table:formula="of:=VLOOKUP([.C158];[.$J$2:.$N$11];2;FALSE())" office:value-type="float" office:value="1" calcext:value-type="float">
            <text:p>1</text:p>
          </table:table-cell>
          <table:table-cell table:formula="of:=VLOOKUP([.C158];[.$J$2:.$N$11];3;FALSE())" office:value-type="string" office:string-value="d" calcext:value-type="string">
            <text:p>d</text:p>
          </table:table-cell>
          <table:table-cell table:formula="of:=VLOOKUP([.C158];[.$J$2:.$N$11];4;FALSE())" office:value-type="float" office:value="0" calcext:value-type="float">
            <text:p>0</text:p>
          </table:table-cell>
          <table:table-cell table:formula="of:=&quot;General purpose double register &quot; &amp; [.A158]" office:value-type="string" office:string-value="General purpose double register 11" calcext:value-type="string">
            <text:p>General purpose double register 11</text:p>
          </table:table-cell>
          <table:table-cell table:formula="of:=&quot;(&quot;&quot;&quot; &amp; [.B158] &amp; &quot;&quot;&quot;,&quot;&quot;&quot; &amp; [.C158] &amp; &quot;&quot;&quot;,&quot; &amp; [.D158] &amp; &quot;,&quot;&quot;&quot; &amp; [.E158] &amp; &quot;&quot;&quot;,&quot; &amp; [.F158] &amp; &quot;,&quot;&quot;&quot; &amp; [.G158] &amp; &quot;&quot;&quot;),&quot;" office:value-type="string" office:string-value="(&quot;output_double_register_11&quot;,&quot;DOUBLE&quot;,1,&quot;d&quot;,0,&quot;General purpose double register 11&quot;)," calcext:value-type="string">
            <text:p>("output_double_register_11","DOUBLE",1,"d",0,"General purpose double register 11"),</text:p>
          </table:table-cell>
          <table:table-cell table:number-columns-repeated="7"/>
        </table:table-row>
        <table:table-row table:style-name="ro2">
          <table:table-cell table:formula="of:=[.A158]+1" office:value-type="float" office:value="12" calcext:value-type="float">
            <text:p>12</text:p>
          </table:table-cell>
          <table:table-cell table:formula="of:=&quot;output_double_register_&quot;&amp;[.A159]" office:value-type="string" office:string-value="output_double_register_12" calcext:value-type="string">
            <text:p>output_double_register_12</text:p>
          </table:table-cell>
          <table:table-cell office:value-type="string" calcext:value-type="string">
            <text:p>DOUBLE</text:p>
          </table:table-cell>
          <table:table-cell table:formula="of:=VLOOKUP([.C159];[.$J$2:.$N$11];2;FALSE())" office:value-type="float" office:value="1" calcext:value-type="float">
            <text:p>1</text:p>
          </table:table-cell>
          <table:table-cell table:formula="of:=VLOOKUP([.C159];[.$J$2:.$N$11];3;FALSE())" office:value-type="string" office:string-value="d" calcext:value-type="string">
            <text:p>d</text:p>
          </table:table-cell>
          <table:table-cell table:formula="of:=VLOOKUP([.C159];[.$J$2:.$N$11];4;FALSE())" office:value-type="float" office:value="0" calcext:value-type="float">
            <text:p>0</text:p>
          </table:table-cell>
          <table:table-cell table:formula="of:=&quot;General purpose double register &quot; &amp; [.A159]" office:value-type="string" office:string-value="General purpose double register 12" calcext:value-type="string">
            <text:p>General purpose double register 12</text:p>
          </table:table-cell>
          <table:table-cell table:formula="of:=&quot;(&quot;&quot;&quot; &amp; [.B159] &amp; &quot;&quot;&quot;,&quot;&quot;&quot; &amp; [.C159] &amp; &quot;&quot;&quot;,&quot; &amp; [.D159] &amp; &quot;,&quot;&quot;&quot; &amp; [.E159] &amp; &quot;&quot;&quot;,&quot; &amp; [.F159] &amp; &quot;,&quot;&quot;&quot; &amp; [.G159] &amp; &quot;&quot;&quot;),&quot;" office:value-type="string" office:string-value="(&quot;output_double_register_12&quot;,&quot;DOUBLE&quot;,1,&quot;d&quot;,0,&quot;General purpose double register 12&quot;)," calcext:value-type="string">
            <text:p>("output_double_register_12","DOUBLE",1,"d",0,"General purpose double register 12"),</text:p>
          </table:table-cell>
          <table:table-cell table:number-columns-repeated="7"/>
        </table:table-row>
        <table:table-row table:style-name="ro2">
          <table:table-cell table:formula="of:=[.A159]+1" office:value-type="float" office:value="13" calcext:value-type="float">
            <text:p>13</text:p>
          </table:table-cell>
          <table:table-cell table:formula="of:=&quot;output_double_register_&quot;&amp;[.A160]" office:value-type="string" office:string-value="output_double_register_13" calcext:value-type="string">
            <text:p>output_double_register_13</text:p>
          </table:table-cell>
          <table:table-cell office:value-type="string" calcext:value-type="string">
            <text:p>DOUBLE</text:p>
          </table:table-cell>
          <table:table-cell table:formula="of:=VLOOKUP([.C160];[.$J$2:.$N$11];2;FALSE())" office:value-type="float" office:value="1" calcext:value-type="float">
            <text:p>1</text:p>
          </table:table-cell>
          <table:table-cell table:formula="of:=VLOOKUP([.C160];[.$J$2:.$N$11];3;FALSE())" office:value-type="string" office:string-value="d" calcext:value-type="string">
            <text:p>d</text:p>
          </table:table-cell>
          <table:table-cell table:formula="of:=VLOOKUP([.C160];[.$J$2:.$N$11];4;FALSE())" office:value-type="float" office:value="0" calcext:value-type="float">
            <text:p>0</text:p>
          </table:table-cell>
          <table:table-cell table:formula="of:=&quot;General purpose double register &quot; &amp; [.A160]" office:value-type="string" office:string-value="General purpose double register 13" calcext:value-type="string">
            <text:p>General purpose double register 13</text:p>
          </table:table-cell>
          <table:table-cell table:formula="of:=&quot;(&quot;&quot;&quot; &amp; [.B160] &amp; &quot;&quot;&quot;,&quot;&quot;&quot; &amp; [.C160] &amp; &quot;&quot;&quot;,&quot; &amp; [.D160] &amp; &quot;,&quot;&quot;&quot; &amp; [.E160] &amp; &quot;&quot;&quot;,&quot; &amp; [.F160] &amp; &quot;,&quot;&quot;&quot; &amp; [.G160] &amp; &quot;&quot;&quot;),&quot;" office:value-type="string" office:string-value="(&quot;output_double_register_13&quot;,&quot;DOUBLE&quot;,1,&quot;d&quot;,0,&quot;General purpose double register 13&quot;)," calcext:value-type="string">
            <text:p>("output_double_register_13","DOUBLE",1,"d",0,"General purpose double register 13"),</text:p>
          </table:table-cell>
          <table:table-cell table:number-columns-repeated="7"/>
        </table:table-row>
        <table:table-row table:style-name="ro2">
          <table:table-cell table:formula="of:=[.A160]+1" office:value-type="float" office:value="14" calcext:value-type="float">
            <text:p>14</text:p>
          </table:table-cell>
          <table:table-cell table:formula="of:=&quot;output_double_register_&quot;&amp;[.A161]" office:value-type="string" office:string-value="output_double_register_14" calcext:value-type="string">
            <text:p>output_double_register_14</text:p>
          </table:table-cell>
          <table:table-cell office:value-type="string" calcext:value-type="string">
            <text:p>DOUBLE</text:p>
          </table:table-cell>
          <table:table-cell table:formula="of:=VLOOKUP([.C161];[.$J$2:.$N$11];2;FALSE())" office:value-type="float" office:value="1" calcext:value-type="float">
            <text:p>1</text:p>
          </table:table-cell>
          <table:table-cell table:formula="of:=VLOOKUP([.C161];[.$J$2:.$N$11];3;FALSE())" office:value-type="string" office:string-value="d" calcext:value-type="string">
            <text:p>d</text:p>
          </table:table-cell>
          <table:table-cell table:formula="of:=VLOOKUP([.C161];[.$J$2:.$N$11];4;FALSE())" office:value-type="float" office:value="0" calcext:value-type="float">
            <text:p>0</text:p>
          </table:table-cell>
          <table:table-cell table:formula="of:=&quot;General purpose double register &quot; &amp; [.A161]" office:value-type="string" office:string-value="General purpose double register 14" calcext:value-type="string">
            <text:p>General purpose double register 14</text:p>
          </table:table-cell>
          <table:table-cell table:formula="of:=&quot;(&quot;&quot;&quot; &amp; [.B161] &amp; &quot;&quot;&quot;,&quot;&quot;&quot; &amp; [.C161] &amp; &quot;&quot;&quot;,&quot; &amp; [.D161] &amp; &quot;,&quot;&quot;&quot; &amp; [.E161] &amp; &quot;&quot;&quot;,&quot; &amp; [.F161] &amp; &quot;,&quot;&quot;&quot; &amp; [.G161] &amp; &quot;&quot;&quot;),&quot;" office:value-type="string" office:string-value="(&quot;output_double_register_14&quot;,&quot;DOUBLE&quot;,1,&quot;d&quot;,0,&quot;General purpose double register 14&quot;)," calcext:value-type="string">
            <text:p>("output_double_register_14","DOUBLE",1,"d",0,"General purpose double register 14"),</text:p>
          </table:table-cell>
          <table:table-cell table:number-columns-repeated="7"/>
        </table:table-row>
        <table:table-row table:style-name="ro2">
          <table:table-cell table:formula="of:=[.A161]+1" office:value-type="float" office:value="15" calcext:value-type="float">
            <text:p>15</text:p>
          </table:table-cell>
          <table:table-cell table:formula="of:=&quot;output_double_register_&quot;&amp;[.A162]" office:value-type="string" office:string-value="output_double_register_15" calcext:value-type="string">
            <text:p>output_double_register_15</text:p>
          </table:table-cell>
          <table:table-cell office:value-type="string" calcext:value-type="string">
            <text:p>DOUBLE</text:p>
          </table:table-cell>
          <table:table-cell table:formula="of:=VLOOKUP([.C162];[.$J$2:.$N$11];2;FALSE())" office:value-type="float" office:value="1" calcext:value-type="float">
            <text:p>1</text:p>
          </table:table-cell>
          <table:table-cell table:formula="of:=VLOOKUP([.C162];[.$J$2:.$N$11];3;FALSE())" office:value-type="string" office:string-value="d" calcext:value-type="string">
            <text:p>d</text:p>
          </table:table-cell>
          <table:table-cell table:formula="of:=VLOOKUP([.C162];[.$J$2:.$N$11];4;FALSE())" office:value-type="float" office:value="0" calcext:value-type="float">
            <text:p>0</text:p>
          </table:table-cell>
          <table:table-cell table:formula="of:=&quot;General purpose double register &quot; &amp; [.A162]" office:value-type="string" office:string-value="General purpose double register 15" calcext:value-type="string">
            <text:p>General purpose double register 15</text:p>
          </table:table-cell>
          <table:table-cell table:formula="of:=&quot;(&quot;&quot;&quot; &amp; [.B162] &amp; &quot;&quot;&quot;,&quot;&quot;&quot; &amp; [.C162] &amp; &quot;&quot;&quot;,&quot; &amp; [.D162] &amp; &quot;,&quot;&quot;&quot; &amp; [.E162] &amp; &quot;&quot;&quot;,&quot; &amp; [.F162] &amp; &quot;,&quot;&quot;&quot; &amp; [.G162] &amp; &quot;&quot;&quot;),&quot;" office:value-type="string" office:string-value="(&quot;output_double_register_15&quot;,&quot;DOUBLE&quot;,1,&quot;d&quot;,0,&quot;General purpose double register 15&quot;)," calcext:value-type="string">
            <text:p>("output_double_register_15","DOUBLE",1,"d",0,"General purpose double register 15"),</text:p>
          </table:table-cell>
          <table:table-cell table:number-columns-repeated="7"/>
        </table:table-row>
        <table:table-row table:style-name="ro2">
          <table:table-cell table:formula="of:=[.A162]+1" office:value-type="float" office:value="16" calcext:value-type="float">
            <text:p>16</text:p>
          </table:table-cell>
          <table:table-cell table:formula="of:=&quot;output_double_register_&quot;&amp;[.A163]" office:value-type="string" office:string-value="output_double_register_16" calcext:value-type="string">
            <text:p>output_double_register_16</text:p>
          </table:table-cell>
          <table:table-cell office:value-type="string" calcext:value-type="string">
            <text:p>DOUBLE</text:p>
          </table:table-cell>
          <table:table-cell table:formula="of:=VLOOKUP([.C163];[.$J$2:.$N$11];2;FALSE())" office:value-type="float" office:value="1" calcext:value-type="float">
            <text:p>1</text:p>
          </table:table-cell>
          <table:table-cell table:formula="of:=VLOOKUP([.C163];[.$J$2:.$N$11];3;FALSE())" office:value-type="string" office:string-value="d" calcext:value-type="string">
            <text:p>d</text:p>
          </table:table-cell>
          <table:table-cell table:formula="of:=VLOOKUP([.C163];[.$J$2:.$N$11];4;FALSE())" office:value-type="float" office:value="0" calcext:value-type="float">
            <text:p>0</text:p>
          </table:table-cell>
          <table:table-cell table:formula="of:=&quot;General purpose double register &quot; &amp; [.A163]" office:value-type="string" office:string-value="General purpose double register 16" calcext:value-type="string">
            <text:p>General purpose double register 16</text:p>
          </table:table-cell>
          <table:table-cell table:formula="of:=&quot;(&quot;&quot;&quot; &amp; [.B163] &amp; &quot;&quot;&quot;,&quot;&quot;&quot; &amp; [.C163] &amp; &quot;&quot;&quot;,&quot; &amp; [.D163] &amp; &quot;,&quot;&quot;&quot; &amp; [.E163] &amp; &quot;&quot;&quot;,&quot; &amp; [.F163] &amp; &quot;,&quot;&quot;&quot; &amp; [.G163] &amp; &quot;&quot;&quot;),&quot;" office:value-type="string" office:string-value="(&quot;output_double_register_16&quot;,&quot;DOUBLE&quot;,1,&quot;d&quot;,0,&quot;General purpose double register 16&quot;)," calcext:value-type="string">
            <text:p>("output_double_register_16","DOUBLE",1,"d",0,"General purpose double register 16"),</text:p>
          </table:table-cell>
          <table:table-cell table:number-columns-repeated="7"/>
        </table:table-row>
        <table:table-row table:style-name="ro2">
          <table:table-cell table:formula="of:=[.A163]+1" office:value-type="float" office:value="17" calcext:value-type="float">
            <text:p>17</text:p>
          </table:table-cell>
          <table:table-cell table:formula="of:=&quot;output_double_register_&quot;&amp;[.A164]" office:value-type="string" office:string-value="output_double_register_17" calcext:value-type="string">
            <text:p>output_double_register_17</text:p>
          </table:table-cell>
          <table:table-cell office:value-type="string" calcext:value-type="string">
            <text:p>DOUBLE</text:p>
          </table:table-cell>
          <table:table-cell table:formula="of:=VLOOKUP([.C164];[.$J$2:.$N$11];2;FALSE())" office:value-type="float" office:value="1" calcext:value-type="float">
            <text:p>1</text:p>
          </table:table-cell>
          <table:table-cell table:formula="of:=VLOOKUP([.C164];[.$J$2:.$N$11];3;FALSE())" office:value-type="string" office:string-value="d" calcext:value-type="string">
            <text:p>d</text:p>
          </table:table-cell>
          <table:table-cell table:formula="of:=VLOOKUP([.C164];[.$J$2:.$N$11];4;FALSE())" office:value-type="float" office:value="0" calcext:value-type="float">
            <text:p>0</text:p>
          </table:table-cell>
          <table:table-cell table:formula="of:=&quot;General purpose double register &quot; &amp; [.A164]" office:value-type="string" office:string-value="General purpose double register 17" calcext:value-type="string">
            <text:p>General purpose double register 17</text:p>
          </table:table-cell>
          <table:table-cell table:formula="of:=&quot;(&quot;&quot;&quot; &amp; [.B164] &amp; &quot;&quot;&quot;,&quot;&quot;&quot; &amp; [.C164] &amp; &quot;&quot;&quot;,&quot; &amp; [.D164] &amp; &quot;,&quot;&quot;&quot; &amp; [.E164] &amp; &quot;&quot;&quot;,&quot; &amp; [.F164] &amp; &quot;,&quot;&quot;&quot; &amp; [.G164] &amp; &quot;&quot;&quot;),&quot;" office:value-type="string" office:string-value="(&quot;output_double_register_17&quot;,&quot;DOUBLE&quot;,1,&quot;d&quot;,0,&quot;General purpose double register 17&quot;)," calcext:value-type="string">
            <text:p>("output_double_register_17","DOUBLE",1,"d",0,"General purpose double register 17"),</text:p>
          </table:table-cell>
          <table:table-cell table:number-columns-repeated="7"/>
        </table:table-row>
        <table:table-row table:style-name="ro2">
          <table:table-cell table:formula="of:=[.A164]+1" office:value-type="float" office:value="18" calcext:value-type="float">
            <text:p>18</text:p>
          </table:table-cell>
          <table:table-cell table:formula="of:=&quot;output_double_register_&quot;&amp;[.A165]" office:value-type="string" office:string-value="output_double_register_18" calcext:value-type="string">
            <text:p>output_double_register_18</text:p>
          </table:table-cell>
          <table:table-cell office:value-type="string" calcext:value-type="string">
            <text:p>DOUBLE</text:p>
          </table:table-cell>
          <table:table-cell table:formula="of:=VLOOKUP([.C165];[.$J$2:.$N$11];2;FALSE())" office:value-type="float" office:value="1" calcext:value-type="float">
            <text:p>1</text:p>
          </table:table-cell>
          <table:table-cell table:formula="of:=VLOOKUP([.C165];[.$J$2:.$N$11];3;FALSE())" office:value-type="string" office:string-value="d" calcext:value-type="string">
            <text:p>d</text:p>
          </table:table-cell>
          <table:table-cell table:formula="of:=VLOOKUP([.C165];[.$J$2:.$N$11];4;FALSE())" office:value-type="float" office:value="0" calcext:value-type="float">
            <text:p>0</text:p>
          </table:table-cell>
          <table:table-cell table:formula="of:=&quot;General purpose double register &quot; &amp; [.A165]" office:value-type="string" office:string-value="General purpose double register 18" calcext:value-type="string">
            <text:p>General purpose double register 18</text:p>
          </table:table-cell>
          <table:table-cell table:formula="of:=&quot;(&quot;&quot;&quot; &amp; [.B165] &amp; &quot;&quot;&quot;,&quot;&quot;&quot; &amp; [.C165] &amp; &quot;&quot;&quot;,&quot; &amp; [.D165] &amp; &quot;,&quot;&quot;&quot; &amp; [.E165] &amp; &quot;&quot;&quot;,&quot; &amp; [.F165] &amp; &quot;,&quot;&quot;&quot; &amp; [.G165] &amp; &quot;&quot;&quot;),&quot;" office:value-type="string" office:string-value="(&quot;output_double_register_18&quot;,&quot;DOUBLE&quot;,1,&quot;d&quot;,0,&quot;General purpose double register 18&quot;)," calcext:value-type="string">
            <text:p>("output_double_register_18","DOUBLE",1,"d",0,"General purpose double register 18"),</text:p>
          </table:table-cell>
          <table:table-cell table:number-columns-repeated="7"/>
        </table:table-row>
        <table:table-row table:style-name="ro2">
          <table:table-cell table:formula="of:=[.A165]+1" office:value-type="float" office:value="19" calcext:value-type="float">
            <text:p>19</text:p>
          </table:table-cell>
          <table:table-cell table:formula="of:=&quot;output_double_register_&quot;&amp;[.A166]" office:value-type="string" office:string-value="output_double_register_19" calcext:value-type="string">
            <text:p>output_double_register_19</text:p>
          </table:table-cell>
          <table:table-cell office:value-type="string" calcext:value-type="string">
            <text:p>DOUBLE</text:p>
          </table:table-cell>
          <table:table-cell table:formula="of:=VLOOKUP([.C166];[.$J$2:.$N$11];2;FALSE())" office:value-type="float" office:value="1" calcext:value-type="float">
            <text:p>1</text:p>
          </table:table-cell>
          <table:table-cell table:formula="of:=VLOOKUP([.C166];[.$J$2:.$N$11];3;FALSE())" office:value-type="string" office:string-value="d" calcext:value-type="string">
            <text:p>d</text:p>
          </table:table-cell>
          <table:table-cell table:formula="of:=VLOOKUP([.C166];[.$J$2:.$N$11];4;FALSE())" office:value-type="float" office:value="0" calcext:value-type="float">
            <text:p>0</text:p>
          </table:table-cell>
          <table:table-cell table:formula="of:=&quot;General purpose double register &quot; &amp; [.A166]" office:value-type="string" office:string-value="General purpose double register 19" calcext:value-type="string">
            <text:p>General purpose double register 19</text:p>
          </table:table-cell>
          <table:table-cell table:formula="of:=&quot;(&quot;&quot;&quot; &amp; [.B166] &amp; &quot;&quot;&quot;,&quot;&quot;&quot; &amp; [.C166] &amp; &quot;&quot;&quot;,&quot; &amp; [.D166] &amp; &quot;,&quot;&quot;&quot; &amp; [.E166] &amp; &quot;&quot;&quot;,&quot; &amp; [.F166] &amp; &quot;,&quot;&quot;&quot; &amp; [.G166] &amp; &quot;&quot;&quot;),&quot;" office:value-type="string" office:string-value="(&quot;output_double_register_19&quot;,&quot;DOUBLE&quot;,1,&quot;d&quot;,0,&quot;General purpose double register 19&quot;)," calcext:value-type="string">
            <text:p>("output_double_register_19","DOUBLE",1,"d",0,"General purpose double register 19"),</text:p>
          </table:table-cell>
          <table:table-cell table:number-columns-repeated="7"/>
        </table:table-row>
        <table:table-row table:style-name="ro2">
          <table:table-cell table:formula="of:=[.A166]+1" office:value-type="float" office:value="20" calcext:value-type="float">
            <text:p>20</text:p>
          </table:table-cell>
          <table:table-cell table:formula="of:=&quot;output_double_register_&quot;&amp;[.A167]" office:value-type="string" office:string-value="output_double_register_20" calcext:value-type="string">
            <text:p>output_double_register_20</text:p>
          </table:table-cell>
          <table:table-cell office:value-type="string" calcext:value-type="string">
            <text:p>DOUBLE</text:p>
          </table:table-cell>
          <table:table-cell table:formula="of:=VLOOKUP([.C167];[.$J$2:.$N$11];2;FALSE())" office:value-type="float" office:value="1" calcext:value-type="float">
            <text:p>1</text:p>
          </table:table-cell>
          <table:table-cell table:formula="of:=VLOOKUP([.C167];[.$J$2:.$N$11];3;FALSE())" office:value-type="string" office:string-value="d" calcext:value-type="string">
            <text:p>d</text:p>
          </table:table-cell>
          <table:table-cell table:formula="of:=VLOOKUP([.C167];[.$J$2:.$N$11];4;FALSE())" office:value-type="float" office:value="0" calcext:value-type="float">
            <text:p>0</text:p>
          </table:table-cell>
          <table:table-cell table:formula="of:=&quot;General purpose double register &quot; &amp; [.A167]" office:value-type="string" office:string-value="General purpose double register 20" calcext:value-type="string">
            <text:p>General purpose double register 20</text:p>
          </table:table-cell>
          <table:table-cell table:formula="of:=&quot;(&quot;&quot;&quot; &amp; [.B167] &amp; &quot;&quot;&quot;,&quot;&quot;&quot; &amp; [.C167] &amp; &quot;&quot;&quot;,&quot; &amp; [.D167] &amp; &quot;,&quot;&quot;&quot; &amp; [.E167] &amp; &quot;&quot;&quot;,&quot; &amp; [.F167] &amp; &quot;,&quot;&quot;&quot; &amp; [.G167] &amp; &quot;&quot;&quot;),&quot;" office:value-type="string" office:string-value="(&quot;output_double_register_20&quot;,&quot;DOUBLE&quot;,1,&quot;d&quot;,0,&quot;General purpose double register 20&quot;)," calcext:value-type="string">
            <text:p>("output_double_register_20","DOUBLE",1,"d",0,"General purpose double register 20"),</text:p>
          </table:table-cell>
          <table:table-cell table:number-columns-repeated="7"/>
        </table:table-row>
        <table:table-row table:style-name="ro2">
          <table:table-cell table:formula="of:=[.A167]+1" office:value-type="float" office:value="21" calcext:value-type="float">
            <text:p>21</text:p>
          </table:table-cell>
          <table:table-cell table:formula="of:=&quot;output_double_register_&quot;&amp;[.A168]" office:value-type="string" office:string-value="output_double_register_21" calcext:value-type="string">
            <text:p>output_double_register_21</text:p>
          </table:table-cell>
          <table:table-cell office:value-type="string" calcext:value-type="string">
            <text:p>DOUBLE</text:p>
          </table:table-cell>
          <table:table-cell table:formula="of:=VLOOKUP([.C168];[.$J$2:.$N$11];2;FALSE())" office:value-type="float" office:value="1" calcext:value-type="float">
            <text:p>1</text:p>
          </table:table-cell>
          <table:table-cell table:formula="of:=VLOOKUP([.C168];[.$J$2:.$N$11];3;FALSE())" office:value-type="string" office:string-value="d" calcext:value-type="string">
            <text:p>d</text:p>
          </table:table-cell>
          <table:table-cell table:formula="of:=VLOOKUP([.C168];[.$J$2:.$N$11];4;FALSE())" office:value-type="float" office:value="0" calcext:value-type="float">
            <text:p>0</text:p>
          </table:table-cell>
          <table:table-cell table:formula="of:=&quot;General purpose double register &quot; &amp; [.A168]" office:value-type="string" office:string-value="General purpose double register 21" calcext:value-type="string">
            <text:p>General purpose double register 21</text:p>
          </table:table-cell>
          <table:table-cell table:formula="of:=&quot;(&quot;&quot;&quot; &amp; [.B168] &amp; &quot;&quot;&quot;,&quot;&quot;&quot; &amp; [.C168] &amp; &quot;&quot;&quot;,&quot; &amp; [.D168] &amp; &quot;,&quot;&quot;&quot; &amp; [.E168] &amp; &quot;&quot;&quot;,&quot; &amp; [.F168] &amp; &quot;,&quot;&quot;&quot; &amp; [.G168] &amp; &quot;&quot;&quot;),&quot;" office:value-type="string" office:string-value="(&quot;output_double_register_21&quot;,&quot;DOUBLE&quot;,1,&quot;d&quot;,0,&quot;General purpose double register 21&quot;)," calcext:value-type="string">
            <text:p>("output_double_register_21","DOUBLE",1,"d",0,"General purpose double register 21"),</text:p>
          </table:table-cell>
          <table:table-cell table:number-columns-repeated="7"/>
        </table:table-row>
        <table:table-row table:style-name="ro2">
          <table:table-cell table:formula="of:=[.A168]+1" office:value-type="float" office:value="22" calcext:value-type="float">
            <text:p>22</text:p>
          </table:table-cell>
          <table:table-cell table:formula="of:=&quot;output_double_register_&quot;&amp;[.A169]" office:value-type="string" office:string-value="output_double_register_22" calcext:value-type="string">
            <text:p>output_double_register_22</text:p>
          </table:table-cell>
          <table:table-cell office:value-type="string" calcext:value-type="string">
            <text:p>DOUBLE</text:p>
          </table:table-cell>
          <table:table-cell table:formula="of:=VLOOKUP([.C169];[.$J$2:.$N$11];2;FALSE())" office:value-type="float" office:value="1" calcext:value-type="float">
            <text:p>1</text:p>
          </table:table-cell>
          <table:table-cell table:formula="of:=VLOOKUP([.C169];[.$J$2:.$N$11];3;FALSE())" office:value-type="string" office:string-value="d" calcext:value-type="string">
            <text:p>d</text:p>
          </table:table-cell>
          <table:table-cell table:formula="of:=VLOOKUP([.C169];[.$J$2:.$N$11];4;FALSE())" office:value-type="float" office:value="0" calcext:value-type="float">
            <text:p>0</text:p>
          </table:table-cell>
          <table:table-cell table:formula="of:=&quot;General purpose double register &quot; &amp; [.A169]" office:value-type="string" office:string-value="General purpose double register 22" calcext:value-type="string">
            <text:p>General purpose double register 22</text:p>
          </table:table-cell>
          <table:table-cell table:formula="of:=&quot;(&quot;&quot;&quot; &amp; [.B169] &amp; &quot;&quot;&quot;,&quot;&quot;&quot; &amp; [.C169] &amp; &quot;&quot;&quot;,&quot; &amp; [.D169] &amp; &quot;,&quot;&quot;&quot; &amp; [.E169] &amp; &quot;&quot;&quot;,&quot; &amp; [.F169] &amp; &quot;,&quot;&quot;&quot; &amp; [.G169] &amp; &quot;&quot;&quot;),&quot;" office:value-type="string" office:string-value="(&quot;output_double_register_22&quot;,&quot;DOUBLE&quot;,1,&quot;d&quot;,0,&quot;General purpose double register 22&quot;)," calcext:value-type="string">
            <text:p>("output_double_register_22","DOUBLE",1,"d",0,"General purpose double register 22"),</text:p>
          </table:table-cell>
          <table:table-cell table:number-columns-repeated="7"/>
        </table:table-row>
        <table:table-row table:style-name="ro2">
          <table:table-cell table:formula="of:=[.A169]+1" office:value-type="float" office:value="23" calcext:value-type="float">
            <text:p>23</text:p>
          </table:table-cell>
          <table:table-cell table:formula="of:=&quot;output_double_register_&quot;&amp;[.A170]" office:value-type="string" office:string-value="output_double_register_23" calcext:value-type="string">
            <text:p>output_double_register_23</text:p>
          </table:table-cell>
          <table:table-cell office:value-type="string" calcext:value-type="string">
            <text:p>DOUBLE</text:p>
          </table:table-cell>
          <table:table-cell table:formula="of:=VLOOKUP([.C170];[.$J$2:.$N$11];2;FALSE())" office:value-type="float" office:value="1" calcext:value-type="float">
            <text:p>1</text:p>
          </table:table-cell>
          <table:table-cell table:formula="of:=VLOOKUP([.C170];[.$J$2:.$N$11];3;FALSE())" office:value-type="string" office:string-value="d" calcext:value-type="string">
            <text:p>d</text:p>
          </table:table-cell>
          <table:table-cell table:formula="of:=VLOOKUP([.C170];[.$J$2:.$N$11];4;FALSE())" office:value-type="float" office:value="0" calcext:value-type="float">
            <text:p>0</text:p>
          </table:table-cell>
          <table:table-cell table:formula="of:=&quot;General purpose double register &quot; &amp; [.A170]" office:value-type="string" office:string-value="General purpose double register 23" calcext:value-type="string">
            <text:p>General purpose double register 23</text:p>
          </table:table-cell>
          <table:table-cell table:formula="of:=&quot;(&quot;&quot;&quot; &amp; [.B170] &amp; &quot;&quot;&quot;,&quot;&quot;&quot; &amp; [.C170] &amp; &quot;&quot;&quot;,&quot; &amp; [.D170] &amp; &quot;,&quot;&quot;&quot; &amp; [.E170] &amp; &quot;&quot;&quot;,&quot; &amp; [.F170] &amp; &quot;,&quot;&quot;&quot; &amp; [.G170] &amp; &quot;&quot;&quot;),&quot;" office:value-type="string" office:string-value="(&quot;output_double_register_23&quot;,&quot;DOUBLE&quot;,1,&quot;d&quot;,0,&quot;General purpose double register 23&quot;)," calcext:value-type="string">
            <text:p>("output_double_register_23","DOUBLE",1,"d",0,"General purpose double register 23"),</text:p>
          </table:table-cell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ce1"/>
          <table:table-cell/>
          <table:table-cell table:style-name="ce1"/>
          <table:table-cell table:number-columns-repeated="9"/>
        </table:table-row>
        <table:table-row table:style-name="ro2">
          <table:table-cell table:number-columns-repeated="3"/>
          <table:table-cell table:style-name="ce1"/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09:53:31.342580249</meta:creation-date>
    <dc:date>2017-11-29T14:32:57.104050392</dc:date>
    <meta:editing-duration>PT16M31S</meta:editing-duration>
    <meta:editing-cycles>4</meta:editing-cycles>
    <meta:generator>LibreOffice/5.1.6.2$Linux_X86_64 LibreOffice_project/10m0$Build-2</meta:generator>
    <meta:document-statistic meta:table-count="1" meta:cell-count="1317" meta:object-count="0"/>
  </office:meta>
</office:document-meta>
</file>